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3" style:family="table">
      <style:table-properties style:width="26.035cm" table:align="margins" style:writing-mode="lr-tb"/>
    </style:style>
    <style:style style:name="Tabela13.A" style:family="table-column">
      <style:table-column-properties style:column-width="26.035cm" style:rel-column-width="65535*"/>
    </style:style>
    <style:style style:name="Tabela13.A1" style:family="table-cell">
      <style:table-cell-properties fo:padding="0.097cm" fo:border="0.5pt solid #000000"/>
    </style:style>
    <style:style style:name="Tabela12" style:family="table">
      <style:table-properties style:width="26.035cm" table:align="margins" style:writing-mode="lr-tb"/>
    </style:style>
    <style:style style:name="Tabela12.A" style:family="table-column">
      <style:table-column-properties style:column-width="4.304cm" style:rel-column-width="10833*"/>
    </style:style>
    <style:style style:name="Tabela12.B" style:family="table-column">
      <style:table-column-properties style:column-width="8.008cm" style:rel-column-width="20157*"/>
    </style:style>
    <style:style style:name="Tabela12.C" style:family="table-column">
      <style:table-column-properties style:column-width="5.997cm" style:rel-column-width="15096*"/>
    </style:style>
    <style:style style:name="Tabela12.D" style:family="table-column">
      <style:table-column-properties style:column-width="2.699cm" style:rel-column-width="6793*"/>
    </style:style>
    <style:style style:name="Tabela12.E" style:family="table-column">
      <style:table-column-properties style:column-width="5.027cm" style:rel-column-width="12656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E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2.60" style:family="table-row">
      <style:table-row-properties style:min-row-height="0.557cm"/>
    </style:style>
    <style:style style:name="Tabela12.64" style:family="table-row">
      <style:table-row-properties style:min-row-height="0.455cm"/>
    </style:style>
    <style:style style:name="Tabela12.81" style:family="table-row">
      <style:table-row-properties style:min-row-height="1.111cm"/>
    </style:style>
    <style:style style:name="P1" style:family="paragraph" style:parent-style-name="Text_20_body" style:master-page-name="Standard">
      <style:paragraph-properties fo:margin-left="0.185cm" fo:margin-right="0cm" fo:margin-top="0.125cm" fo:margin-bottom="0cm" style:contextual-spacing="false" fo:text-align="center" style:justify-single-word="false" style:page-number="auto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.185cm" fo:margin-right="0cm" fo:margin-top="0.125cm" fo:margin-bottom="0cm" style:contextual-spacing="false" fo:text-align="center" style:justify-single-word="false"/>
      <style:text-properties style:font-name="Times New Roman" fo:font-size="10pt" fo:letter-spacing="-0.004cm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officeooo:rsid="000b51fc" officeooo:paragraph-rsid="000b51fc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0b51fc" officeooo:paragraph-rsid="000b51fc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09f90f" officeooo:paragraph-rsid="0009f90f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imes New Roman" fo:font-size="10pt" officeooo:rsid="0009f90f" officeooo:paragraph-rsid="0009f90f" style:font-size-asian="10pt" style:font-size-complex="10pt"/>
    </style:style>
    <style:style style:name="P7" style:family="paragraph" style:parent-style-name="Table_20_Paragraph">
      <style:paragraph-properties fo:margin-top="0.002cm" fo:margin-bottom="0cm" style:contextual-spacing="false"/>
      <style:text-properties style:font-name="Times New Roman" fo:font-size="10pt" fo:letter-spacing="-0.007cm" officeooo:paragraph-rsid="000b51fc" style:font-name-asian="Times New Roman1" style:font-size-asian="10pt" style:font-name-complex="Times New Roman1" style:font-size-complex="10pt"/>
    </style:style>
    <style:style style:name="P8" style:family="paragraph" style:parent-style-name="Table_20_Contents">
      <style:text-properties style:font-name="Times New Roman" fo:font-size="10pt" officeooo:rsid="000b51fc" officeooo:paragraph-rsid="000b51fc" style:font-size-asian="10pt" style:font-size-complex="10pt"/>
    </style:style>
    <style:style style:name="P9" style:family="paragraph" style:parent-style-name="Table_20_Paragraph">
      <style:paragraph-properties fo:margin-left="0.109cm" fo:margin-right="0cm" fo:margin-top="0.002cm" fo:margin-bottom="0cm" style:contextual-spacing="false" fo:line-height="0.485cm"/>
      <style:text-properties style:font-name="Times New Roman" fo:font-size="10pt" officeooo:paragraph-rsid="000b51fc" style:font-size-asian="10pt" style:font-size-complex="10pt"/>
    </style:style>
    <style:style style:name="P10" style:family="paragraph" style:parent-style-name="Table_20_Paragraph">
      <style:text-properties style:font-name="Times New Roman" fo:font-size="10pt" officeooo:paragraph-rsid="000b51fc" style:font-size-asian="10pt" style:font-size-complex="10pt"/>
    </style:style>
    <style:style style:name="P11" style:family="paragraph" style:parent-style-name="Table_20_Paragraph">
      <style:paragraph-properties fo:margin-top="0.002cm" fo:margin-bottom="0cm" style:contextual-spacing="false"/>
      <style:text-properties style:font-name="Times New Roman" fo:font-size="10pt" officeooo:rsid="000b51fc" officeooo:paragraph-rsid="000b51fc" style:font-size-asian="10pt" style:font-size-complex="10pt"/>
    </style:style>
    <style:style style:name="P12" style:family="paragraph" style:parent-style-name="Standard">
      <style:paragraph-properties fo:margin-left="0.109cm" fo:margin-right="0cm" fo:margin-top="0.002cm" fo:margin-bottom="0cm" style:contextual-spacing="false"/>
      <style:text-properties fo:font-variant="normal" fo:text-transform="none" fo:color="#000000" loext:opacity="100%" style:font-name="Times New Roman" fo:font-size="10pt" fo:language="pl" fo:country="PL" fo:font-style="normal" fo:font-weight="normal" officeooo:paragraph-rsid="000b51fc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3" style:family="paragraph" style:parent-style-name="Table_20_Contents">
      <style:text-properties style:font-name="Times New Roman" fo:font-size="10pt" officeooo:rsid="0009f90f" officeooo:paragraph-rsid="000b51fc" style:font-size-asian="10pt" style:font-size-complex="10pt"/>
    </style:style>
    <style:style style:name="P14" style:family="paragraph" style:parent-style-name="Table_20_Paragraph">
      <style:paragraph-properties fo:margin-left="0.109cm" fo:margin-right="0cm" fo:margin-top="0.002cm" fo:margin-bottom="0cm" style:contextual-spacing="false" fo:line-height="0.485cm"/>
      <style:text-properties fo:font-variant="normal" fo:text-transform="none" fo:color="#000000" loext:opacity="100%" style:font-name="Times New Roman" fo:font-size="10pt" fo:letter-spacing="normal" fo:font-style="normal" fo:font-weight="normal" officeooo:paragraph-rsid="000c082d" style:font-size-asian="10pt" style:font-size-complex="10pt"/>
    </style:style>
    <style:style style:name="P15" style:family="paragraph" style:parent-style-name="Table_20_Paragraph">
      <style:paragraph-properties fo:margin-left="0.109cm" fo:margin-right="0cm" fo:margin-top="0.002cm" fo:margin-bottom="0cm" style:contextual-spacing="false" fo:line-height="0.485cm"/>
      <style:text-properties fo:font-variant="normal" fo:text-transform="none" fo:color="#000000" loext:opacity="100%" style:font-name="Times New Roman" fo:font-size="10pt" fo:letter-spacing="normal" fo:font-style="normal" fo:font-weight="normal" officeooo:rsid="000c082d" officeooo:paragraph-rsid="000c082d" style:font-size-asian="10pt" style:font-size-complex="10pt"/>
    </style:style>
    <style:style style:name="P16" style:family="paragraph" style:parent-style-name="Table_20_Paragraph">
      <style:text-properties style:font-name="Times New Roman" fo:font-size="10pt" officeooo:rsid="000c082d" officeooo:paragraph-rsid="000c082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0c082d" officeooo:paragraph-rsid="000c082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Times New Roman" fo:font-size="10pt" officeooo:rsid="0009f90f" officeooo:paragraph-rsid="000c082d" style:font-size-asian="10pt" style:font-size-complex="10pt"/>
    </style:style>
    <style:style style:name="P19" style:family="paragraph" style:parent-style-name="Table_20_Paragraph">
      <style:paragraph-properties fo:margin-top="0.002cm" fo:margin-bottom="0cm" style:contextual-spacing="false"/>
      <style:text-properties style:font-name="Times New Roman" fo:font-size="10pt" officeooo:rsid="000c082d" officeooo:paragraph-rsid="000c082d" style:font-size-asian="10pt" style:font-size-complex="10pt"/>
    </style:style>
    <style:style style:name="P20" style:family="paragraph" style:parent-style-name="Table_20_Contents">
      <style:text-properties style:font-name="Times New Roman" fo:font-size="10pt" officeooo:rsid="000c082d" officeooo:paragraph-rsid="000c082d" style:font-size-asian="10pt" style:font-size-complex="10pt"/>
    </style:style>
    <style:style style:name="P21" style:family="paragraph" style:parent-style-name="Table_20_Contents">
      <style:text-properties style:font-name="Times New Roman" fo:font-size="10pt" officeooo:rsid="000b51fc" officeooo:paragraph-rsid="000c082d" style:font-size-asian="10pt" style:font-size-complex="10pt"/>
    </style:style>
    <style:style style:name="P22" style:family="paragraph" style:parent-style-name="Table_20_Paragraph">
      <style:paragraph-properties fo:margin-left="0.109cm" fo:margin-right="0cm" fo:margin-top="0.002cm" fo:margin-bottom="0cm" style:contextual-spacing="false" fo:line-height="0.485cm"/>
      <style:text-properties style:font-name="Times New Roman" fo:font-size="10pt" officeooo:paragraph-rsid="000c082d" style:font-size-asian="10pt" style:font-size-complex="10pt"/>
    </style:style>
    <style:style style:name="P23" style:family="paragraph" style:parent-style-name="Table_20_Paragraph">
      <style:text-properties style:font-name="Times New Roman" fo:font-size="10pt" officeooo:paragraph-rsid="000c082d" style:font-size-asian="10pt" style:font-size-complex="10pt"/>
    </style:style>
    <style:style style:name="P24" style:family="paragraph" style:parent-style-name="Table_20_Paragraph">
      <style:paragraph-properties fo:margin-top="0.002cm" fo:margin-bottom="0cm" style:contextual-spacing="false"/>
      <style:text-properties style:font-name="Times New Roman" fo:font-size="10pt" officeooo:rsid="000b51fc" officeooo:paragraph-rsid="000c082d" style:font-size-asian="10pt" style:font-size-complex="10pt"/>
    </style:style>
    <style:style style:name="P25" style:family="paragraph" style:parent-style-name="Table_20_Paragraph">
      <style:text-properties style:font-name="Times New Roman" fo:font-size="10pt" officeooo:rsid="000dfe31" officeooo:paragraph-rsid="000dfe31" style:font-size-asian="10pt" style:font-size-complex="10pt"/>
    </style:style>
    <style:style style:name="P26" style:family="paragraph" style:parent-style-name="Table_20_Contents">
      <style:text-properties style:font-name="Times New Roman" fo:font-size="10pt" officeooo:rsid="000dfe31" officeooo:paragraph-rsid="000dfe31" style:font-size-asian="10pt" style:font-size-complex="10pt"/>
    </style:style>
    <style:style style:name="P27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paragraph-rsid="000dfe31" style:font-size-asian="10pt" style:font-size-complex="10pt"/>
    </style:style>
    <style:style style:name="P28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fo:letter-spacing="-0.004cm" officeooo:paragraph-rsid="000dfe31" style:font-name-asian="Times New Roman1" style:font-size-asian="10pt" style:font-name-complex="Times New Roman1" style:font-size-complex="10pt"/>
    </style:style>
    <style:style style:name="P29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fo:color="#000000" loext:opacity="100%" style:text-line-through-style="none" style:text-line-through-type="none" style:font-name="Times New Roman" fo:font-size="10pt" fo:language="pl" fo:country="PL" fo:font-style="normal" style:text-underline-style="none" fo:font-weight="normal" officeooo:paragraph-rsid="000dfe31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0" style:family="paragraph" style:parent-style-name="Table_20_Contents">
      <style:text-properties style:font-name="Times New Roman" fo:font-size="10pt" officeooo:rsid="000b51fc" officeooo:paragraph-rsid="000dfe31" style:font-size-asian="10pt" style:font-size-complex="10pt"/>
    </style:style>
    <style:style style:name="P31" style:family="paragraph" style:parent-style-name="Table_20_Paragraph">
      <style:text-properties style:font-name="Times New Roman" fo:font-size="10pt" officeooo:rsid="000ff24a" officeooo:paragraph-rsid="000ff24a" style:font-size-asian="10pt" style:font-size-complex="10pt"/>
    </style:style>
    <style:style style:name="P32" style:family="paragraph" style:parent-style-name="Table_20_Contents">
      <style:text-properties style:font-name="Times New Roman" fo:font-size="10pt" officeooo:rsid="000ff24a" officeooo:paragraph-rsid="000ff24a" style:font-size-asian="10pt" style:font-size-complex="10pt"/>
    </style:style>
    <style:style style:name="P33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fo:color="#000000" loext:opacity="100%" style:text-line-through-style="none" style:text-line-through-type="none" style:font-name="Times New Roman" fo:font-size="10pt" fo:language="pl" fo:country="PL" fo:font-style="normal" style:text-underline-style="none" fo:font-weight="normal" officeooo:paragraph-rsid="000ff24a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4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fo:color="#000000" loext:opacity="100%" style:text-line-through-style="none" style:text-line-through-type="none" style:font-name="Times New Roman" fo:font-size="10pt" fo:language="pl" fo:country="PL" fo:font-style="normal" style:text-underline-style="none" fo:font-weight="normal" officeooo:paragraph-rsid="00122a61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35" style:family="paragraph" style:parent-style-name="Table_20_Paragraph">
      <style:paragraph-properties fo:text-align="start" style:justify-single-word="false"/>
      <style:text-properties style:font-name="Times New Roman" fo:font-size="10pt" officeooo:rsid="000ff24a" officeooo:paragraph-rsid="000ff24a" style:font-size-asian="10pt" style:font-size-complex="10pt"/>
    </style:style>
    <style:style style:name="P36" style:family="paragraph" style:parent-style-name="Table_20_Paragraph">
      <style:text-properties style:font-name="Times New Roman" fo:font-size="10pt" fo:letter-spacing="-0.007cm" officeooo:rsid="000ff24a" officeooo:paragraph-rsid="000ff24a" style:font-name-asian="Times New Roman1" style:font-size-asian="10pt" style:font-name-complex="Times New Roman1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19a16" officeooo:paragraph-rsid="00119a16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Times New Roman" fo:font-size="10pt" officeooo:rsid="000c082d" officeooo:paragraph-rsid="00119a16" style:font-size-asian="10pt" style:font-size-complex="10pt"/>
    </style:style>
    <style:style style:name="P39" style:family="paragraph" style:parent-style-name="Table_20_Paragraph">
      <style:paragraph-properties fo:margin-left="0.109cm" fo:margin-right="0cm" fo:margin-top="0.002cm" fo:margin-bottom="0cm" style:contextual-spacing="false" fo:line-height="0.485cm"/>
      <style:text-properties fo:font-variant="normal" fo:text-transform="none" fo:color="#000000" loext:opacity="100%" style:font-name="Times New Roman" fo:font-size="10pt" fo:letter-spacing="normal" fo:font-style="normal" fo:font-weight="normal" officeooo:paragraph-rsid="00119a16" style:font-size-asian="10pt" style:font-size-complex="10pt"/>
    </style:style>
    <style:style style:name="P40" style:family="paragraph" style:parent-style-name="Table_20_Paragraph">
      <style:text-properties style:font-name="Times New Roman" fo:font-size="10pt" officeooo:rsid="000dfe31" officeooo:paragraph-rsid="00119a16" style:font-size-asian="10pt" style:font-size-complex="10pt"/>
    </style:style>
    <style:style style:name="P41" style:family="paragraph" style:parent-style-name="Table_20_Contents">
      <style:text-properties style:font-name="Times New Roman" fo:font-size="10pt" officeooo:rsid="00119a16" officeooo:paragraph-rsid="00119a16" style:font-size-asian="10pt" style:font-size-complex="10pt"/>
    </style:style>
    <style:style style:name="P42" style:family="paragraph" style:parent-style-name="Table_20_Contents">
      <style:text-properties style:font-name="Times New Roman" fo:font-size="10pt" officeooo:rsid="000dfe31" officeooo:paragraph-rsid="00119a16" style:font-size-asian="10pt" style:font-size-complex="10pt"/>
    </style:style>
    <style:style style:name="P43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paragraph-rsid="00119a16" style:font-size-asian="10pt" style:font-size-complex="10pt"/>
    </style:style>
    <style:style style:name="P44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fo:letter-spacing="-0.004cm" officeooo:paragraph-rsid="00119a16" style:font-name-asian="Times New Roman1" style:font-size-asian="10pt" style:font-name-complex="Times New Roman1" style:font-size-complex="10pt"/>
    </style:style>
    <style:style style:name="P45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rsid="00119a16" officeooo:paragraph-rsid="00119a16" style:font-size-asian="10pt" style:font-size-complex="10pt"/>
    </style:style>
    <style:style style:name="P46" style:family="paragraph" style:parent-style-name="Standard">
      <style:text-properties style:font-name="Times New Roman" fo:font-size="10pt" officeooo:rsid="000dfe31" officeooo:paragraph-rsid="00119a16" style:font-size-asian="10pt" style:font-size-complex="10pt"/>
    </style:style>
    <style:style style:name="P47" style:family="paragraph" style:parent-style-name="Table_20_Paragraph">
      <style:text-properties style:font-name="Times New Roman" fo:font-size="10pt" officeooo:rsid="00119a16" officeooo:paragraph-rsid="00119a16" style:font-size-asian="10pt" style:font-size-complex="10pt"/>
    </style:style>
    <style:style style:name="P48" style:family="paragraph" style:parent-style-name="Standard">
      <style:text-properties style:font-name="Times New Roman" fo:font-size="10pt" officeooo:rsid="00119a16" officeooo:paragraph-rsid="00119a16" style:font-size-asian="10pt" style:font-size-complex="10pt"/>
    </style:style>
    <style:style style:name="P49" style:family="paragraph" style:parent-style-name="Table_20_Paragraph">
      <style:text-properties style:font-name="Times New Roman" fo:font-size="10pt" officeooo:rsid="000ff24a" officeooo:paragraph-rsid="00119a16" style:font-size-asian="10pt" style:font-size-complex="10pt"/>
    </style:style>
    <style:style style:name="P50" style:family="paragraph" style:parent-style-name="Table_20_Paragraph">
      <style:paragraph-properties fo:margin-top="0.002cm" fo:margin-bottom="0cm" style:contextual-spacing="false"/>
      <style:text-properties style:font-name="Times New Roman" fo:font-size="10pt" fo:letter-spacing="-0.004cm" style:font-name-asian="Times New Roman1" style:font-size-asian="10pt" style:font-name-complex="Times New Roman1" style:font-size-complex="10pt"/>
    </style:style>
    <style:style style:name="P51" style:family="paragraph" style:parent-style-name="Table_20_Paragraph">
      <style:paragraph-properties fo:margin-left="0.099cm" fo:margin-right="0cm"/>
      <style:text-properties style:font-name="Times New Roman" fo:font-size="10pt" officeooo:paragraph-rsid="00119a16" style:font-size-asian="10pt" style:font-size-complex="10pt"/>
    </style:style>
    <style:style style:name="P52" style:family="paragraph" style:parent-style-name="Table_20_Paragraph">
      <style:paragraph-properties fo:margin-top="0.002cm" fo:margin-bottom="0cm" style:contextual-spacing="false"/>
      <style:text-properties style:font-name="Times New Roman" fo:font-size="10pt" style:font-size-asian="10pt" style:font-size-complex="10pt"/>
    </style:style>
    <style:style style:name="P53" style:family="paragraph" style:parent-style-name="Table_20_Paragraph">
      <style:paragraph-properties fo:margin-left="0.099cm" fo:margin-right="0cm"/>
      <style:text-properties style:font-name="Times New Roman" fo:font-size="10pt" officeooo:rsid="00119a16" officeooo:paragraph-rsid="00119a16" style:font-size-asian="10pt" style:font-size-complex="10pt"/>
    </style:style>
    <style:style style:name="P54" style:family="paragraph" style:parent-style-name="Table_20_Paragraph">
      <style:paragraph-properties fo:margin-top="0.002cm" fo:margin-bottom="0cm" style:contextual-spacing="false"/>
      <style:text-properties style:font-name="Times New Roman" fo:font-size="10pt" officeooo:rsid="00119a16" officeooo:paragraph-rsid="00119a16" style:font-size-asian="10pt" style:font-size-complex="10pt"/>
    </style:style>
    <style:style style:name="P55" style:family="paragraph" style:parent-style-name="Table_20_Contents">
      <style:text-properties style:font-name="Times New Roman" fo:font-size="10pt" officeooo:rsid="00122a61" officeooo:paragraph-rsid="00122a61" style:font-size-asian="10pt" style:font-size-complex="10pt"/>
    </style:style>
    <style:style style:name="P56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paragraph-rsid="00122a61" style:font-size-asian="10pt" style:font-size-complex="10pt"/>
    </style:style>
    <style:style style:name="P57" style:family="paragraph" style:parent-style-name="Table_20_Paragraph">
      <style:text-properties style:font-name="Times New Roman" fo:font-size="10pt" officeooo:rsid="000ff24a" officeooo:paragraph-rsid="00122a61" style:font-size-asian="10pt" style:font-size-complex="10pt"/>
    </style:style>
    <style:style style:name="P58" style:family="paragraph" style:parent-style-name="Table_20_Paragraph">
      <style:text-properties style:font-name="Times New Roman" fo:font-size="10pt" officeooo:rsid="00122a61" officeooo:paragraph-rsid="00122a61" style:font-size-asian="10pt" style:font-size-complex="10pt"/>
    </style:style>
    <style:style style:name="P59" style:family="paragraph" style:parent-style-name="Table_20_Paragraph">
      <style:paragraph-properties fo:margin-top="0.002cm" fo:margin-bottom="0cm" style:contextual-spacing="false"/>
      <style:text-properties style:font-name="Times New Roman" fo:font-size="10pt" officeooo:rsid="00122a61" officeooo:paragraph-rsid="00122a61" style:font-size-asian="10pt" style:font-size-complex="10pt"/>
    </style:style>
    <style:style style:name="P60" style:family="paragraph" style:parent-style-name="Table_20_Paragraph">
      <style:paragraph-properties fo:margin-left="0.108cm" fo:margin-right="0.603cm" fo:line-height="96%"/>
      <style:text-properties style:font-name="Times New Roman" fo:font-size="10pt" fo:letter-spacing="-0.007cm" officeooo:paragraph-rsid="00122a61" style:font-name-asian="Times New Roman1" style:font-size-asian="10pt" style:font-name-complex="Times New Roman1" style:font-size-complex="10pt"/>
    </style:style>
    <style:style style:name="P61" style:family="paragraph" style:parent-style-name="Table_20_Paragraph">
      <style:paragraph-properties fo:text-align="start" style:justify-single-word="false"/>
      <style:text-properties style:font-name="Times New Roman" fo:font-size="10pt" officeooo:rsid="000ff24a" officeooo:paragraph-rsid="00122a61" style:font-size-asian="10pt" style:font-size-complex="10pt"/>
    </style:style>
    <style:style style:name="P62" style:family="paragraph" style:parent-style-name="Standard">
      <style:text-properties style:font-name="Times New Roman" fo:font-size="10pt" officeooo:paragraph-rsid="00122a61" style:font-size-asian="10pt" style:font-size-complex="10pt"/>
    </style:style>
    <style:style style:name="P63" style:family="paragraph" style:parent-style-name="Standard">
      <style:text-properties style:font-name="Times New Roman" fo:font-size="10pt" officeooo:rsid="00122a61" officeooo:paragraph-rsid="00122a61" style:font-size-asian="10pt" style:font-size-complex="10pt"/>
    </style:style>
    <style:style style:name="P64" style:family="paragraph" style:parent-style-name="Table_20_Paragraph">
      <style:text-properties style:font-name="Times New Roman" fo:font-size="10pt" officeooo:rsid="00119a16" officeooo:paragraph-rsid="00122a61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0pt" officeooo:rsid="00122a61" officeooo:paragraph-rsid="00122a61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22a61" officeooo:paragraph-rsid="00122a61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Times New Roman" fo:font-size="10pt" officeooo:rsid="000c082d" officeooo:paragraph-rsid="00122a61" style:font-size-asian="10pt" style:font-size-complex="10pt"/>
    </style:style>
    <style:style style:name="P68" style:family="paragraph" style:parent-style-name="Table_20_Paragraph">
      <style:paragraph-properties fo:margin-left="0.109cm" fo:margin-right="0cm" fo:margin-top="0.002cm" fo:margin-bottom="0cm" style:contextual-spacing="false" fo:line-height="0.485cm"/>
      <style:text-properties fo:font-variant="normal" fo:text-transform="none" fo:color="#000000" loext:opacity="100%" style:font-name="Times New Roman" fo:font-size="10pt" fo:letter-spacing="normal" fo:font-style="normal" fo:font-weight="normal" officeooo:paragraph-rsid="00122a61" style:font-size-asian="10pt" style:font-size-complex="10pt"/>
    </style:style>
    <style:style style:name="P69" style:family="paragraph" style:parent-style-name="Table_20_Paragraph">
      <style:text-properties style:font-name="Times New Roman" fo:font-size="10pt" officeooo:rsid="000dfe31" officeooo:paragraph-rsid="00122a61" style:font-size-asian="10pt" style:font-size-complex="10pt"/>
    </style:style>
    <style:style style:name="P70" style:family="paragraph" style:parent-style-name="Table_20_Contents">
      <style:text-properties style:font-name="Times New Roman" fo:font-size="10pt" officeooo:rsid="000dfe31" officeooo:paragraph-rsid="00122a61" style:font-size-asian="10pt" style:font-size-complex="10pt"/>
    </style:style>
    <style:style style:name="P71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fo:letter-spacing="-0.004cm" officeooo:paragraph-rsid="00122a61" style:font-name-asian="Times New Roman1" style:font-size-asian="10pt" style:font-name-complex="Times New Roman1" style:font-size-complex="10pt"/>
    </style:style>
    <style:style style:name="P72" style:family="paragraph" style:parent-style-name="Table_20_Contents">
      <style:text-properties style:font-name="Times New Roman" fo:font-size="10pt" officeooo:rsid="00119a16" officeooo:paragraph-rsid="001331ca" style:font-size-asian="10pt" style:font-size-complex="10pt"/>
    </style:style>
    <style:style style:name="P73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rsid="001331ca" officeooo:paragraph-rsid="001331ca" style:font-size-asian="10pt" style:font-size-complex="10pt"/>
    </style:style>
    <style:style style:name="P74" style:family="paragraph" style:parent-style-name="Standard">
      <style:text-properties style:font-name="Times New Roman" fo:font-size="10pt" officeooo:rsid="001331ca" officeooo:paragraph-rsid="001331ca" style:font-size-asian="10pt" style:font-size-complex="10pt"/>
    </style:style>
    <style:style style:name="P75" style:family="paragraph" style:parent-style-name="Table_20_Paragraph">
      <style:text-properties style:font-name="Times New Roman" fo:font-size="10pt" officeooo:rsid="000dfe31" officeooo:paragraph-rsid="001331ca" style:font-size-asian="10pt" style:font-size-complex="10pt"/>
    </style:style>
    <style:style style:name="P76" style:family="paragraph" style:parent-style-name="Standard">
      <style:paragraph-properties fo:margin-top="0.002cm" fo:margin-bottom="0cm" style:contextual-spacing="false"/>
      <style:text-properties style:font-name="Times New Roman" fo:font-size="10pt" officeooo:rsid="00122a61" officeooo:paragraph-rsid="00122a61" style:font-size-asian="10pt" style:font-size-complex="10pt"/>
    </style:style>
    <style:style style:name="P77" style:family="paragraph" style:parent-style-name="Standard">
      <style:paragraph-properties fo:margin-top="0.002cm" fo:margin-bottom="0cm" style:contextual-spacing="false"/>
      <style:text-properties style:font-name="Times New Roman" fo:font-size="10pt" officeooo:paragraph-rsid="001331ca" style:font-size-asian="10pt" style:font-size-complex="10pt"/>
    </style:style>
    <style:style style:name="P78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paragraph-rsid="001331ca" style:font-size-asian="10pt" style:font-size-complex="10pt"/>
    </style:style>
    <style:style style:name="P79" style:family="paragraph" style:parent-style-name="Table_20_Paragraph">
      <style:text-properties style:font-name="Times New Roman" fo:font-size="10pt" officeooo:rsid="001331ca" officeooo:paragraph-rsid="001331ca" style:font-size-asian="10pt" style:font-size-complex="10pt"/>
    </style:style>
    <style:style style:name="P80" style:family="paragraph" style:parent-style-name="Table_20_Contents">
      <style:text-properties style:font-name="Times New Roman" fo:font-size="10pt" officeooo:rsid="001331ca" officeooo:paragraph-rsid="001331ca" style:font-size-asian="10pt" style:font-size-complex="10pt"/>
    </style:style>
    <style:style style:name="P81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rsid="00119a16" officeooo:paragraph-rsid="001331ca" style:font-size-asian="10pt" style:font-size-complex="10pt"/>
    </style:style>
    <style:style style:name="P82" style:family="paragraph" style:parent-style-name="Table_20_Paragraph">
      <style:paragraph-properties fo:margin-left="0.099cm" fo:margin-right="0cm"/>
      <style:text-properties style:font-name="Times New Roman" fo:font-size="10pt" officeooo:rsid="00119a16" officeooo:paragraph-rsid="001331ca" style:font-size-asian="10pt" style:font-size-complex="10pt"/>
    </style:style>
    <style:style style:name="P83" style:family="paragraph" style:parent-style-name="Table_20_Paragraph">
      <style:text-properties style:font-name="Times New Roman" fo:font-size="10pt" officeooo:rsid="00119a16" officeooo:paragraph-rsid="001331ca" style:font-size-asian="10pt" style:font-size-complex="10pt"/>
    </style:style>
    <style:style style:name="P84" style:family="paragraph" style:parent-style-name="Standard">
      <style:paragraph-properties fo:margin-top="0.002cm" fo:margin-bottom="0cm" style:contextual-spacing="false"/>
      <style:text-properties style:font-name="Times New Roman" fo:font-size="10pt" officeooo:rsid="001331ca" officeooo:paragraph-rsid="001331ca" style:font-size-asian="10pt" style:font-size-complex="10pt"/>
    </style:style>
    <style:style style:name="P85" style:family="paragraph" style:parent-style-name="Table_20_Paragraph">
      <style:paragraph-properties fo:margin-left="0.108cm" fo:margin-right="0.603cm" fo:line-height="96%"/>
      <style:text-properties style:font-name="Times New Roman" fo:font-size="10pt" fo:letter-spacing="-0.007cm" officeooo:paragraph-rsid="001331ca" style:font-name-asian="Times New Roman1" style:font-size-asian="10pt" style:font-name-complex="Times New Roman1" style:font-size-complex="10pt"/>
    </style:style>
    <style:style style:name="P86" style:family="paragraph" style:parent-style-name="Table_20_Contents">
      <style:text-properties style:font-name="Times New Roman" fo:font-size="10pt" officeooo:rsid="00122a61" officeooo:paragraph-rsid="001331ca" style:font-size-asian="10pt" style:font-size-complex="10pt"/>
    </style:style>
    <style:style style:name="P87" style:family="paragraph" style:parent-style-name="Table_20_Paragraph">
      <style:text-properties officeooo:paragraph-rsid="001331ca"/>
    </style:style>
    <style:style style:name="P88" style:family="paragraph" style:parent-style-name="Table_20_Paragraph">
      <style:paragraph-properties fo:margin-left="0.108cm" fo:margin-right="0.603cm" fo:line-height="96%"/>
      <style:text-properties style:font-name="Times New Roman" fo:font-size="10pt" officeooo:paragraph-rsid="001331ca" style:font-size-asian="10pt" style:font-size-complex="10pt"/>
    </style:style>
    <style:style style:name="P89" style:family="paragraph" style:parent-style-name="Standard">
      <style:text-properties style:font-name="Times New Roman" fo:font-size="10pt" officeooo:paragraph-rsid="00152b08" style:font-size-asian="10pt" style:font-size-complex="10pt"/>
    </style:style>
    <style:style style:name="P90" style:family="paragraph" style:parent-style-name="Standard">
      <style:text-properties style:font-name="Times New Roman" fo:font-size="10pt" officeooo:rsid="00122a61" officeooo:paragraph-rsid="00152b08" style:font-size-asian="10pt" style:font-size-complex="10pt"/>
    </style:style>
    <style:style style:name="P91" style:family="paragraph" style:parent-style-name="Table_20_Paragraph">
      <style:text-properties style:font-name="Times New Roman" fo:font-size="10pt" officeooo:rsid="00119a16" officeooo:paragraph-rsid="00152b08" style:font-size-asian="10pt" style:font-size-complex="10pt"/>
    </style:style>
    <style:style style:name="P92" style:family="paragraph" style:parent-style-name="Standard">
      <style:paragraph-properties fo:margin-top="0.002cm" fo:margin-bottom="0cm" style:contextual-spacing="false"/>
      <style:text-properties style:font-name="Times New Roman" fo:font-size="10pt" officeooo:rsid="00152b08" officeooo:paragraph-rsid="00152b08" style:font-size-asian="10pt" style:font-size-complex="10pt"/>
    </style:style>
    <style:style style:name="P93" style:family="paragraph" style:parent-style-name="Table_20_Contents">
      <style:text-properties style:font-name="Times New Roman" fo:font-size="10pt" officeooo:rsid="00119a16" officeooo:paragraph-rsid="00152b08" style:font-size-asian="10pt" style:font-size-complex="10pt"/>
    </style:style>
    <style:style style:name="P94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rsid="00119a16" officeooo:paragraph-rsid="00152b08" style:font-size-asian="10pt" style:font-size-complex="10pt"/>
    </style:style>
    <style:style style:name="P95" style:family="paragraph" style:parent-style-name="Standard">
      <style:text-properties style:font-name="Times New Roman" fo:font-size="10pt" officeooo:rsid="00152b08" officeooo:paragraph-rsid="00152b08" style:font-size-asian="10pt" style:font-size-complex="10pt"/>
    </style:style>
    <style:style style:name="P96" style:family="paragraph" style:parent-style-name="Table_20_Contents">
      <style:text-properties style:font-name="Times New Roman" fo:font-size="10pt" officeooo:rsid="00122a61" officeooo:paragraph-rsid="00152b08" style:font-size-asian="10pt" style:font-size-complex="10pt"/>
    </style:style>
    <style:style style:name="P97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fo:color="#000000" loext:opacity="100%" style:text-line-through-style="none" style:text-line-through-type="none" style:font-name="Times New Roman" fo:font-size="10pt" fo:language="pl" fo:country="PL" fo:font-style="normal" style:text-underline-style="none" fo:font-weight="normal" officeooo:paragraph-rsid="00152b08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98" style:family="paragraph" style:parent-style-name="Table_20_Paragraph">
      <style:paragraph-properties fo:text-align="start" style:justify-single-word="false"/>
      <style:text-properties style:font-name="Times New Roman" fo:font-size="10pt" officeooo:rsid="000ff24a" officeooo:paragraph-rsid="00152b08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0pt" officeooo:rsid="00122a61" officeooo:paragraph-rsid="00152b08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52b08" officeooo:paragraph-rsid="00152b08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0pt" officeooo:rsid="00152b08" officeooo:paragraph-rsid="00152b08" style:font-size-asian="10pt" style:font-size-complex="10pt"/>
    </style:style>
    <style:style style:name="P102" style:family="paragraph" style:parent-style-name="Table_20_Contents">
      <style:text-properties style:font-name="Times New Roman" fo:font-size="10pt" officeooo:rsid="000c082d" officeooo:paragraph-rsid="00152b08" style:font-size-asian="10pt" style:font-size-complex="10pt"/>
    </style:style>
    <style:style style:name="P103" style:family="paragraph" style:parent-style-name="Table_20_Paragraph">
      <style:paragraph-properties fo:text-align="start" style:justify-single-word="false"/>
      <style:text-properties style:font-name="Times New Roman" fo:font-size="10pt" officeooo:rsid="00152b08" officeooo:paragraph-rsid="00152b08" style:font-size-asian="10pt" style:font-size-complex="10pt"/>
    </style:style>
    <style:style style:name="P104" style:family="paragraph" style:parent-style-name="Table_20_Paragraph">
      <style:text-properties style:font-name="Times New Roman" fo:font-size="10pt" officeooo:rsid="00152b08" officeooo:paragraph-rsid="00152b08" style:font-size-asian="10pt" style:font-size-complex="10pt"/>
    </style:style>
    <style:style style:name="P105" style:family="paragraph" style:parent-style-name="Table_20_Contents">
      <style:text-properties style:font-name="Times New Roman" fo:font-size="10pt" officeooo:rsid="00152b08" officeooo:paragraph-rsid="00152b08" style:font-size-asian="10pt" style:font-size-complex="10pt"/>
    </style:style>
    <style:style style:name="P106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paragraph-rsid="00152b08" style:font-size-asian="10pt" style:font-size-complex="10pt"/>
    </style:style>
    <style:style style:name="P107" style:family="paragraph" style:parent-style-name="Table_20_Paragraph">
      <style:text-properties style:font-name="Times New Roman" fo:font-size="10pt" officeooo:rsid="000dfe31" officeooo:paragraph-rsid="00152b08" style:font-size-asian="10pt" style:font-size-complex="10pt"/>
    </style:style>
    <style:style style:name="P108" style:family="paragraph" style:parent-style-name="Table_20_Paragraph">
      <style:paragraph-properties fo:margin-left="0.109cm" fo:margin-right="0cm" fo:margin-top="0.002cm" fo:margin-bottom="0cm" style:contextual-spacing="false"/>
      <style:text-properties fo:font-size="10pt" officeooo:paragraph-rsid="00152b08" style:font-size-asian="10pt" style:font-size-complex="10pt"/>
    </style:style>
    <style:style style:name="P109" style:family="paragraph" style:parent-style-name="Table_20_Paragraph">
      <style:text-properties style:font-name="Times New Roman" fo:font-size="10pt" officeooo:rsid="00119a16" officeooo:paragraph-rsid="00161225" style:font-size-asian="10pt" style:font-size-complex="10pt"/>
    </style:style>
    <style:style style:name="P110" style:family="paragraph" style:parent-style-name="Table_20_Contents">
      <style:text-properties style:font-name="Times New Roman" fo:font-size="10pt" officeooo:rsid="00119a16" officeooo:paragraph-rsid="00161225" style:font-size-asian="10pt" style:font-size-complex="10pt"/>
    </style:style>
    <style:style style:name="P111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rsid="00161225" officeooo:paragraph-rsid="00161225" style:font-size-asian="10pt" style:font-size-complex="10pt"/>
    </style:style>
    <style:style style:name="P112" style:family="paragraph" style:parent-style-name="Table_20_Paragraph">
      <style:text-properties style:font-name="Times New Roman" fo:font-size="10pt" officeooo:rsid="00161225" officeooo:paragraph-rsid="00161225" style:font-size-asian="10pt" style:font-size-complex="10pt"/>
    </style:style>
    <style:style style:name="P113" style:family="paragraph" style:parent-style-name="Standard">
      <style:paragraph-properties fo:margin-top="0.002cm" fo:margin-bottom="0cm" style:contextual-spacing="false"/>
      <style:text-properties style:font-name="Times New Roman" fo:font-size="10pt" officeooo:rsid="00161225" officeooo:paragraph-rsid="00161225" style:font-size-asian="10pt" style:font-size-complex="10pt"/>
    </style:style>
    <style:style style:name="P114" style:family="paragraph" style:parent-style-name="Table_20_Contents">
      <style:text-properties style:font-name="Times New Roman" fo:font-size="10pt" officeooo:rsid="00161225" officeooo:paragraph-rsid="00161225" style:font-size-asian="10pt" style:font-size-complex="10pt"/>
    </style:style>
    <style:style style:name="P115" style:family="paragraph" style:parent-style-name="Table_20_Paragraph">
      <style:paragraph-properties fo:margin-left="0.109cm" fo:margin-right="0cm" fo:margin-top="0.002cm" fo:margin-bottom="0cm" style:contextual-spacing="false" fo:text-align="start" style:justify-single-word="false"/>
      <style:text-properties style:font-name="Times New Roman" fo:font-size="10pt" officeooo:rsid="00161225" officeooo:paragraph-rsid="00161225" style:font-size-asian="10pt" style:font-size-complex="10pt"/>
    </style:style>
    <style:style style:name="P116" style:family="paragraph" style:parent-style-name="Table_20_Paragraph">
      <style:paragraph-properties fo:margin-left="0.099cm" fo:margin-right="0cm"/>
      <style:text-properties style:font-name="Times New Roman" fo:font-size="10pt" officeooo:rsid="00119a16" officeooo:paragraph-rsid="00161225" style:font-size-asian="10pt" style:font-size-complex="10pt"/>
    </style:style>
    <style:style style:name="P117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fo:color="#000000" loext:opacity="100%" style:text-line-through-style="none" style:text-line-through-type="none" style:font-name="Times New Roman" fo:font-size="10pt" fo:language="pl" fo:country="PL" fo:font-style="normal" style:text-underline-style="none" fo:font-weight="normal" officeooo:paragraph-rsid="00161225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8" style:family="paragraph" style:parent-style-name="Table_20_Paragraph">
      <style:paragraph-properties fo:margin-left="0.099cm" fo:margin-right="0cm"/>
      <style:text-properties style:font-name="Times New Roman" fo:font-size="10pt" officeooo:rsid="00161225" officeooo:paragraph-rsid="00161225" style:font-size-asian="10pt" style:font-size-complex="10pt"/>
    </style:style>
    <style:style style:name="P119" style:family="paragraph" style:parent-style-name="Table_20_Contents">
      <style:text-properties style:font-name="Times New Roman" fo:font-size="10pt" officeooo:rsid="0016d4c2" officeooo:paragraph-rsid="0016d4c2" style:font-size-asian="10pt" style:font-size-complex="10pt"/>
    </style:style>
    <style:style style:name="P120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fo:color="#000000" loext:opacity="100%" style:text-line-through-style="none" style:text-line-through-type="none" style:font-name="Times New Roman" fo:font-size="10pt" fo:language="pl" fo:country="PL" fo:font-style="normal" style:text-underline-style="none" fo:font-weight="normal" officeooo:rsid="0016d4c2" officeooo:paragraph-rsid="0016d4c2" style:font-name-asian="Times New Roman1" style:font-size-asian="10pt" style:font-style-asian="normal" style:font-weight-asian="normal" style:font-name-complex="Times New Roman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21" style:family="paragraph" style:parent-style-name="Table_20_Paragraph">
      <style:paragraph-properties fo:margin-left="0.099cm" fo:margin-right="0cm"/>
      <style:text-properties style:font-name="Times New Roman" fo:font-size="10pt" officeooo:rsid="0016d4c2" officeooo:paragraph-rsid="0016d4c2" style:font-size-asian="10pt" style:font-size-complex="10pt"/>
    </style:style>
    <style:style style:name="P122" style:family="paragraph" style:parent-style-name="Table_20_Paragraph">
      <style:text-properties style:font-name="Times New Roman" fo:font-size="10pt" officeooo:rsid="0016d4c2" officeooo:paragraph-rsid="0016d4c2" style:font-size-asian="10pt" style:font-size-complex="10pt"/>
    </style:style>
    <style:style style:name="P123" style:family="paragraph" style:parent-style-name="Standard">
      <style:paragraph-properties fo:margin-top="0.002cm" fo:margin-bottom="0cm" style:contextual-spacing="false"/>
      <style:text-properties style:font-name="Times New Roman" fo:font-size="10pt" officeooo:rsid="0016d4c2" officeooo:paragraph-rsid="0016d4c2" style:font-size-asian="10pt" style:font-size-complex="10pt"/>
    </style:style>
    <style:style style:name="P124" style:family="paragraph" style:parent-style-name="Table_20_Contents">
      <style:text-properties style:font-name="Times New Roman" fo:font-size="10pt" officeooo:rsid="00122a61" officeooo:paragraph-rsid="0016d4c2" style:font-size-asian="10pt" style:font-size-complex="10pt"/>
    </style:style>
    <style:style style:name="P125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style:font-name="Times New Roman" fo:font-size="10pt" officeooo:paragraph-rsid="0016d4c2" style:font-size-asian="10pt" style:font-size-complex="10pt"/>
    </style:style>
    <style:style style:name="P126" style:family="paragraph" style:parent-style-name="Standard">
      <style:text-properties style:font-name="Times New Roman" fo:font-size="10pt" officeooo:paragraph-rsid="0016d4c2" style:font-size-asian="10pt" style:font-size-complex="10pt"/>
    </style:style>
    <style:style style:name="P127" style:family="paragraph" style:parent-style-name="Table_20_Contents">
      <style:text-properties style:font-name="Times New Roman" fo:font-size="10pt" officeooo:rsid="00119a16" officeooo:paragraph-rsid="0016d4c2" style:font-size-asian="10pt" style:font-size-complex="10pt"/>
    </style:style>
    <style:style style:name="P128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rsid="00119a16" officeooo:paragraph-rsid="0016d4c2" style:font-size-asian="10pt" style:font-size-complex="10pt"/>
    </style:style>
    <style:style style:name="P129" style:family="paragraph" style:parent-style-name="Standard">
      <style:text-properties style:font-name="Times New Roman" fo:font-size="10pt" officeooo:rsid="00152b08" officeooo:paragraph-rsid="0016d4c2" style:font-size-asian="10pt" style:font-size-complex="10pt"/>
    </style:style>
    <style:style style:name="P130" style:family="paragraph" style:parent-style-name="Standard">
      <style:text-properties style:font-name="Times New Roman" fo:font-size="10pt" officeooo:rsid="0016d4c2" officeooo:paragraph-rsid="0016d4c2" style:font-size-asian="10pt" style:font-size-complex="10pt"/>
    </style:style>
    <style:style style:name="P131" style:family="paragraph" style:parent-style-name="Standard">
      <style:text-properties style:font-name="Times New Roman" fo:font-size="10pt" officeooo:rsid="00184d89" officeooo:paragraph-rsid="00184d89" style:font-size-asian="10pt" style:font-size-complex="10pt"/>
    </style:style>
    <style:style style:name="P132" style:family="paragraph" style:parent-style-name="Table_20_Paragraph">
      <style:text-properties style:font-name="Times New Roman" fo:font-size="10pt" officeooo:rsid="00184d89" officeooo:paragraph-rsid="00184d89" style:font-size-asian="10pt" style:font-size-complex="10pt"/>
    </style:style>
    <style:style style:name="P133" style:family="paragraph" style:parent-style-name="Standard">
      <style:paragraph-properties fo:margin-top="0.002cm" fo:margin-bottom="0cm" style:contextual-spacing="false"/>
      <style:text-properties style:font-name="Times New Roman" fo:font-size="10pt" officeooo:rsid="00184d89" officeooo:paragraph-rsid="00184d89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84d89" officeooo:paragraph-rsid="00184d89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Times New Roman" fo:font-size="10pt" officeooo:rsid="00184d89" officeooo:paragraph-rsid="00184d89" style:font-size-asian="10pt" style:font-size-complex="10pt"/>
    </style:style>
    <style:style style:name="P136" style:family="paragraph" style:parent-style-name="Table_20_Paragraph">
      <style:paragraph-properties fo:text-align="start" style:justify-single-word="false"/>
      <style:text-properties style:font-name="Times New Roman" fo:font-size="10pt" officeooo:rsid="00184d89" officeooo:paragraph-rsid="00184d89" style:font-size-asian="10pt" style:font-size-complex="10pt"/>
    </style:style>
    <style:style style:name="P137" style:family="paragraph" style:parent-style-name="Standard">
      <style:paragraph-properties fo:margin-top="0.002cm" fo:margin-bottom="0cm" style:contextual-spacing="false"/>
      <style:text-properties style:font-name="Times New Roman" fo:font-size="10pt" fo:font-weight="normal" officeooo:rsid="00184d89" officeooo:paragraph-rsid="00184d89" style:font-size-asian="10pt" style:font-weight-asian="normal" style:font-size-complex="10pt" style:font-weight-complex="normal"/>
    </style:style>
    <style:style style:name="P138" style:family="paragraph" style:parent-style-name="Table_20_Paragraph">
      <style:text-properties fo:font-variant="normal" fo:text-transform="none" fo:color="#000000" loext:opacity="100%" style:font-name="Times New Roman" fo:font-size="10pt" fo:letter-spacing="normal" fo:font-style="normal" fo:font-weight="normal" officeooo:rsid="000dfe31" officeooo:paragraph-rsid="00152b08" style:font-size-asian="10pt" style:font-size-complex="10pt"/>
    </style:style>
    <style:style style:name="P139" style:family="paragraph" style:parent-style-name="Standard">
      <style:paragraph-properties fo:margin-left="0.109cm" fo:margin-right="0cm" fo:margin-top="0.002cm" fo:margin-bottom="0cm" style:contextual-spacing="false" fo:text-align="start" style:justify-single-word="false"/>
      <style:text-properties style:font-name="Times New Roman" fo:font-size="10pt" officeooo:paragraph-rsid="00261d8e" style:font-size-asian="10pt" style:font-size-complex="10pt"/>
    </style:style>
    <style:style style:name="P140" style:family="paragraph" style:parent-style-name="Standard">
      <style:text-properties style:font-name="Times New Roman" fo:font-size="10pt" officeooo:paragraph-rsid="0019867e" style:font-size-asian="10pt" style:font-size-complex="10pt"/>
    </style:style>
    <style:style style:name="P141" style:family="paragraph" style:parent-style-name="Table_20_Paragraph">
      <style:paragraph-properties fo:margin-left="0.099cm" fo:margin-right="0cm"/>
      <style:text-properties style:font-name="Times New Roman" fo:font-size="10pt" officeooo:rsid="0019867e" officeooo:paragraph-rsid="0019867e" style:font-size-asian="10pt" style:font-size-complex="10pt"/>
    </style:style>
    <style:style style:name="P142" style:family="paragraph" style:parent-style-name="Table_20_Contents">
      <style:text-properties style:font-name="Times New Roman" fo:font-size="10pt" officeooo:rsid="00184d89" officeooo:paragraph-rsid="00184d89" style:font-size-asian="10pt" style:font-size-complex="10pt"/>
    </style:style>
    <style:style style:name="P143" style:family="paragraph" style:parent-style-name="Standard">
      <style:text-properties style:font-name="Times New Roman" fo:font-size="10pt" officeooo:rsid="0019867e" officeooo:paragraph-rsid="0019867e" style:font-size-asian="10pt" style:font-size-complex="10pt"/>
    </style:style>
    <style:style style:name="P144" style:family="paragraph" style:parent-style-name="Table_20_Paragraph">
      <style:text-properties style:font-name="Times New Roman" fo:font-size="10pt" officeooo:rsid="0019867e" officeooo:paragraph-rsid="0019867e" style:font-size-asian="10pt" style:font-size-complex="10pt"/>
    </style:style>
    <style:style style:name="P145" style:family="paragraph" style:parent-style-name="Standard">
      <style:paragraph-properties fo:margin-top="0.002cm" fo:margin-bottom="0cm" style:contextual-spacing="false"/>
      <style:text-properties style:font-name="Times New Roman" fo:font-size="10pt" officeooo:rsid="0019867e" officeooo:paragraph-rsid="0019867e" style:font-size-asian="10pt" style:font-size-complex="10pt"/>
    </style:style>
    <style:style style:name="P146" style:family="paragraph" style:parent-style-name="Table_20_Contents">
      <style:text-properties style:font-name="Times New Roman" fo:font-size="10pt" officeooo:rsid="0019867e" officeooo:paragraph-rsid="0019867e" style:font-size-asian="10pt" style:font-size-complex="10pt"/>
    </style:style>
    <style:style style:name="P147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paragraph-rsid="0016d4c2" style:font-size-asian="10pt" style:font-size-complex="10pt"/>
    </style:style>
    <style:style style:name="P148" style:family="paragraph" style:parent-style-name="Standard">
      <style:text-properties fo:font-variant="normal" fo:text-transform="none" fo:color="#000000" loext:opacity="100%" style:font-name="Times New Roman" fo:font-size="10pt" fo:letter-spacing="normal" fo:font-style="normal" fo:font-weight="normal" officeooo:rsid="0019867e" officeooo:paragraph-rsid="0019867e" style:font-size-asian="10pt" style:font-size-complex="10pt"/>
    </style:style>
    <style:style style:name="P149" style:family="paragraph" style:parent-style-name="Table_20_Paragraph">
      <style:text-properties style:font-name="Times New Roman" fo:font-size="10pt" officeooo:rsid="0016d4c2" officeooo:paragraph-rsid="0019867e" style:font-size-asian="10pt" style:font-size-complex="10pt"/>
    </style:style>
    <style:style style:name="P150" style:family="paragraph" style:parent-style-name="Standard">
      <style:paragraph-properties fo:margin-top="0.002cm" fo:margin-bottom="0cm" style:contextual-spacing="false"/>
      <style:text-properties style:font-name="Times New Roman" fo:font-size="10pt" fo:font-weight="bold" officeooo:rsid="0019867e" officeooo:paragraph-rsid="0019867e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n" fo:font-size="10pt" officeooo:rsid="0019867e" officeooo:paragraph-rsid="0019867e" style:font-size-asian="10pt" style:font-size-complex="10pt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d393" officeooo:paragraph-rsid="001ad393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" fo:font-size="10pt" officeooo:rsid="001ad393" officeooo:paragraph-rsid="001ad393" style:font-size-asian="10pt" style:font-size-complex="10pt"/>
    </style:style>
    <style:style style:name="P154" style:family="paragraph" style:parent-style-name="Standard_20__28_user_29_">
      <style:text-properties style:font-name="Times New Roman" fo:font-size="10pt" style:font-size-asian="10pt" style:font-name-complex="Times New Roman" style:font-size-complex="10pt"/>
    </style:style>
    <style:style style:name="P155" style:family="paragraph" style:parent-style-name="Table_20_Paragraph">
      <style:paragraph-properties fo:margin-left="0.109cm" fo:margin-right="0cm" fo:margin-top="0.002cm" fo:margin-bottom="0cm" style:contextual-spacing="false"/>
      <style:text-properties style:font-name="Times New Roman" fo:font-size="10pt" officeooo:paragraph-rsid="001ad393" style:font-size-asian="10pt" style:font-size-complex="10pt"/>
    </style:style>
    <style:style style:name="P156" style:family="paragraph" style:parent-style-name="Standard_20__28_user_29_">
      <style:text-properties style:font-name="Times New Roman" fo:font-size="10pt" style:font-size-asian="10pt" style:font-size-complex="10pt"/>
    </style:style>
    <style:style style:name="P157" style:family="paragraph" style:parent-style-name="Standard">
      <style:paragraph-properties fo:margin-top="0.002cm" fo:margin-bottom="0cm" style:contextual-spacing="false"/>
      <style:text-properties style:font-name="Times New Roman" fo:font-size="10pt" fo:font-weight="normal" officeooo:rsid="001ad393" officeooo:paragraph-rsid="001ad393" style:font-size-asian="10pt" style:font-weight-asian="normal" style:font-size-complex="10pt" style:font-weight-complex="normal"/>
    </style:style>
    <style:style style:name="P158" style:family="paragraph" style:parent-style-name="Standard_20__28_user_29_">
      <style:text-properties style:font-name="Times New Roman" fo:font-size="10pt" officeooo:paragraph-rsid="001cca8b" style:font-size-asian="10pt" style:font-name-complex="Times New Roman" style:font-size-complex="10pt"/>
    </style:style>
    <style:style style:name="P159" style:family="paragraph" style:parent-style-name="Standard_20__28_user_29_">
      <style:text-properties style:font-name="Times New Roman" fo:font-size="10pt" officeooo:rsid="00119a16" officeooo:paragraph-rsid="001cca8b" style:font-size-asian="10pt" style:font-name-complex="Times New Roman" style:font-size-complex="10pt"/>
    </style:style>
    <style:style style:name="P160" style:family="paragraph" style:parent-style-name="Standard_20__28_user_29_">
      <style:text-properties style:font-name="Times New Roman" fo:font-size="10pt" officeooo:paragraph-rsid="001cd91a" style:font-size-asian="10pt" style:font-name-complex="Times New Roman" style:font-size-complex="10pt"/>
    </style:style>
    <style:style style:name="P161" style:family="paragraph" style:parent-style-name="Standard_20__28_user_29_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162" style:family="paragraph" style:parent-style-name="Standard_20__28_user_29_">
      <style:text-properties style:font-name="Times New Roman" style:font-name-complex="Times New Roman"/>
    </style:style>
    <style:style style:name="P163" style:family="paragraph" style:parent-style-name="Standard_20__28_user_29_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164" style:family="paragraph" style:parent-style-name="Standard_20__28_user_29_">
      <style:paragraph-properties fo:text-align="center" style:justify-single-word="false"/>
      <style:text-properties style:font-name="Times New Roman" fo:font-size="10pt" fo:font-weight="bold" officeooo:rsid="001cd91a" officeooo:paragraph-rsid="001cd91a" style:font-size-asian="10pt" style:font-weight-asian="bold" style:font-name-complex="Times New Roman" style:font-size-complex="10pt" style:font-weight-complex="bold"/>
    </style:style>
    <style:style style:name="P165" style:family="paragraph" style:parent-style-name="Standard_20__28_user_29_">
      <style:paragraph-properties fo:text-align="center" style:justify-single-word="false"/>
      <style:text-properties style:font-name="Times New Roman" fo:font-size="10pt" officeooo:rsid="001cd91a" officeooo:paragraph-rsid="001cd91a" style:font-size-asian="10pt" style:font-name-complex="Times New Roman" style:font-size-complex="10pt"/>
    </style:style>
    <style:style style:name="P166" style:family="paragraph" style:parent-style-name="Standard_20__28_user_29_">
      <style:paragraph-properties fo:text-align="center" style:justify-single-word="false"/>
      <style:text-properties style:font-name="Times New Roman" fo:font-size="10pt" fo:font-weight="bold" officeooo:rsid="001d8ed5" officeooo:paragraph-rsid="001d8ed5" style:font-size-asian="10pt" style:font-weight-asian="bold" style:font-name-complex="Times New Roman" style:font-size-complex="10pt" style:font-weight-complex="bold"/>
    </style:style>
    <style:style style:name="P167" style:family="paragraph" style:parent-style-name="Standard_20__28_user_29_">
      <style:paragraph-properties fo:text-align="center" style:justify-single-word="false"/>
      <style:text-properties style:font-name="Times New Roman" fo:font-size="10pt" officeooo:rsid="001d8ed5" officeooo:paragraph-rsid="001d8ed5" style:font-size-asian="10pt" style:font-name-complex="Times New Roman" style:font-size-complex="10pt"/>
    </style:style>
    <style:style style:name="P168" style:family="paragraph" style:parent-style-name="Table_20_Paragraph">
      <style:paragraph-properties fo:margin-left="0.099cm" fo:margin-right="0cm"/>
      <style:text-properties style:font-name="Times New Roman" fo:font-size="10pt" officeooo:rsid="0016d4c2" officeooo:paragraph-rsid="001f31d6" style:font-size-asian="10pt" style:font-size-complex="10pt"/>
    </style:style>
    <style:style style:name="P169" style:family="paragraph" style:parent-style-name="Standard">
      <style:paragraph-properties fo:margin-top="0.002cm" fo:margin-bottom="0cm" style:contextual-spacing="false"/>
      <style:text-properties fo:font-variant="normal" fo:text-transform="none" fo:color="#000000" loext:opacity="100%" style:font-name="Times New Roman" fo:font-size="10pt" fo:letter-spacing="normal" fo:font-style="normal" fo:font-weight="normal" officeooo:rsid="001ad393" officeooo:paragraph-rsid="001ad393" style:font-size-asian="10pt" style:font-weight-asian="normal" style:font-size-complex="10pt" style:font-weight-complex="normal"/>
    </style:style>
    <style:style style:name="P170" style:family="paragraph" style:parent-style-name="Standard_20__28_user_29_">
      <style:text-properties style:font-name="Times New Roman" fo:font-size="10pt" officeooo:paragraph-rsid="001f31d6" style:font-size-asian="10pt" style:font-name-complex="Times New Roman" style:font-size-complex="10pt"/>
    </style:style>
    <style:style style:name="P171" style:family="paragraph" style:parent-style-name="Standard_20__28_user_29_">
      <style:paragraph-properties fo:text-align="center" style:justify-single-word="false"/>
      <style:text-properties style:font-name="Times New Roman" fo:font-size="10pt" fo:font-weight="bold" officeooo:rsid="001f31d6" officeooo:paragraph-rsid="001f31d6" style:font-size-asian="10pt" style:font-weight-asian="bold" style:font-name-complex="Times New Roman" style:font-size-complex="10pt" style:font-weight-complex="bold"/>
    </style:style>
    <style:style style:name="P172" style:family="paragraph" style:parent-style-name="Standard_20__28_user_29_">
      <style:paragraph-properties fo:text-align="center" style:justify-single-word="false"/>
      <style:text-properties style:font-name="Times New Roman" fo:font-size="10pt" officeooo:rsid="001f31d6" officeooo:paragraph-rsid="001f31d6" style:font-size-asian="10pt" style:font-name-complex="Times New Roman" style:font-size-complex="10pt"/>
    </style:style>
    <style:style style:name="P173" style:family="paragraph" style:parent-style-name="Standard_20__28_user_29_">
      <style:text-properties style:font-name="Times New Roman" fo:font-size="10pt" officeooo:rsid="001f31d6" officeooo:paragraph-rsid="001f31d6" style:font-size-asian="10pt" style:font-name-complex="Times New Roman" style:font-size-complex="10pt"/>
    </style:style>
    <style:style style:name="P174" style:family="paragraph" style:parent-style-name="Standard_20__28_user_29_">
      <style:text-properties style:font-name="Times New Roman" fo:font-size="10pt" officeooo:rsid="0027cd1b" officeooo:paragraph-rsid="0027cd1b" style:font-size-asian="10pt" style:font-name-complex="Times New Roman" style:font-size-complex="10pt"/>
    </style:style>
    <style:style style:name="P175" style:family="paragraph" style:parent-style-name="Text_20_body">
      <style:text-properties fo:color="#000000" loext:opacity="100%" style:font-name="Times New Roman" fo:font-size="10pt" style:text-underline-style="none" fo:font-weight="normal" style:font-name-asian="Segoe UI" style:font-size-asian="10pt" style:font-weight-asian="normal" style:font-name-complex="Times New Roman" style:font-size-complex="10pt" style:font-weight-complex="normal"/>
    </style:style>
    <style:style style:name="P176" style:family="paragraph" style:parent-style-name="Text_20_body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 fo:padding="0cm" fo:border="none"/>
      <style:text-properties style:font-name="Times New Roman" fo:font-size="10pt" style:text-underline-style="none" fo:font-weight="normal" style:font-size-asian="10pt" style:font-weight-asian="normal" style:font-name-complex="Times New Roman" style:font-size-complex="10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7" style:family="paragraph" style:parent-style-name="Standard">
      <style:paragraph-properties fo:margin-top="0.09cm" fo:margin-bottom="0cm" style:contextual-spacing="false" fo:line-height="100%"/>
      <style:text-properties style:font-name="Times New Roman" fo:font-size="10pt" fo:font-weight="bold" style:font-size-asian="10pt" style:font-weight-asian="bold" style:font-size-complex="10pt"/>
    </style:style>
    <style:style style:name="P178" style:family="paragraph" style:parent-style-name="Text_20_body">
      <style:paragraph-properties fo:margin-top="0.09cm" fo:margin-bottom="0cm" style:contextual-spacing="false" fo:line-height="100%"/>
      <style:text-properties fo:font-size="9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2" style:family="text">
      <style:text-properties fo:letter-spacing="-0.016cm" style:text-underline-style="solid" style:text-underline-width="auto" style:text-underline-color="font-color" style:font-name-asian="Times New Roman1" style:font-name-complex="Times New Roman1"/>
    </style:style>
    <style:style style:name="T3" style:family="text">
      <style:text-properties fo:letter-spacing="-0.014cm" style:text-underline-style="solid" style:text-underline-width="auto" style:text-underline-color="font-color" style:font-name-asian="Times New Roman1" style:font-name-complex="Times New Roman1"/>
    </style:style>
    <style:style style:name="T4" style:family="text">
      <style:text-properties fo:letter-spacing="-0.007cm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fo:letter-spacing="-0.004cm" style:text-underline-style="solid" style:text-underline-width="auto" style:text-underline-color="font-color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letter-spacing="-0.002cm" style:font-name-asian="Times New Roman1" style:font-name-complex="Times New Roman1"/>
    </style:style>
    <style:style style:name="T8" style:family="text">
      <style:text-properties fo:letter-spacing="-0.004cm" style:font-name-asian="Times New Roman1" style:font-name-complex="Times New Roman1"/>
    </style:style>
    <style:style style:name="T9" style:family="text">
      <style:text-properties fo:letter-spacing="-0.005cm" style:font-name-asian="Times New Roman1" style:font-name-complex="Times New Roman1"/>
    </style:style>
    <style:style style:name="T10" style:family="text">
      <style:text-properties fo:letter-spacing="-0.018cm" style:font-name-asian="Times New Roman1" style:font-name-complex="Times New Roman1"/>
    </style:style>
    <style:style style:name="T11" style:family="text">
      <style:text-properties fo:letter-spacing="-0.009cm" style:font-name-asian="Times New Roman1" style:font-name-complex="Times New Roman1"/>
    </style:style>
    <style:style style:name="T12" style:family="text">
      <style:text-properties fo:letter-spacing="-0.007cm" style:font-name-asian="Times New Roman1" style:font-name-complex="Times New Roman1"/>
    </style:style>
    <style:style style:name="T13" style:family="text">
      <style:text-properties officeooo:rsid="000b51fc"/>
    </style:style>
    <style:style style:name="T14" style:family="text">
      <style:text-properties officeooo:rsid="000c082d"/>
    </style:style>
    <style:style style:name="T15" style:family="text">
      <style:text-properties fo:letter-spacing="-0.005cm" officeooo:rsid="000b51fc" style:font-name-asian="Times New Roman1" style:font-name-complex="Times New Roman1"/>
    </style:style>
    <style:style style:name="T16" style:family="text">
      <style:text-properties fo:letter-spacing="-0.005cm" officeooo:rsid="000c082d" style:font-name-asian="Times New Roman1" style:font-name-complex="Times New Roman1"/>
    </style:style>
    <style:style style:name="T17" style:family="text">
      <style:text-properties officeooo:rsid="00119a16"/>
    </style:style>
    <style:style style:name="T18" style:family="text">
      <style:text-properties fo:font-variant="normal" fo:text-transform="none" style:use-window-font-color="true" loext:opacity="0%" fo:language="pl" fo:country="PL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letter-spacing="-0.011cm" style:font-name-asian="Times New Roman1" style:font-name-complex="Times New Roman1"/>
    </style:style>
    <style:style style:name="T20" style:family="text">
      <style:text-properties fo:letter-spacing="-0.012cm" style:font-name-asian="Times New Roman1" style:font-name-complex="Times New Roman1"/>
    </style:style>
    <style:style style:name="T21" style:family="text">
      <style:text-properties fo:letter-spacing="-0.021cm" style:font-name-asian="Times New Roman1" style:font-name-complex="Times New Roman1"/>
    </style:style>
    <style:style style:name="T22" style:family="text">
      <style:text-properties fo:letter-spacing="-0.019cm" style:font-name-asian="Times New Roman1" style:font-name-complex="Times New Roman1"/>
    </style:style>
    <style:style style:name="T23" style:family="text">
      <style:text-properties fo:letter-spacing="-0.023cm" style:font-name-asian="Times New Roman1" style:font-name-complex="Times New Roman1"/>
    </style:style>
    <style:style style:name="T24" style:family="text">
      <style:text-properties fo:letter-spacing="-0.016cm" style:font-name-asian="Times New Roman1" style:font-name-complex="Times New Roman1"/>
    </style:style>
    <style:style style:name="T25" style:family="text">
      <style:text-properties fo:letter-spacing="-0.026cm" style:font-name-asian="Times New Roman1" style:font-name-complex="Times New Roman1"/>
    </style:style>
    <style:style style:name="T26" style:family="text">
      <style:text-properties officeooo:rsid="00161225"/>
    </style:style>
    <style:style style:name="T27" style:family="text">
      <style:text-properties fo:color="#000000" loext:opacity="100%" style:text-line-through-style="none" style:text-line-through-type="none" fo:language="pl" fo:country="PL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8" style:family="text">
      <style:text-properties fo:letter-spacing="-0.007cm"/>
    </style:style>
    <style:style style:name="T29" style:family="text">
      <style:text-properties fo:letter-spacing="-0.005cm"/>
    </style:style>
    <style:style style:name="T30" style:family="text">
      <style:text-properties fo:letter-spacing="-0.018cm"/>
    </style:style>
    <style:style style:name="T31" style:family="text">
      <style:text-properties fo:letter-spacing="-0.009cm"/>
    </style:style>
    <style:style style:name="T32" style:family="text">
      <style:text-properties fo:font-variant="normal" fo:text-transform="none" fo:color="#000000" loext:opacity="100%" fo:letter-spacing="normal" officeooo:rsid="000c082d"/>
    </style:style>
    <style:style style:name="T33" style:family="text">
      <style:text-properties fo:letter-spacing="-0.025cm"/>
    </style:style>
    <style:style style:name="T34" style:family="text">
      <style:text-properties fo:letter-spacing="-0.023cm"/>
    </style:style>
    <style:style style:name="T35" style:family="text">
      <style:text-properties fo:letter-spacing="0.002cm" style:font-name-asian="Times New Roman1" style:font-name-complex="Times New Roman1"/>
    </style:style>
    <style:style style:name="T36" style:family="text">
      <style:text-properties fo:letter-spacing="-0.004cm" officeooo:rsid="00161225" style:font-name-asian="Times New Roman1" style:font-name-complex="Times New Roman1"/>
    </style:style>
    <style:style style:name="T37" style:family="text">
      <style:text-properties officeooo:rsid="000ff24a"/>
    </style:style>
    <style:style style:name="T38" style:family="text">
      <style:text-properties fo:letter-spacing="-0.025cm" officeooo:rsid="000ff24a"/>
    </style:style>
    <style:style style:name="T39" style:family="text">
      <style:text-properties fo:letter-spacing="-0.004cm"/>
    </style:style>
    <style:style style:name="T40" style:family="text">
      <style:text-properties fo:letter-spacing="-0.009cm" officeooo:rsid="00119a16" style:font-name-asian="Times New Roman1" style:font-name-complex="Times New Roman1"/>
    </style:style>
    <style:style style:name="T4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fo:letter-spacing="normal" fo:language="pl" fo:country="PL" fo:font-style="normal" style:text-underline-style="none" fo:font-weight="normal" officeooo:rsid="000c082d" style:font-name-asian="Times New Roman1" style:font-style-asian="normal" style:font-weight-asian="normal" style:font-name-complex="Times New Roman1" style:font-style-complex="normal" style:font-weight-complex="normal"/>
    </style:style>
    <style:style style:name="T43" style:family="text">
      <style:text-properties fo:letter-spacing="0.071cm" style:font-name-asian="Times New Roman1" style:font-name-complex="Times New Roman1"/>
    </style:style>
    <style:style style:name="T44" style:family="text">
      <style:text-properties fo:font-variant="normal" fo:text-transform="none" fo:color="#000000" loext:opacity="100%" fo:letter-spacing="normal" fo:font-style="normal" fo:font-weight="normal"/>
    </style:style>
    <style:style style:name="T45" style:family="text">
      <style:text-properties fo:font-variant="normal" fo:text-transform="none" fo:color="#000000" loext:opacity="100%" style:text-line-through-style="none" style:text-line-through-type="none" fo:letter-spacing="normal" fo:language="pl" fo:country="PL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6" style:family="text">
      <style:text-properties fo:font-variant="normal" fo:text-transform="none" fo:color="#000000" loext:opacity="100%" style:text-line-through-style="none" style:text-line-through-type="none" fo:letter-spacing="-0.025cm" fo:language="pl" fo:country="PL" fo:font-style="normal" style:text-underline-style="none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47" style:family="text">
      <style:text-properties fo:letter-spacing="-0.007cm" officeooo:rsid="00122a61"/>
    </style:style>
    <style:style style:name="T48" style:family="text">
      <style:text-properties fo:font-variant="normal" fo:text-transform="none" fo:color="#000000" loext:opacity="100%" fo:letter-spacing="normal" fo:font-style="normal" fo:font-weight="normal" style:font-name-asian="Times New Roman1" style:font-name-complex="Times New Roman1"/>
    </style:style>
    <style:style style:name="T49" style:family="text">
      <style:text-properties officeooo:rsid="00122a61"/>
    </style:style>
    <style:style style:name="T50" style:family="text">
      <style:text-properties fo:letter-spacing="-0.009cm" officeooo:rsid="00122a61" style:font-name-asian="Times New Roman1" style:font-name-complex="Times New Roman1"/>
    </style:style>
    <style:style style:name="T51" style:family="text">
      <style:text-properties fo:font-variant="normal" fo:text-transform="none" fo:color="#000000" loext:opacity="100%" fo:language="pl" fo:country="PL" fo:font-style="normal" fo:font-weight="normal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2" style:family="text">
      <style:text-properties officeooo:rsid="001331ca"/>
    </style:style>
    <style:style style:name="T53" style:family="text">
      <style:text-properties fo:font-variant="normal" fo:text-transform="none" fo:color="#000000" loext:opacity="100%" fo:letter-spacing="normal" fo:language="pl" fo:country="PL" fo:font-style="normal" fo:font-weight="normal" officeooo:rsid="001331ca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4" style:family="text">
      <style:text-properties fo:font-variant="normal" fo:text-transform="none" fo:color="#000000" loext:opacity="100%" style:text-line-through-style="none" style:text-line-through-type="none" fo:letter-spacing="normal" fo:language="pl" fo:country="PL" fo:font-style="normal" style:text-underline-style="none" fo:font-weight="normal" officeooo:rsid="001331ca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5" style:family="text">
      <style:text-properties fo:font-variant="normal" fo:text-transform="none" fo:color="#000000" loext:opacity="100%" style:text-line-through-style="none" style:text-line-through-type="none" fo:letter-spacing="-0.025cm" fo:language="pl" fo:country="PL" fo:font-style="normal" style:text-underline-style="none" fo:font-weight="normal" officeooo:rsid="001331ca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56" style:family="text">
      <style:text-properties officeooo:rsid="001331ca" style:font-name-asian="Times New Roman1" style:font-name-complex="Times New Roman1"/>
    </style:style>
    <style:style style:name="T57" style:family="text">
      <style:text-properties fo:letter-spacing="-0.019cm"/>
    </style:style>
    <style:style style:name="T58" style:family="text">
      <style:text-properties fo:font-variant="normal" fo:text-transform="none" fo:color="#000000" loext:opacity="100%" fo:letter-spacing="normal" fo:font-style="normal" fo:font-weight="normal" officeooo:rsid="001331ca"/>
    </style:style>
    <style:style style:name="T59" style:family="text">
      <style:text-properties style:font-name="Times New Roman" fo:font-size="10pt" officeooo:rsid="001331ca" style:font-size-asian="10pt" style:font-size-complex="10pt"/>
    </style:style>
    <style:style style:name="T60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ize-complex="10pt" loext:padding="0cm" loext:border="none"/>
    </style:style>
    <style:style style:name="T61" style:family="text">
      <style:text-properties style:font-name="Times New Roman" fo:font-size="10pt" style:font-size-asian="10pt" style:font-size-complex="10pt"/>
    </style:style>
    <style:style style:name="T62" style:family="text">
      <style:text-properties fo:letter-spacing="-0.007cm" officeooo:rsid="00152b08" style:font-name-asian="Times New Roman1" style:font-name-complex="Times New Roman1"/>
    </style:style>
    <style:style style:name="T63" style:family="text">
      <style:text-properties fo:letter-spacing="-0.021cm"/>
    </style:style>
    <style:style style:name="T64" style:family="text">
      <style:text-properties fo:letter-spacing="-0.007cm" officeooo:rsid="00152b08"/>
    </style:style>
    <style:style style:name="T65" style:family="text">
      <style:text-properties officeooo:rsid="00152b08"/>
    </style:style>
    <style:style style:name="T66" style:family="text">
      <style:text-properties fo:letter-spacing="-0.009cm" officeooo:rsid="00152b08" style:font-name-asian="Times New Roman1" style:font-name-complex="Times New Roman1"/>
    </style:style>
    <style:style style:name="T67" style:family="text">
      <style:text-properties fo:letter-spacing="-0.021cm" officeooo:rsid="00119a16" style:font-name-asian="Times New Roman1" style:font-name-complex="Times New Roman1"/>
    </style:style>
    <style:style style:name="T68" style:family="text">
      <style:text-properties fo:letter-spacing="-0.012cm" officeooo:rsid="00119a16" style:font-name-asian="Times New Roman1" style:font-name-complex="Times New Roman1"/>
    </style:style>
    <style:style style:name="T69" style:family="text">
      <style:text-properties fo:letter-spacing="-0.004cm" officeooo:rsid="00119a16" style:font-name-asian="Times New Roman1" style:font-name-complex="Times New Roman1"/>
    </style:style>
    <style:style style:name="T70" style:family="text">
      <style:text-properties officeooo:rsid="00152b08" style:font-name-asian="Times New Roman1" style:font-name-complex="Times New Roman1"/>
    </style:style>
    <style:style style:name="T71" style:family="text">
      <style:text-properties fo:font-variant="normal" fo:text-transform="none" fo:color="#000000" loext:opacity="100%" style:font-name="Times New Roman" fo:letter-spacing="normal" fo:font-style="normal" fo:font-weight="normal" loext:padding="0cm" loext:border="none"/>
    </style:style>
    <style:style style:name="T72" style:family="text">
      <style:text-properties style:font-name="Times New Roman"/>
    </style:style>
    <style:style style:name="T73" style:family="text">
      <style:text-properties fo:font-variant="normal" fo:text-transform="none" fo:color="#000000" loext:opacity="100%" fo:letter-spacing="normal" fo:font-style="normal" fo:font-weight="normal" officeooo:rsid="00161225"/>
    </style:style>
    <style:style style:name="T74" style:family="text">
      <style:text-properties officeooo:rsid="002253d3"/>
    </style:style>
    <style:style style:name="T75" style:family="text">
      <style:text-properties fo:letter-spacing="-0.007cm" officeooo:rsid="00161225"/>
    </style:style>
    <style:style style:name="T76" style:family="text">
      <style:text-properties fo:color="#000000" loext:opacity="100%" style:text-line-through-style="none" style:text-line-through-type="none" fo:language="pl" fo:country="PL" fo:font-style="normal" style:text-underline-style="none" fo:font-weight="normal" officeooo:rsid="0016d4c2" style:font-name-asian="Times New Roman1" style:font-style-asian="normal" style:font-weight-asian="normal" style:font-name-complex="Times New Roman1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77" style:family="text">
      <style:text-properties fo:font-variant="normal" fo:text-transform="none" fo:color="#000000" loext:opacity="100%" fo:letter-spacing="normal" fo:font-style="normal" fo:font-weight="normal" officeooo:rsid="00261d8e"/>
    </style:style>
    <style:style style:name="T78" style:family="text">
      <style:text-properties fo:letter-spacing="-0.007cm" officeooo:rsid="0016d4c2" style:font-name-asian="Times New Roman1" style:font-name-complex="Times New Roman1"/>
    </style:style>
    <style:style style:name="T79" style:family="text">
      <style:text-properties officeooo:rsid="0016d4c2"/>
    </style:style>
    <style:style style:name="T80" style:family="text">
      <style:text-properties officeooo:rsid="00184d89"/>
    </style:style>
    <style:style style:name="T81" style:family="text">
      <style:text-properties fo:font-variant="normal" fo:text-transform="none" fo:color="#3c4043" loext:opacity="100%" fo:letter-spacing="normal"/>
    </style:style>
    <style:style style:name="T82" style:family="text">
      <style:text-properties fo:font-variant="normal" fo:text-transform="none" fo:color="#3c4043" loext:opacity="100%" fo:letter-spacing="normal" fo:font-style="normal" fo:font-weight="normal"/>
    </style:style>
    <style:style style:name="T83" style:family="text">
      <style:text-properties fo:letter-spacing="-0.009cm" officeooo:rsid="00184d89" style:font-name-asian="Times New Roman1" style:font-name-complex="Times New Roman1"/>
    </style:style>
    <style:style style:name="T84" style:family="text">
      <style:text-properties fo:font-variant="normal" fo:text-transform="none" fo:color="#000000" loext:opacity="100%" style:font-name="Times New Roman" fo:letter-spacing="normal" fo:font-style="normal" fo:font-weight="normal" officeooo:rsid="00184d89" loext:padding="0cm" loext:border="none"/>
    </style:style>
    <style:style style:name="T85" style:family="text">
      <style:text-properties fo:font-variant="normal" fo:text-transform="none" fo:color="#000000" loext:opacity="100%" fo:letter-spacing="normal" fo:font-style="normal" fo:font-weight="normal" officeooo:rsid="00184d89"/>
    </style:style>
    <style:style style:name="T86" style:family="text">
      <style:text-properties officeooo:rsid="0019867e"/>
    </style:style>
    <style:style style:name="T87" style:family="text">
      <style:text-properties fo:font-variant="normal" fo:text-transform="none" fo:color="#000000" loext:opacity="100%" fo:letter-spacing="normal" fo:font-style="normal" fo:font-weight="normal" officeooo:rsid="0019867e"/>
    </style:style>
    <style:style style:name="T88" style:family="text">
      <style:text-properties fo:letter-spacing="-0.007cm" officeooo:rsid="0019867e" style:font-name-asian="Times New Roman1" style:font-name-complex="Times New Roman1"/>
    </style:style>
    <style:style style:name="T89" style:family="text">
      <style:text-properties officeooo:rsid="0019867e" style:font-name-asian="Times New Roman1" style:font-name-complex="Times New Roman1"/>
    </style:style>
    <style:style style:name="T90" style:family="text">
      <style:text-properties officeooo:rsid="00119a16" style:font-name-asian="Times New Roman1" style:font-name-complex="Times New Roman1"/>
    </style:style>
    <style:style style:name="T91" style:family="text">
      <style:text-properties fo:letter-spacing="-0.021cm" officeooo:rsid="0019867e"/>
    </style:style>
    <style:style style:name="T92" style:family="text">
      <style:text-properties fo:letter-spacing="-0.004cm" officeooo:rsid="0019867e"/>
    </style:style>
    <style:style style:name="T93" style:family="text">
      <style:text-properties officeooo:rsid="00119a16" style:font-name-complex="Times New Roman"/>
    </style:style>
    <style:style style:name="T94" style:family="text">
      <style:text-properties style:font-name="Times New Roman" fo:font-size="10pt" style:font-size-asian="10pt" style:font-name-complex="Times New Roman" style:font-size-complex="10pt"/>
    </style:style>
    <style:style style:name="T95" style:family="text">
      <style:text-properties style:font-name-complex="Times New Roman"/>
    </style:style>
    <style:style style:name="T96" style:family="text">
      <style:text-properties officeooo:rsid="001ad393" style:font-name-complex="Times New Roman"/>
    </style:style>
    <style:style style:name="T97" style:family="text">
      <style:text-properties officeooo:rsid="001cca8b"/>
    </style:style>
    <style:style style:name="T98" style:family="text">
      <style:text-properties fo:font-size="10pt" style:font-size-asian="10pt" style:font-size-complex="10pt"/>
    </style:style>
    <style:style style:name="T99" style:family="text">
      <style:text-properties officeooo:rsid="001cd91a" style:font-name-complex="Times New Roman"/>
    </style:style>
    <style:style style:name="T100" style:family="text">
      <style:text-properties fo:font-variant="normal" fo:text-transform="none" fo:color="#000000" loext:opacity="100%" fo:letter-spacing="normal" fo:font-style="normal"/>
    </style:style>
    <style:style style:name="T101" style:family="text">
      <style:text-properties officeooo:rsid="001cd91a"/>
    </style:style>
    <style:style style:name="T102" style:family="text">
      <style:text-properties officeooo:rsid="001d8ed5"/>
    </style:style>
    <style:style style:name="T103" style:family="text">
      <style:text-properties officeooo:rsid="001d8ed5" style:font-name-complex="Times New Roman"/>
    </style:style>
    <style:style style:name="T104" style:family="text">
      <style:text-properties officeooo:rsid="0022731a" style:font-name-complex="Times New Roman"/>
    </style:style>
    <style:style style:name="T105" style:family="text">
      <style:text-properties officeooo:rsid="00236839" style:font-name-complex="Times New Roman"/>
    </style:style>
    <style:style style:name="T106" style:family="text">
      <style:text-properties officeooo:rsid="001f31d6" style:font-name-complex="Times New Roman"/>
    </style:style>
    <style:style style:name="T107" style:family="text">
      <style:text-properties officeooo:rsid="001f31d6"/>
    </style:style>
    <style:style style:name="T108" style:family="text">
      <style:text-properties officeooo:rsid="002567d7"/>
    </style:style>
    <style:style style:name="T109" style:family="text">
      <style:text-properties fo:color="#000000" loext:opacity="100%" style:font-name-asian="Segoe UI"/>
    </style:style>
    <style:style style:name="T110" style:family="text">
      <style:text-properties fo:font-variant="normal" fo:text-transform="none" fo:color="#000000" loext:opacity="100%" fo:font-family="WorkSans, Graphik, apple-system, BlinkMacSystemFont, 'Segoe UI', Helvetica, Arial, sans-serif, 'Apple Color Emoji', 'Segoe UI Emoji', 'Segoe UI Symbol'" fo:letter-spacing="normal" fo:font-style="normal" fo:font-weight="normal" style:font-weight-asian="bold"/>
    </style:style>
    <style:style style:name="T111" style:family="text">
      <style:text-properties fo:font-variant="normal" fo:text-transform="none" fo:color="#000000" loext:opacity="100%" fo:font-family="WorkSans, Graphik, apple-system, BlinkMacSystemFont, 'Segoe UI', Helvetica, Arial, sans-serif, 'Apple Color Emoji', 'Segoe UI Emoji', 'Segoe UI Symbol'" fo:letter-spacing="normal" fo:font-style="normal" fo:font-weight="normal"/>
    </style:style>
    <style:style style:name="T112" style:family="text">
      <style:text-properties fo:font-variant="normal" fo:text-transform="none" fo:color="#000000" loext:opacity="100%" fo:font-family="WorkSans, Graphik, apple-system, BlinkMacSystemFont, 'Segoe UI', Helvetica, Arial, sans-serif, 'Apple Color Emoji', 'Segoe UI Emoji', 'Segoe UI Symbol'" fo:letter-spacing="normal" fo:font-style="normal" fo:font-weight="normal" officeooo:rsid="0029b58c"/>
    </style:style>
    <style:style style:name="T113" style:family="text">
      <style:text-properties fo:font-variant="normal" fo:text-transform="none" fo:color="#000000" loext:opacity="100%" fo:font-family="WorkSans, Graphik, apple-system, BlinkMacSystemFont, 'Segoe UI', Helvetica, Arial, sans-serif, 'Apple Color Emoji', 'Segoe UI Emoji', 'Segoe UI Symbol'" fo:letter-spacing="normal" fo:font-style="normal" fo:font-weight="normal" officeooo:rsid="0027cd1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<text:span text:style-name="T1">Wykaz</text:span><text:span text:style-name="T2"> </text:span><text:span text:style-name="T1">podręczników</text:span><text:span text:style-name="T3"> </text:span><text:span text:style-name="T1">obowiązujących</text:span><text:span text:style-name="T4"> </text:span><text:span text:style-name="T1">w</text:span><text:span text:style-name="T3"> </text:span><text:span text:style-name="T1">roku</text:span><text:span text:style-name="T4"> </text:span><text:span text:style-name="T1">szkolnym</text:span><text:span text:style-name="T4"> </text:span><text:span text:style-name="T5">2025/2026</text:span></text:p>
        <text:p text:style-name="P2"/>
        <text:p text:style-name="P2"/>
        <text:p text:style-name="P2"/>
        <table:table table:name="Tabela13" table:style-name="Tabela13">
          <table:table-column table:style-name="Tabela13.A"/>
          <table:table-row>
            <table:table-cell table:style-name="Tabela13.A1" office:value-type="string">
              <text:p text:style-name="P3"/>
              <text:p text:style-name="P4">KLASA I</text:p>
              <text:p text:style-name="P3"/>
            </table:table-cell>
          </table:table-row>
        </table:table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column table:style-name="Tabela12.D"/>
          <table:table-column table:style-name="Tabela12.E"/>
          <table:table-row>
            <table:table-cell table:style-name="Tabela12.A1" office:value-type="string">
              <text:p text:style-name="P5"/>
              <text:p text:style-name="P5">Przedmiot</text:p>
              <text:p text:style-name="P5"/>
            </table:table-cell>
            <table:table-cell table:style-name="Tabela12.A1" office:value-type="string">
              <text:p text:style-name="P5"/>
              <text:p text:style-name="P5">Tytuł</text:p>
            </table:table-cell>
            <table:table-cell table:style-name="Tabela12.A1" office:value-type="string">
              <text:p text:style-name="P5"/>
              <text:p text:style-name="P5">Autor</text:p>
            </table:table-cell>
            <table:table-cell table:style-name="Tabela12.A1" office:value-type="string">
              <text:p text:style-name="P5"/>
              <text:p text:style-name="P5">Wydawnictwo</text:p>
            </table:table-cell>
            <table:table-cell table:style-name="Tabela12.E1" office:value-type="string">
              <text:p text:style-name="P5"/>
              <text:p text:style-name="P5">Nr dopuszczenia w wykazie MEN</text:p>
            </table:table-cell>
          </table:table-row>
          <table:table-row>
            <table:table-cell table:style-name="Tabela12.A2" office:value-type="string">
              <text:p text:style-name="P6">ED. WCZESNOSZKOLNA</text:p>
            </table:table-cell>
            <table:table-cell table:style-name="Tabela12.A2" office:value-type="string">
              <text:p text:style-name="P6">Podręcznik „Szkoła na TAK!” Klasa 1; cz. 1, 2, 3, 4,</text:p>
              <text:p text:style-name="P6">Podręcznik- matematyka „Szkoła na TAK!” cz. 1, 2</text:p>
            </table:table-cell>
            <table:table-cell table:style-name="Tabela12.A2" office:value-type="string">
              <text:p text:style-name="P6">D. Kręcisz, B. Lewandowska, <text:span text:style-name="T6">B.</text:span><text:span text:style-name="T7"> </text:span><text:span text:style-name="T6">Nawolska,</text:span><text:span text:style-name="T7"> </text:span><text:span text:style-name="T6">D. </text:span><text:span text:style-name="T8">Dankowska</text:span></text:p>
            </table:table-cell>
            <table:table-cell table:style-name="Tabela12.A2" office:value-type="string">
              <text:p text:style-name="P7">WSiP</text:p>
            </table:table-cell>
            <table:table-cell table:style-name="Tabela12.E2" office:value-type="string">
              <text:p text:style-name="P8">1160/1/2023</text:p>
            </table:table-cell>
          </table:table-row>
          <table:table-row>
            <table:table-cell table:style-name="Tabela12.A2" office:value-type="string">
              <text:p text:style-name="P8">J. ANGIELSKI</text:p>
            </table:table-cell>
            <table:table-cell table:style-name="Tabela12.A2" office:value-type="string">
              <text:p text:style-name="P9"><text:span text:style-name="T6">„Shine</text:span><text:span text:style-name="T9"> </text:span><text:span text:style-name="T6">On!”</text:span><text:span text:style-name="T9"> </text:span><text:span text:style-name="T6">Klasa</text:span><text:span text:style-name="T9"> </text:span><text:span text:style-name="T10">1; </text:span><text:span text:style-name="T6">(podręcznik</text:span><text:span text:style-name="T11"> </text:span><text:span text:style-name="T6">+</text:span><text:span text:style-name="T12"> </text:span><text:span text:style-name="T8">ćwiczenia)</text:span></text:p>
            </table:table-cell>
            <table:table-cell table:style-name="Tabela12.A2" office:value-type="string">
              <text:p text:style-name="P10"><text:span text:style-name="T6">Susan</text:span><text:span text:style-name="T12"> </text:span><text:span text:style-name="T6">Banman</text:span><text:span text:style-name="T9"> </text:span><text:span text:style-name="T6">Sileci,</text:span><text:span text:style-name="T12"> </text:span><text:span text:style-name="T6">Patrick</text:span><text:span text:style-name="T9"> </text:span><text:span text:style-name="T8">Jackson</text:span></text:p>
            </table:table-cell>
            <table:table-cell table:style-name="Tabela12.A2" office:value-type="string">
              <text:p text:style-name="P11">Oxford University Press</text:p>
            </table:table-cell>
            <table:table-cell table:style-name="Tabela12.E2" office:value-type="string">
              <text:p text:style-name="P8">1093/1/2020</text:p>
            </table:table-cell>
          </table:table-row>
          <table:table-row>
            <table:table-cell table:style-name="Tabela12.A2" office:value-type="string">
              <text:p text:style-name="P8">RELIGIA</text:p>
            </table:table-cell>
            <table:table-cell table:style-name="Tabela12.A2" office:value-type="string">
              <text:p text:style-name="P12">,Poznaję świat''</text:p>
            </table:table-cell>
            <table:table-cell table:style-name="Tabela12.A2" office:value-type="string">
              <text:p text:style-name="P10"/>
            </table:table-cell>
            <table:table-cell table:style-name="Tabela12.A2" office:value-type="string">
              <text:p text:style-name="P11">Jedność</text:p>
            </table:table-cell>
            <table:table-cell table:style-name="Tabela12.E2" office:value-type="string">
              <text:p text:style-name="P8"/>
            </table:table-cell>
          </table:table-row>
          <table:table-row>
            <table:table-cell table:style-name="Tabela12.E2" table:number-columns-spanned="5" office:value-type="string">
              <text:p text:style-name="P3"/>
              <text:p text:style-name="P4">KLASA II</text:p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2.A2" office:value-type="string">
              <text:p text:style-name="P13">ED. WCZESNOSZKOLNA</text:p>
            </table:table-cell>
            <table:table-cell table:style-name="Tabela12.A2" office:value-type="string">
              <text:p text:style-name="P13">Podręcznik „Szkoła na TAK!” Klasa <text:span text:style-name="T13">2</text:span>; cz. 1, 2, 3, 4,</text:p>
              <text:p text:style-name="P13">Podręcznik- matematyka „Szkoła na TAK!” <text:span text:style-name="T14">cz. 1, 2</text:span></text:p>
            </table:table-cell>
            <table:table-cell table:style-name="Tabela12.A2" office:value-type="string">
              <text:p text:style-name="P13">D. Kręcisz, B. Lewandowska, <text:span text:style-name="T6">B.</text:span><text:span text:style-name="T7"> </text:span><text:span text:style-name="T6">Nawolska,</text:span><text:span text:style-name="T7"> </text:span><text:span text:style-name="T6">D. </text:span><text:span text:style-name="T8">Dankowska</text:span></text:p>
            </table:table-cell>
            <table:table-cell table:style-name="Tabela12.A2" office:value-type="string">
              <text:p text:style-name="P7">WSiP</text:p>
            </table:table-cell>
            <table:table-cell table:style-name="Tabela12.E2" office:value-type="string">
              <text:p text:style-name="P8">1160/2/2023</text:p>
            </table:table-cell>
          </table:table-row>
          <table:table-row>
            <table:table-cell table:style-name="Tabela12.A2" office:value-type="string">
              <text:p text:style-name="P8">J. ANGIELSKI</text:p>
            </table:table-cell>
            <table:table-cell table:style-name="Tabela12.A2" office:value-type="string">
              <text:p text:style-name="P9"><text:span text:style-name="T6">„Shine</text:span><text:span text:style-name="T9"> </text:span><text:span text:style-name="T6">On!”</text:span><text:span text:style-name="T9"> </text:span><text:span text:style-name="T6">Klasa</text:span><text:span text:style-name="T9"> </text:span><text:span text:style-name="T15">2</text:span><text:span text:style-name="T10">; </text:span><text:span text:style-name="T6">(podręcznik</text:span><text:span text:style-name="T11"> </text:span><text:span text:style-name="T6">+</text:span><text:span text:style-name="T12"> </text:span><text:span text:style-name="T8">ćwiczenia)</text:span></text:p>
            </table:table-cell>
            <table:table-cell table:style-name="Tabela12.A2" office:value-type="string">
              <text:p text:style-name="P10"><text:span text:style-name="T6">Susan</text:span><text:span text:style-name="T12"> </text:span><text:span text:style-name="T6">Banman</text:span><text:span text:style-name="T9"> </text:span><text:span text:style-name="T6">Sileci,</text:span><text:span text:style-name="T12"> </text:span><text:span text:style-name="T6">Patrick</text:span><text:span text:style-name="T9"> </text:span><text:span text:style-name="T8">Jackson</text:span></text:p>
            </table:table-cell>
            <table:table-cell table:style-name="Tabela12.A2" office:value-type="string">
              <text:p text:style-name="P11">Oxford University Press</text:p>
            </table:table-cell>
            <table:table-cell table:style-name="Tabela12.E2" office:value-type="string">
              <text:p text:style-name="P8">1093/2/2020</text:p>
            </table:table-cell>
          </table:table-row>
          <table:table-row>
            <table:table-cell table:style-name="Tabela12.A2" office:value-type="string">
              <text:p text:style-name="P8">RELIGIA</text:p>
            </table:table-cell>
            <table:table-cell table:style-name="Tabela12.A2" office:value-type="string">
              <text:p text:style-name="P14">,,Odkrywam Królestwo Boże''; </text:p>
              <text:p text:style-name="P15">(podręcznik + ćwiczenia)</text:p>
            </table:table-cell>
            <table:table-cell table:style-name="Tabela12.A2" office:value-type="string">
              <text:p text:style-name="P16">Jedność</text:p>
            </table:table-cell>
            <table:table-cell table:style-name="Tabela12.A2" office:value-type="string">
              <text:p text:style-name="P11"/>
            </table:table-cell>
            <table:table-cell table:style-name="Tabela12.E2" office:value-type="string">
              <text:p text:style-name="P8"/>
            </table:table-cell>
          </table:table-row>
          <table:table-row>
            <table:table-cell table:style-name="Tabela12.E2" table:number-columns-spanned="5" office:value-type="string">
              <text:p text:style-name="P8"/>
              <text:p text:style-name="P17">KLASA III</text:p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2.A2" office:value-type="string">
              <text:p text:style-name="P18">ED. WCZESNOSZKOLNA</text:p>
            </table:table-cell>
            <table:table-cell table:style-name="Tabela12.A2" office:value-type="string">
              <text:p text:style-name="P18">Podręcznik „Szkoła na TAK!” Klasa <text:span text:style-name="T14">3</text:span>; cz. 1, 2, 3, 4,</text:p>
              <text:p text:style-name="P18">Podręcznik- matematyka „Szkoła na TAK!” <text:span text:style-name="T14">cz. 1, 2</text:span></text:p>
            </table:table-cell>
            <table:table-cell table:style-name="Tabela12.A2" office:value-type="string">
              <text:p text:style-name="P16"/>
            </table:table-cell>
            <table:table-cell table:style-name="Tabela12.A2" office:value-type="string">
              <text:p text:style-name="P19">WSiP</text:p>
            </table:table-cell>
            <table:table-cell table:style-name="Tabela12.E2" office:value-type="string">
              <text:p text:style-name="P20">1160/2/2024</text:p>
            </table:table-cell>
          </table:table-row>
          <table:table-row>
            <table:table-cell table:style-name="Tabela12.A2" office:value-type="string">
              <text:p text:style-name="P21">J. ANGIELSKI</text:p>
            </table:table-cell>
            <table:table-cell table:style-name="Tabela12.A2" office:value-type="string">
              <text:p text:style-name="P22"><text:span text:style-name="T6">„Shine</text:span><text:span text:style-name="T9"> </text:span><text:span text:style-name="T6">On!”</text:span><text:span text:style-name="T9"> </text:span><text:span text:style-name="T6">Klasa</text:span><text:span text:style-name="T9"> </text:span><text:span text:style-name="T16">3</text:span><text:span text:style-name="T10">; </text:span><text:span text:style-name="T6">(podręcznik</text:span><text:span text:style-name="T11"> </text:span><text:span text:style-name="T6">+</text:span><text:span text:style-name="T12"> </text:span><text:span text:style-name="T8">ćwiczenia)</text:span></text:p>
            </table:table-cell>
            <table:table-cell table:style-name="Tabela12.A2" office:value-type="string">
              <text:p text:style-name="P23"><text:span text:style-name="T6">Susan</text:span><text:span text:style-name="T12"> </text:span><text:span text:style-name="T6">Banman</text:span><text:span text:style-name="T9"> </text:span><text:span text:style-name="T6">Sileci,</text:span><text:span text:style-name="T12"> </text:span><text:span text:style-name="T6">Patrick</text:span><text:span text:style-name="T9"> </text:span><text:span text:style-name="T8">Jackson</text:span></text:p>
            </table:table-cell>
            <table:table-cell table:style-name="Tabela12.A2" office:value-type="string">
              <text:p text:style-name="P24">Oxford University Press</text:p>
            </table:table-cell>
            <table:table-cell table:style-name="Tabela12.E2" office:value-type="string">
              <text:p text:style-name="P21">1093/<text:span text:style-name="T14">3</text:span>/2020</text:p>
            </table:table-cell>
          </table:table-row>
          <table:table-row>
            <table:table-cell table:style-name="Tabela12.A2" office:value-type="string">
              <text:p text:style-name="P21">RELIGIA</text:p>
            </table:table-cell>
            <table:table-cell table:style-name="Tabela12.A2" office:value-type="string">
              <text:p text:style-name="P14">,,Poznaję Jezusa''; <text:span text:style-name="T14">(podręcznik + ćwiczenia)</text:span></text:p>
            </table:table-cell>
            <table:table-cell table:style-name="Tabela12.A2" office:value-type="string">
              <text:p text:style-name="P16"/>
            </table:table-cell>
            <table:table-cell table:style-name="Tabela12.A2" office:value-type="string">
              <text:p text:style-name="P16">Jedność</text:p>
            </table:table-cell>
            <table:table-cell table:style-name="Tabela12.E2" office:value-type="string">
              <text:p text:style-name="P8"/>
            </table:table-cell>
          </table:table-row>
          <table:table-row>
            <table:table-cell table:style-name="Tabela12.E2" table:number-columns-spanned="5" office:value-type="string">
              <text:p text:style-name="P21"/>
              <text:p text:style-name="P17"><text:soft-page-break/>KLASA IV</text:p>
              <text:p text:style-name="P2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2.A2" office:value-type="string">
              <text:p text:style-name="P20">JĘZYK POLSKI</text:p>
            </table:table-cell>
            <table:table-cell table:style-name="Tabela12.A2" office:value-type="string">
              <text:p text:style-name="P14">„<text:span text:style-name="T14">Zmieńmy słowo” </text:span><text:span text:style-name="T17">klasa 4</text:span></text:p>
            </table:table-cell>
            <table:table-cell table:style-name="Tabela12.A2" office:value-type="string">
              <text:p text:style-name="P25">I. <text:span text:style-name="T18">Bartol, M. Biskupska, J. Najmanowicz-Michalak</text:span></text:p>
            </table:table-cell>
            <table:table-cell table:style-name="Tabela12.A2" office:value-type="string">
              <text:p text:style-name="P25">WSiP</text:p>
            </table:table-cell>
            <table:table-cell table:style-name="Tabela12.E2" office:value-type="string">
              <text:p text:style-name="P26">1163/1/2023</text:p>
            </table:table-cell>
          </table:table-row>
          <table:table-row>
            <table:table-cell table:style-name="Tabela12.A2" office:value-type="string">
              <text:p text:style-name="P26">MATEMATYKA</text:p>
            </table:table-cell>
            <table:table-cell table:style-name="Tabela12.A2" office:value-type="string">
              <text:p text:style-name="P27"><text:span text:style-name="T6">„Matematyka</text:span><text:span text:style-name="T8"> </text:span><text:span text:style-name="T6">z</text:span><text:span text:style-name="T19"> </text:span><text:span text:style-name="T6">plusem</text:span><text:span text:style-name="T11"> </text:span><text:span text:style-name="T20">4”; </text:span></text:p>
              <text:p text:style-name="P27"><text:span text:style-name="T20">Ćwiczenia</text:span><text:span text:style-name="T21"> </text:span><text:span text:style-name="T20">–</text:span><text:span text:style-name="T22"> </text:span><text:span text:style-name="T20">wersja</text:span><text:span text:style-name="T23"> </text:span><text:span text:style-name="T20">B</text:span><text:span text:style-name="T22"> </text:span><text:span text:style-name="T20">(dwuzeszytowa): </text:span><text:span text:style-name="T8">Arytmetyka,</text:span></text:p>
              <text:p text:style-name="P28">Geometria</text:p>
            </table:table-cell>
            <table:table-cell table:style-name="Tabela12.A2" office:value-type="string">
              <text:p text:style-name="P25">M. <text:span text:style-name="T6">Dobrowolska,</text:span><text:span text:style-name="T7"> </text:span><text:span text:style-name="T6">M.</text:span><text:span text:style-name="T7"> </text:span><text:span text:style-name="T8">Jucewicz, </text:span><text:span text:style-name="T6">M.</text:span><text:span text:style-name="T10"> </text:span><text:span text:style-name="T6">Karpiński, P.</text:span><text:span text:style-name="T24"> </text:span><text:span text:style-name="T8">Zarzycki; </text:span><text:span text:style-name="T6">M.</text:span><text:span text:style-name="T23"> </text:span><text:span text:style-name="T6">Dobrowolska,</text:span><text:span text:style-name="T22"> </text:span><text:span text:style-name="T6">S.</text:span><text:span text:style-name="T25"> </text:span><text:span text:style-name="T6">Wojtan,</text:span><text:span text:style-name="T22"> </text:span><text:span text:style-name="T6">P.</text:span><text:span text:style-name="T22"> </text:span><text:span text:style-name="T8">Zarzycki;</text:span></text:p>
            </table:table-cell>
            <table:table-cell table:style-name="Tabela12.A2" office:value-type="string">
              <text:p text:style-name="P25">GWO</text:p>
            </table:table-cell>
            <table:table-cell table:style-name="Tabela12.E2" office:value-type="string">
              <text:p text:style-name="P26">780/1/2023/z<text:span text:style-name="T26">1</text:span></text:p>
            </table:table-cell>
          </table:table-row>
          <table:table-row>
            <table:table-cell table:style-name="Tabela12.A2" office:value-type="string">
              <text:p text:style-name="P26">HISTORIA</text:p>
            </table:table-cell>
            <table:table-cell table:style-name="Tabela12.A2" office:value-type="string">
              <text:p text:style-name="P29">Wczoraj i dziś. Klasa 4; </text:p>
              <text:p text:style-name="P29">Zeszyt ćwiczeń do historii dla klasy czwartej. </text:p>
            </table:table-cell>
            <table:table-cell table:style-name="Tabela12.A2" office:value-type="string">
              <text:p text:style-name="P25">B. <text:span text:style-name="T27">Olszewska, W. Surdyk-Fertsch; G. Wojciechowski</text:span></text:p>
            </table:table-cell>
            <table:table-cell table:style-name="Tabela12.A2" office:value-type="string">
              <text:p text:style-name="P25">Nowa Era</text:p>
            </table:table-cell>
            <table:table-cell table:style-name="Tabela12.E2" office:value-type="string">
              <text:p text:style-name="P26">877/1/2020zl</text:p>
            </table:table-cell>
          </table:table-row>
          <table:table-row>
            <table:table-cell table:style-name="Tabela12.A2" office:value-type="string">
              <text:p text:style-name="P30">J. ANGIELSKI</text:p>
            </table:table-cell>
            <table:table-cell table:style-name="Tabela12.A2" office:value-type="string">
              <text:p text:style-name="P29">„Link”<text:span text:style-name="T28"> </text:span>Klasa<text:span text:style-name="T29"> </text:span><text:span text:style-name="T30">4”</text:span></text:p>
            </table:table-cell>
            <table:table-cell table:style-name="Tabela12.A2" office:value-type="string">
              <text:p text:style-name="P31">S<text:span text:style-name="T6">arah</text:span><text:span text:style-name="T11"> </text:span><text:span text:style-name="T6">Philips,</text:span><text:span text:style-name="T9"> </text:span><text:span text:style-name="T6">Daina</text:span><text:span text:style-name="T25"> </text:span><text:span text:style-name="T8">Anyakwo</text:span></text:p>
            </table:table-cell>
            <table:table-cell table:style-name="Tabela12.A2" office:value-type="string">
              <text:p text:style-name="P31">O<text:span text:style-name="T8">xford</text:span></text:p>
            </table:table-cell>
            <table:table-cell table:style-name="Tabela12.E2" office:value-type="string">
              <text:p text:style-name="P32">1089/1/2020</text:p>
            </table:table-cell>
          </table:table-row>
          <table:table-row>
            <table:table-cell table:style-name="Tabela12.A2" office:value-type="string">
              <text:p text:style-name="P32">RELIGIA</text:p>
            </table:table-cell>
            <table:table-cell table:style-name="Tabela12.A2" office:value-type="string">
              <text:p text:style-name="P33">„Odkrywam<text:span text:style-name="T31"> </text:span>życie<text:span text:style-name="T28"> </text:span>z<text:span text:style-name="T28"> </text:span>Jezusem”; <text:span text:style-name="T32">(podręcznik + ćwiczenia)</text:span></text:p>
            </table:table-cell>
            <table:table-cell table:style-name="Tabela12.A2" office:value-type="string">
              <text:p text:style-name="P31">K. <text:span text:style-name="T6">Mielnicki,</text:span><text:span text:style-name="T12"> </text:span><text:span text:style-name="T6">E. </text:span><text:span text:style-name="T8">Konrad</text:span></text:p>
            </table:table-cell>
            <table:table-cell table:style-name="Tabela12.A2" office:value-type="string">
              <text:p text:style-name="P31">Jedność</text:p>
            </table:table-cell>
            <table:table-cell table:style-name="Tabela12.E2" office:value-type="string">
              <text:p text:style-name="P32"/>
            </table:table-cell>
          </table:table-row>
          <table:table-row>
            <table:table-cell table:style-name="Tabela12.A2" office:value-type="string">
              <text:p text:style-name="P32">MUZYKA</text:p>
            </table:table-cell>
            <table:table-cell table:style-name="Tabela12.A2" office:value-type="string">
              <text:p text:style-name="P33">„Lekcja<text:span text:style-name="T31"> </text:span>muzyki”<text:span text:style-name="T31"> </text:span>Klasa<text:span text:style-name="T28"> </text:span><text:span text:style-name="T30">4</text:span></text:p>
            </table:table-cell>
            <table:table-cell table:style-name="Tabela12.A2" office:value-type="string">
              <text:p text:style-name="P31">M. <text:span text:style-name="T6">Gromek, G.</text:span><text:span text:style-name="T9"> </text:span><text:span text:style-name="T8">Kilbach</text:span></text:p>
            </table:table-cell>
            <table:table-cell table:style-name="Tabela12.A2" office:value-type="string">
              <text:p text:style-name="P31">N<text:span text:style-name="T12">owa Era</text:span></text:p>
            </table:table-cell>
            <table:table-cell table:style-name="Tabela12.E2" office:value-type="string">
              <text:p text:style-name="P32">8<text:span text:style-name="T8">52/1/2017</text:span></text:p>
            </table:table-cell>
          </table:table-row>
          <table:table-row>
            <table:table-cell table:style-name="Tabela12.A2" office:value-type="string">
              <text:p text:style-name="P32">PRZYRODA</text:p>
            </table:table-cell>
            <table:table-cell table:style-name="Tabela12.A2" office:value-type="string">
              <text:p text:style-name="P33">„Tajemnice przyrody”; podręcznik + ćwiczenia<text:span text:style-name="T33"> </text:span>(Edycja<text:span text:style-name="T33"> </text:span>2023-2025<text:span text:style-name="T34"> </text:span>NEON4)</text:p>
            </table:table-cell>
            <table:table-cell table:style-name="Tabela12.A2" office:value-type="string">
              <text:p text:style-name="P31">M. <text:span text:style-name="T8">Marko-Worłowska,</text:span><text:span text:style-name="T9"> </text:span><text:span text:style-name="T8">F.</text:span><text:span text:style-name="T9"> </text:span><text:span text:style-name="T8">Szlajfer,</text:span></text:p>
              <text:p text:style-name="P31"><text:span text:style-name="T6">J.</text:span><text:span text:style-name="T35"> </text:span><text:span text:style-name="T8">Stawarz</text:span></text:p>
            </table:table-cell>
            <table:table-cell table:style-name="Tabela12.A2" office:value-type="string">
              <text:p text:style-name="P31">Nowa Era</text:p>
            </table:table-cell>
            <table:table-cell table:style-name="Tabela12.E2" office:value-type="string">
              <text:p text:style-name="P32">8<text:span text:style-name="T8">63/2019/z</text:span><text:span text:style-name="T36">1</text:span></text:p>
            </table:table-cell>
          </table:table-row>
          <table:table-row>
            <table:table-cell table:style-name="Tabela12.A2" office:value-type="string">
              <text:p text:style-name="P32">JĘZYK NIEMIECKI</text:p>
            </table:table-cell>
            <table:table-cell table:style-name="Tabela12.A2" office:value-type="string">
              <text:p text:style-name="P34">„<text:span text:style-name="T37">Gute Reise 1”; podręcznik + ćwiczenia</text:span><text:span text:style-name="T38"> </text:span></text:p>
            </table:table-cell>
            <table:table-cell table:style-name="Tabela12.A2" office:value-type="string">
              <text:p text:style-name="P31">N. Bogdaniuk</text:p>
            </table:table-cell>
            <table:table-cell table:style-name="Tabela12.A2" office:value-type="string">
              <text:p text:style-name="P31">Draco</text:p>
            </table:table-cell>
            <table:table-cell table:style-name="Tabela12.E2" office:value-type="string">
              <text:p text:style-name="P32">1233/1/2024</text:p>
            </table:table-cell>
          </table:table-row>
          <table:table-row>
            <table:table-cell table:style-name="Tabela12.A2" office:value-type="string">
              <text:p text:style-name="P32">TECHNIKA</text:p>
            </table:table-cell>
            <table:table-cell table:style-name="Tabela12.A2" office:value-type="string">
              <text:p text:style-name="P33">„Jak<text:span text:style-name="T39"> </text:span>to<text:span text:style-name="T39"> </text:span>działa?”<text:span text:style-name="T39"> </text:span>(nowa<text:span text:style-name="T28"> </text:span>edycja<text:span text:style-name="T29"> </text:span>2023-<text:span text:style-name="T39">2025)</text:span></text:p>
            </table:table-cell>
            <table:table-cell table:style-name="Tabela12.A2" office:value-type="string">
              <text:p text:style-name="P35">L. <text:span text:style-name="T6">Łabecki,</text:span><text:span text:style-name="T8"> </text:span><text:span text:style-name="T6">M.</text:span><text:span text:style-name="T8"> </text:span><text:span text:style-name="T6">Łabecka,</text:span><text:span text:style-name="T8"> </text:span><text:span text:style-name="T6">J.</text:span><text:span text:style-name="T8"> Pecyna</text:span></text:p>
            </table:table-cell>
            <table:table-cell table:style-name="Tabela12.A2" office:value-type="string">
              <text:p text:style-name="P36">Nowa Era</text:p>
            </table:table-cell>
            <table:table-cell table:style-name="Tabela12.E2" office:value-type="string">
              <text:p text:style-name="P32">1<text:span text:style-name="T8">195/1/2023</text:span></text:p>
            </table:table-cell>
          </table:table-row>
          <table:table-row>
            <table:table-cell table:style-name="Tabela12.A2" office:value-type="string">
              <text:p text:style-name="P32">PLASTYKA</text:p>
            </table:table-cell>
            <table:table-cell table:style-name="Tabela12.A2" office:value-type="string">
              <text:p text:style-name="P33">„Do<text:span text:style-name="T29"> </text:span>dzieła”<text:span text:style-name="T28"> </text:span>Klasa<text:span text:style-name="T28"> </text:span><text:span text:style-name="T30">4</text:span></text:p>
            </table:table-cell>
            <table:table-cell table:style-name="Tabela12.A2" office:value-type="string">
              <text:p text:style-name="P35">J. <text:span text:style-name="T6">Lukas, K. </text:span><text:span text:style-name="T12">Onak</text:span></text:p>
            </table:table-cell>
            <table:table-cell table:style-name="Tabela12.A2" office:value-type="string">
              <text:p text:style-name="P36">Nowa Era</text:p>
            </table:table-cell>
            <table:table-cell table:style-name="Tabela12.E2" office:value-type="string">
              <text:p text:style-name="P32">903/1/2017</text:p>
            </table:table-cell>
          </table:table-row>
          <table:table-row>
            <table:table-cell table:style-name="Tabela12.E2" table:number-columns-spanned="5" office:value-type="string">
              <text:p text:style-name="P32"/>
              <text:p text:style-name="P37">KLASA V</text:p>
              <text:p text:style-name="P32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2.A2" office:value-type="string">
              <text:p text:style-name="P38">JĘZYK POLSKI</text:p>
            </table:table-cell>
            <table:table-cell table:style-name="Tabela12.A2" office:value-type="string">
              <text:p text:style-name="P39">„<text:span text:style-name="T14">Zmieńmy słowo” </text:span><text:span text:style-name="T17">klasa 5</text:span></text:p>
            </table:table-cell>
            <table:table-cell table:style-name="Tabela12.A2" office:value-type="string">
              <text:p text:style-name="P40">I. <text:span text:style-name="T18">Bartol, M. Biskupska, J. Najmanowicz-Michalak</text:span></text:p>
            </table:table-cell>
            <table:table-cell table:style-name="Tabela12.A2" office:value-type="string">
              <text:p text:style-name="P40">WSiP</text:p>
            </table:table-cell>
            <table:table-cell table:style-name="Tabela12.E2" office:value-type="string">
              <text:p text:style-name="P41">1163/2/2024</text:p>
            </table:table-cell>
          </table:table-row>
          <table:table-row>
            <table:table-cell table:style-name="Tabela12.A2" office:value-type="string">
              <text:p text:style-name="P42">MATEMATYKA</text:p>
            </table:table-cell>
            <table:table-cell table:style-name="Tabela12.A2" office:value-type="string">
              <text:p text:style-name="P43"><text:span text:style-name="T6">„Matematyka</text:span><text:span text:style-name="T8"> </text:span><text:span text:style-name="T6">z</text:span><text:span text:style-name="T19"> </text:span><text:span text:style-name="T6">plusem</text:span><text:span text:style-name="T11"> </text:span><text:span text:style-name="T40">5</text:span><text:span text:style-name="T20">”; </text:span></text:p>
              <text:p text:style-name="P43"><text:span text:style-name="T20">Ćwiczenia</text:span><text:span text:style-name="T21"> </text:span><text:span text:style-name="T20">–</text:span><text:span text:style-name="T22"> </text:span><text:span text:style-name="T20">wersja</text:span><text:span text:style-name="T23"> </text:span><text:span text:style-name="T20">B</text:span><text:span text:style-name="T22"> </text:span><text:span text:style-name="T20">(dwuzeszytowa): </text:span><text:span text:style-name="T8">Arytmetyka,</text:span></text:p>
              <text:p text:style-name="P44">Geometria</text:p>
            </table:table-cell>
            <table:table-cell table:style-name="Tabela12.A2" office:value-type="string">
              <text:p text:style-name="P40">M. <text:span text:style-name="T6">Dobrowolska,</text:span><text:span text:style-name="T7"> </text:span><text:span text:style-name="T6">M.</text:span><text:span text:style-name="T7"> </text:span><text:span text:style-name="T8">Jucewicz, </text:span><text:span text:style-name="T6">M.</text:span><text:span text:style-name="T10"> </text:span><text:span text:style-name="T6">Karpiński, P.</text:span><text:span text:style-name="T24"> </text:span><text:span text:style-name="T8">Zarzycki; </text:span><text:span text:style-name="T6">M.</text:span><text:span text:style-name="T23"> </text:span><text:span text:style-name="T6">Dobrowolska,</text:span><text:span text:style-name="T22"> </text:span><text:span text:style-name="T6">S.</text:span><text:span text:style-name="T25"> </text:span><text:span text:style-name="T6">Wojtan,</text:span><text:span text:style-name="T22"> </text:span><text:span text:style-name="T6">P.</text:span><text:span text:style-name="T22"> </text:span><text:span text:style-name="T8">Zarzycki;</text:span></text:p>
            </table:table-cell>
            <table:table-cell table:style-name="Tabela12.A2" office:value-type="string">
              <text:p text:style-name="P40">WSiP</text:p>
            </table:table-cell>
            <table:table-cell table:style-name="Tabela12.E2" office:value-type="string">
              <text:p text:style-name="P41">780/2/2024/z<text:span text:style-name="T26">1</text:span></text:p>
            </table:table-cell>
          </table:table-row>
          <table:table-row>
            <table:table-cell table:style-name="Tabela12.A2" office:value-type="string">
              <text:p text:style-name="P41">HISTORIA</text:p>
            </table:table-cell>
            <table:table-cell table:style-name="Tabela12.A2" office:value-type="string">
              <text:p text:style-name="P45">„Historia 5”</text:p>
            </table:table-cell>
            <table:table-cell table:style-name="Tabela12.A2" office:value-type="string">
              <text:p text:style-name="P46"><text:bookmark text:name="docs-internal-guid-c2337744-7fff-ba4d-a4ca-a00ccaead830"/><text:span text:style-name="T41">I.Kąkolewski, K.Kowalewski, A.Plumińska-Mieloch</text:span> </text:p>
            </table:table-cell>
            <table:table-cell table:style-name="Tabela12.A2" office:value-type="string">
              <text:p text:style-name="P47">WSiP</text:p>
            </table:table-cell>
            <table:table-cell table:style-name="Tabela12.E2" office:value-type="string">
              <text:p text:style-name="P48"><text:bookmark text:name="docs-internal-guid-ee3b9665-7fff-481e-7326-0b299f1d412f"/><text:span text:style-name="T41">882/2/2018</text:span> </text:p>
            </table:table-cell>
          </table:table-row>
          <table:table-row>
            <table:table-cell table:style-name="Tabela12.A2" office:value-type="string">
              <text:p text:style-name="P41">JĘZYK ANGIELSKI</text:p>
            </table:table-cell>
            <table:table-cell table:style-name="Tabela12.A2" office:value-type="string">
              <text:p text:style-name="P45">„<text:span text:style-name="T6">Link”</text:span><text:span text:style-name="T12"> </text:span><text:span text:style-name="T6">Klasa</text:span><text:span text:style-name="T9"> </text:span><text:span text:style-name="T10">5</text:span></text:p>
            </table:table-cell>
            <table:table-cell table:style-name="Tabela12.A2" office:value-type="string">
              <text:p text:style-name="P49">S<text:span text:style-name="T6">arah</text:span><text:span text:style-name="T11"> </text:span><text:span text:style-name="T6">Philips,</text:span><text:span text:style-name="T9"> </text:span><text:span text:style-name="T6">Daina</text:span><text:span text:style-name="T25"> </text:span><text:span text:style-name="T8">Anyakwo</text:span></text:p>
            </table:table-cell>
            <table:table-cell table:style-name="Tabela12.A2" office:value-type="string">
              <text:p text:style-name="P47">O<text:span text:style-name="T8">xford</text:span></text:p>
            </table:table-cell>
            <table:table-cell table:style-name="Tabela12.E2" office:value-type="string">
              <text:p text:style-name="P50">1089/2/2021</text:p>
            </table:table-cell>
          </table:table-row>
          <table:table-row>
            <table:table-cell table:style-name="Tabela12.A2" office:value-type="string">
              <text:p text:style-name="P41">RELIGIA</text:p>
            </table:table-cell>
            <table:table-cell table:style-name="Tabela12.A2" office:value-type="string">
              <text:p text:style-name="P45">„<text:span text:style-name="T6">Szczęśliwi,</text:span><text:span text:style-name="T11"> </text:span><text:span text:style-name="T6">którzy</text:span><text:span text:style-name="T12"> </text:span><text:span text:style-name="T6">szukają</text:span><text:span text:style-name="T11"> </text:span><text:span text:style-name="T8">prawdy”; </text:span><text:span text:style-name="T42">(podręcznik + ćwiczenia)</text:span></text:p>
            </table:table-cell>
            <table:table-cell table:style-name="Tabela12.A2" office:value-type="string">
              <text:p text:style-name="P51"><text:span text:style-name="T6">K.</text:span><text:span text:style-name="T12"> </text:span><text:span text:style-name="T6">Mielnicki,</text:span><text:span text:style-name="T7"> </text:span><text:span text:style-name="T6">E.</text:span><text:span text:style-name="T9"> </text:span><text:span text:style-name="T8">Kondrak,</text:span></text:p>
            </table:table-cell>
            <table:table-cell table:style-name="Tabela12.A2" office:value-type="string">
              <text:p text:style-name="P47">Jedność</text:p>
            </table:table-cell>
            <table:table-cell table:style-name="Tabela12.E2" office:value-type="string">
              <text:p text:style-name="P52"/>
            </table:table-cell>
          </table:table-row>
          <table:table-row>
            <table:table-cell table:style-name="Tabela12.A2" office:value-type="string">
              <text:p text:style-name="P41">MUZYKA</text:p>
            </table:table-cell>
            <table:table-cell table:style-name="Tabela12.A2" office:value-type="string">
              <text:p text:style-name="P45">„<text:span text:style-name="T6">Lekcja</text:span><text:span text:style-name="T11"> </text:span><text:span text:style-name="T6">muzyki”</text:span><text:span text:style-name="T11"> </text:span><text:span text:style-name="T6">Klasa</text:span><text:span text:style-name="T12"> </text:span><text:span text:style-name="T10">5</text:span></text:p>
            </table:table-cell>
            <table:table-cell table:style-name="Tabela12.A2" office:value-type="string">
              <text:p text:style-name="P53">M.<text:span text:style-name="T12"> </text:span><text:span text:style-name="T6">Gromek, G.</text:span><text:span text:style-name="T9"> </text:span><text:span text:style-name="T8">Kilbach</text:span></text:p>
            </table:table-cell>
            <table:table-cell table:style-name="Tabela12.A2" office:value-type="string">
              <text:p text:style-name="P47">N<text:span text:style-name="T12">owa Era</text:span></text:p>
            </table:table-cell>
            <table:table-cell table:style-name="Tabela12.E2" office:value-type="string">
              <text:p text:style-name="P54">8<text:span text:style-name="T8">51/20/2018</text:span></text:p>
            </table:table-cell>
          </table:table-row>
          <text:soft-page-break/>
          <table:table-row>
            <table:table-cell table:style-name="Tabela12.A2" office:value-type="string">
              <text:p text:style-name="P41">GEOGRAFIA</text:p>
            </table:table-cell>
            <table:table-cell table:style-name="Tabela12.A2" office:value-type="string">
              <text:p text:style-name="P45">„<text:span text:style-name="T6">Planeta</text:span><text:span text:style-name="T11"> </text:span><text:span text:style-name="T6">Nowa”</text:span><text:span text:style-name="T8"> </text:span><text:span text:style-name="T6">Klasa</text:span><text:span text:style-name="T12"> </text:span><text:span text:style-name="T10">5; </text:span><text:span text:style-name="T6">Podręcznik</text:span><text:span text:style-name="T20"> </text:span><text:span text:style-name="T6">+</text:span><text:span text:style-name="T20"> </text:span><text:span text:style-name="T8">ćwiczenia</text:span></text:p>
            </table:table-cell>
            <table:table-cell table:style-name="Tabela12.A2" office:value-type="string">
              <text:p text:style-name="P53">F. <text:span text:style-name="T6">Szlajfer,</text:span><text:span text:style-name="T10"> </text:span><text:span text:style-name="T6">R.</text:span><text:span text:style-name="T10"> </text:span><text:span text:style-name="T6">Molarz,</text:span><text:span text:style-name="T43"> </text:span><text:span text:style-name="T6">T.</text:span><text:span text:style-name="T10"> </text:span><text:span text:style-name="T8">Rachwał</text:span></text:p>
            </table:table-cell>
            <table:table-cell table:style-name="Tabela12.A2" office:value-type="string">
              <text:p text:style-name="P47">N<text:span text:style-name="T12">owa Era</text:span></text:p>
            </table:table-cell>
            <table:table-cell table:style-name="Tabela12.E2" office:value-type="string">
              <text:p text:style-name="P54">9<text:span text:style-name="T8">06/1/2018</text:span></text:p>
            </table:table-cell>
          </table:table-row>
          <table:table-row>
            <table:table-cell table:style-name="Tabela12.A2" office:value-type="string">
              <text:p text:style-name="P55">JĘZYK NIEMIECKI</text:p>
            </table:table-cell>
            <table:table-cell table:style-name="Tabela12.A2" office:value-type="string">
              <text:p text:style-name="P56"><text:span text:style-name="T17">„</text:span><text:span text:style-name="T44">Gute Reise 2”; </text:span><text:span text:style-name="T45">podręcznik + ćwiczenia</text:span><text:span text:style-name="T46"> </text:span></text:p>
            </table:table-cell>
            <table:table-cell table:style-name="Tabela12.A2" office:value-type="string">
              <text:p text:style-name="P57">N. Bogdaniuk</text:p>
            </table:table-cell>
            <table:table-cell table:style-name="Tabela12.A2" office:value-type="string">
              <text:p text:style-name="P58">D<text:span text:style-name="T37">raco</text:span></text:p>
            </table:table-cell>
            <table:table-cell table:style-name="Tabela12.E2" office:value-type="string">
              <text:p text:style-name="P59">1233/2/2025</text:p>
            </table:table-cell>
          </table:table-row>
          <table:table-row>
            <table:table-cell table:style-name="Tabela12.A2" office:value-type="string">
              <text:p text:style-name="P55">TECHNIKA</text:p>
            </table:table-cell>
            <table:table-cell table:style-name="Tabela12.A2" office:value-type="string">
              <text:p text:style-name="P56">„<text:span text:style-name="T6">Jak to działa?” Klasa 5 (nowa</text:span><text:span text:style-name="T25"> </text:span><text:span text:style-name="T6">edycja</text:span><text:span text:style-name="T25"> </text:span><text:span text:style-name="T6">2023-2025)</text:span></text:p>
            </table:table-cell>
            <table:table-cell table:style-name="Tabela12.A2" office:value-type="string">
              <text:p text:style-name="P58">L. <text:span text:style-name="T6">Łabecki,</text:span><text:span text:style-name="T8"> </text:span><text:span text:style-name="T6">M.</text:span><text:span text:style-name="T8"> </text:span><text:span text:style-name="T6">Łabecka,</text:span><text:span text:style-name="T8"> </text:span><text:span text:style-name="T6">J.</text:span><text:span text:style-name="T8"> Pecyna</text:span></text:p>
            </table:table-cell>
            <table:table-cell table:style-name="Tabela12.A2" office:value-type="string">
              <text:p text:style-name="P60">Nowa Era</text:p>
            </table:table-cell>
            <table:table-cell table:style-name="Tabela12.E2" office:value-type="string">
              <text:p text:style-name="P59">1<text:span text:style-name="T8">195/2/2024</text:span></text:p>
            </table:table-cell>
          </table:table-row>
          <table:table-row>
            <table:table-cell table:style-name="Tabela12.A2" office:value-type="string">
              <text:p text:style-name="P55">PLASTYKA</text:p>
            </table:table-cell>
            <table:table-cell table:style-name="Tabela12.A2" office:value-type="string">
              <text:p text:style-name="P34">„Do<text:span text:style-name="T29"> </text:span>dzieła”<text:span text:style-name="T28"> </text:span>Klasa<text:span text:style-name="T28"> </text:span><text:span text:style-name="T47">5</text:span></text:p>
            </table:table-cell>
            <table:table-cell table:style-name="Tabela12.A2" office:value-type="string">
              <text:p text:style-name="P61">J. <text:span text:style-name="T6">Lukas, K. </text:span><text:span text:style-name="T12">Onak</text:span></text:p>
            </table:table-cell>
            <table:table-cell table:style-name="Tabela12.A2" office:value-type="string">
              <text:p text:style-name="P47">N<text:span text:style-name="T12">owa Era</text:span></text:p>
            </table:table-cell>
            <table:table-cell table:style-name="Tabela12.E2" office:value-type="string">
              <text:p text:style-name="P59">903/1/2018</text:p>
            </table:table-cell>
          </table:table-row>
          <table:table-row>
            <table:table-cell table:style-name="Tabela12.A2" office:value-type="string">
              <text:p text:style-name="P55">BIOLOGIA</text:p>
            </table:table-cell>
            <table:table-cell table:style-name="Tabela12.A2" office:value-type="string">
              <text:p text:style-name="P62">„<text:span text:style-name="T6">Puls</text:span><text:span text:style-name="T7"> </text:span><text:span text:style-name="T6">życia</text:span><text:span text:style-name="T12"> </text:span><text:span text:style-name="T6">5”</text:span><text:span text:style-name="T48">; </text:span><text:span text:style-name="T45">podręcznik + ćwiczenia</text:span><text:span text:style-name="T46"> </text:span></text:p>
            </table:table-cell>
            <table:table-cell table:style-name="Tabela12.A2" office:value-type="string">
              <text:p text:style-name="P63">M.<text:span text:style-name="T7"> </text:span><text:span text:style-name="T6">Sęktas,</text:span><text:span text:style-name="T7"> </text:span><text:span text:style-name="T6">J. </text:span><text:span text:style-name="T8">Stawarz</text:span></text:p>
            </table:table-cell>
            <table:table-cell table:style-name="Tabela12.A2" office:value-type="string">
              <text:p text:style-name="P64">N<text:span text:style-name="T12">owa Era</text:span></text:p>
            </table:table-cell>
            <table:table-cell table:style-name="Tabela12.E2" office:value-type="string">
              <text:p text:style-name="P63">844/1/2018</text:p>
            </table:table-cell>
          </table:table-row>
          <table:table-row>
            <table:table-cell table:style-name="Tabela12.E2" table:number-columns-spanned="5" office:value-type="string">
              <text:p text:style-name="P65"/>
              <text:p text:style-name="P66">KLASA VI</text:p>
              <text:p text:style-name="P65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2.A2" office:value-type="string">
              <text:p text:style-name="P67">JĘZYK POLSKI</text:p>
            </table:table-cell>
            <table:table-cell table:style-name="Tabela12.A2" office:value-type="string">
              <text:p text:style-name="P68">„<text:span text:style-name="T14">Zmieńmy słowo” </text:span><text:span text:style-name="T17">klasa </text:span><text:span text:style-name="T49">6</text:span></text:p>
            </table:table-cell>
            <table:table-cell table:style-name="Tabela12.A2" office:value-type="string">
              <text:p text:style-name="P69">I. <text:span text:style-name="T18">Bartol, M. Biskupska, J. Najmanowicz-Michalak</text:span></text:p>
            </table:table-cell>
            <table:table-cell table:style-name="Tabela12.A2" office:value-type="string">
              <text:p text:style-name="P69">WSiP</text:p>
            </table:table-cell>
            <table:table-cell table:style-name="Tabela12.E2" office:value-type="string">
              <text:p text:style-name="P59">1163/3/2025</text:p>
            </table:table-cell>
          </table:table-row>
          <table:table-row>
            <table:table-cell table:style-name="Tabela12.A2" office:value-type="string">
              <text:p text:style-name="P70">MATEMATYKA</text:p>
            </table:table-cell>
            <table:table-cell table:style-name="Tabela12.A2" office:value-type="string">
              <text:p text:style-name="P56"><text:span text:style-name="T6">„Matematyka</text:span><text:span text:style-name="T8"> </text:span><text:span text:style-name="T6">z</text:span><text:span text:style-name="T19"> </text:span><text:span text:style-name="T6">plusem</text:span><text:span text:style-name="T11"> </text:span><text:span text:style-name="T50">6</text:span><text:span text:style-name="T20">”; </text:span></text:p>
              <text:p text:style-name="P56"><text:span text:style-name="T20">Ćwiczenia</text:span><text:span text:style-name="T21"> </text:span><text:span text:style-name="T20">–</text:span><text:span text:style-name="T22"> </text:span><text:span text:style-name="T20">wersja</text:span><text:span text:style-name="T23"> </text:span><text:span text:style-name="T20">B</text:span><text:span text:style-name="T22"> </text:span><text:span text:style-name="T20">(dwuzeszytowa): </text:span><text:span text:style-name="T8">Arytmetyka,</text:span></text:p>
              <text:p text:style-name="P71">Geometria</text:p>
            </table:table-cell>
            <table:table-cell table:style-name="Tabela12.A2" office:value-type="string">
              <text:p text:style-name="P69">M. <text:span text:style-name="T6">Dobrowolska,</text:span><text:span text:style-name="T7"> </text:span><text:span text:style-name="T6">M.</text:span><text:span text:style-name="T7"> </text:span><text:span text:style-name="T8">Jucewicz, </text:span><text:span text:style-name="T6">M.</text:span><text:span text:style-name="T10"> </text:span><text:span text:style-name="T6">Karpiński, P.</text:span><text:span text:style-name="T24"> </text:span><text:span text:style-name="T8">Zarzycki; </text:span><text:span text:style-name="T6">M.</text:span><text:span text:style-name="T23"> </text:span><text:span text:style-name="T6">Dobrowolska,</text:span><text:span text:style-name="T22"> </text:span><text:span text:style-name="T6">S.</text:span><text:span text:style-name="T25"> </text:span><text:span text:style-name="T6">Wojtan,</text:span><text:span text:style-name="T22"> </text:span><text:span text:style-name="T6">P.</text:span><text:span text:style-name="T22"> </text:span><text:span text:style-name="T8">Zarzycki;</text:span></text:p>
            </table:table-cell>
            <table:table-cell table:style-name="Tabela12.A2" office:value-type="string">
              <text:p text:style-name="P69">WSiP</text:p>
            </table:table-cell>
            <table:table-cell table:style-name="Tabela12.E2" office:value-type="string">
              <text:p text:style-name="P59">780/3/2022/z<text:span text:style-name="T26">1</text:span></text:p>
            </table:table-cell>
          </table:table-row>
          <table:table-row>
            <table:table-cell table:style-name="Tabela12.A2" office:value-type="string">
              <text:p text:style-name="P72">HISTORIA</text:p>
            </table:table-cell>
            <table:table-cell table:style-name="Tabela12.A2" office:value-type="string">
              <text:p text:style-name="P73">„Historia 6”</text:p>
            </table:table-cell>
            <table:table-cell table:style-name="Tabela12.A2" office:value-type="string">
              <text:p text:style-name="P74"><text:bookmark text:name="docs-internal-guid-196e09a1-7fff-c13b-70a6-ac8242a4e497"/><text:span text:style-name="T41">I.Kąkolewski, A.Plumińska-Mieloch</text:span> </text:p>
            </table:table-cell>
            <table:table-cell table:style-name="Tabela12.A2" office:value-type="string">
              <text:p text:style-name="P75">WSiP</text:p>
            </table:table-cell>
            <table:table-cell table:style-name="Tabela12.E2" office:value-type="string">
              <text:p text:style-name="P76"><text:bookmark text:name="docs-internal-guid-c19fe122-7fff-3a6f-d022-180e2c3c3748"/><text:span text:style-name="T41">882/3/2019</text:span> </text:p>
            </table:table-cell>
          </table:table-row>
          <table:table-row>
            <table:table-cell table:style-name="Tabela12.A2" office:value-type="string">
              <text:p text:style-name="P72">JĘZYK ANGIELSKI</text:p>
            </table:table-cell>
            <table:table-cell table:style-name="Tabela12.A2" office:value-type="string">
              <text:p text:style-name="P73">„L<text:span text:style-name="T51">ink” klasa 6; </text:span><text:span text:style-name="T45">podręcznik + ćwiczenia</text:span><text:span text:style-name="T46"> </text:span></text:p>
            </table:table-cell>
            <table:table-cell table:style-name="Tabela12.A2" office:value-type="string">
              <text:p text:style-name="P74">S.<text:span text:style-name="T51"> Wheeldon, T. Payman</text:span></text:p>
            </table:table-cell>
            <table:table-cell table:style-name="Tabela12.A2" office:value-type="string">
              <text:p text:style-name="P75"/>
            </table:table-cell>
            <table:table-cell table:style-name="Tabela12.E2" office:value-type="string">
              <text:p text:style-name="P77"><text:span text:style-name="T52">1</text:span><text:span text:style-name="T44">089/3/2022</text:span> </text:p>
            </table:table-cell>
          </table:table-row>
          <table:table-row>
            <table:table-cell table:style-name="Tabela12.A2" office:value-type="string">
              <text:p text:style-name="P72">RELIGIA</text:p>
            </table:table-cell>
            <table:table-cell table:style-name="Tabela12.A2" office:value-type="string">
              <text:p text:style-name="P78"><text:span text:style-name="T52">„</text:span><text:span text:style-name="T44">Szczęśliwi, którzy szukają prawdy”;</text:span><text:span text:style-name="T53"> </text:span></text:p>
              <text:p text:style-name="P78"><text:span text:style-name="T54">podręcznik + ćwiczenia</text:span><text:span text:style-name="T55"> </text:span></text:p>
            </table:table-cell>
            <table:table-cell table:style-name="Tabela12.A2" office:value-type="string">
              <text:p text:style-name="P74"/>
            </table:table-cell>
            <table:table-cell table:style-name="Tabela12.A2" office:value-type="string">
              <text:p text:style-name="P79">Jedność</text:p>
            </table:table-cell>
            <table:table-cell table:style-name="Tabela12.E2" office:value-type="string">
              <text:p text:style-name="P77"/>
            </table:table-cell>
          </table:table-row>
          <table:table-row>
            <table:table-cell table:style-name="Tabela12.A2" office:value-type="string">
              <text:p text:style-name="P80">MUZYKA</text:p>
            </table:table-cell>
            <table:table-cell table:style-name="Tabela12.A2" office:value-type="string">
              <text:p text:style-name="P81">„<text:span text:style-name="T6">Lekcja</text:span><text:span text:style-name="T11"> </text:span><text:span text:style-name="T6">muzyki”</text:span><text:span text:style-name="T11"> </text:span><text:span text:style-name="T6">Klasa </text:span><text:span text:style-name="T56">6</text:span></text:p>
            </table:table-cell>
            <table:table-cell table:style-name="Tabela12.A2" office:value-type="string">
              <text:p text:style-name="P82">M.<text:span text:style-name="T12"> </text:span><text:span text:style-name="T6">Gromek, G.</text:span><text:span text:style-name="T9"> </text:span><text:span text:style-name="T8">Kilbach</text:span></text:p>
            </table:table-cell>
            <table:table-cell table:style-name="Tabela12.A2" office:value-type="string">
              <text:p text:style-name="P83">N<text:span text:style-name="T12">owa Era</text:span></text:p>
            </table:table-cell>
            <table:table-cell table:style-name="Tabela12.E2" office:value-type="string">
              <text:p text:style-name="P84">852/3/2019</text:p>
            </table:table-cell>
          </table:table-row>
          <table:table-row>
            <table:table-cell table:style-name="Tabela12.A2" office:value-type="string">
              <text:p text:style-name="P80">TECHNIKA</text:p>
            </table:table-cell>
            <table:table-cell table:style-name="Tabela12.A2" office:value-type="string">
              <text:p text:style-name="P81">„Jak<text:span text:style-name="T57"> </text:span>to<text:span text:style-name="T57"> </text:span>działa?”<text:span text:style-name="T57"> </text:span>Klasa<text:span text:style-name="T34"> </text:span>6 (edycja 2022-2024)</text:p>
            </table:table-cell>
            <table:table-cell table:style-name="Tabela12.A2" office:value-type="string">
              <text:p text:style-name="P58">L. <text:span text:style-name="T6">Łabecki,</text:span><text:span text:style-name="T8"> </text:span><text:span text:style-name="T6">M.</text:span><text:span text:style-name="T8"> </text:span><text:span text:style-name="T6">Łabecka,</text:span><text:span text:style-name="T8"> </text:span><text:span text:style-name="T6">J.</text:span><text:span text:style-name="T8"> Pecyna</text:span></text:p>
            </table:table-cell>
            <table:table-cell table:style-name="Tabela12.A2" office:value-type="string">
              <text:p text:style-name="P85">Nowa Era</text:p>
            </table:table-cell>
            <table:table-cell table:style-name="Tabela12.E2" office:value-type="string">
              <text:p text:style-name="P84">295/3/2019</text:p>
            </table:table-cell>
          </table:table-row>
          <table:table-row>
            <table:table-cell table:style-name="Tabela12.A2" office:value-type="string">
              <text:p text:style-name="P86">JĘZYK NIEMIECKI</text:p>
            </table:table-cell>
            <table:table-cell table:style-name="Tabela12.A2" office:value-type="string">
              <text:p text:style-name="P78"><text:span text:style-name="T17">„</text:span><text:span text:style-name="T44">Wir smart </text:span><text:span text:style-name="T58">3”; </text:span><text:span text:style-name="T54">podręcznik + ćwiczenia</text:span><text:span text:style-name="T55"> </text:span></text:p>
            </table:table-cell>
            <table:table-cell table:style-name="Tabela12.A2" office:value-type="string">
              <text:p text:style-name="P87"><text:span text:style-name="T59">E. </text:span><text:span text:style-name="Strong_20_Emphasis"><text:span text:style-name="T60">Wieszczeczyńska, E. Kubicka </text:span></text:span><text:span text:style-name="T61"> </text:span></text:p>
            </table:table-cell>
            <table:table-cell table:style-name="Tabela12.A2" office:value-type="string">
              <text:p text:style-name="P88"><text:span text:style-name="T52">K</text:span><text:span text:style-name="T44">lett </text:span> </text:p>
            </table:table-cell>
            <table:table-cell table:style-name="Tabela12.E2" office:value-type="string">
              <text:p text:style-name="P84"><text:span text:style-name="T44">828/3/2019</text:span> </text:p>
            </table:table-cell>
          </table:table-row>
          <table:table-row>
            <table:table-cell table:style-name="Tabela12.A2" office:value-type="string">
              <text:p text:style-name="P80">BIOLOGIA</text:p>
            </table:table-cell>
            <table:table-cell table:style-name="Tabela12.A2" office:value-type="string">
              <text:p text:style-name="P89">„<text:span text:style-name="T6">Puls</text:span><text:span text:style-name="T7"> </text:span><text:span text:style-name="T6">życia</text:span><text:span text:style-name="T12"> </text:span><text:span text:style-name="T62">6</text:span><text:span text:style-name="T6">”</text:span><text:span text:style-name="T48">; </text:span><text:span text:style-name="T45">podręcznik + ćwiczenia</text:span><text:span text:style-name="T46"> </text:span></text:p>
            </table:table-cell>
            <table:table-cell table:style-name="Tabela12.A2" office:value-type="string">
              <text:p text:style-name="P90">M.<text:span text:style-name="T7"> </text:span><text:span text:style-name="T6">Sęktas,</text:span><text:span text:style-name="T7"> </text:span><text:span text:style-name="T6">J. </text:span><text:span text:style-name="T8">Stawarz</text:span></text:p>
            </table:table-cell>
            <table:table-cell table:style-name="Tabela12.A2" office:value-type="string">
              <text:p text:style-name="P91">N<text:span text:style-name="T12">owa Era</text:span></text:p>
            </table:table-cell>
            <table:table-cell table:style-name="Tabela12.E2" office:value-type="string">
              <text:p text:style-name="P92">862/2/2019</text:p>
            </table:table-cell>
          </table:table-row>
          <table:table-row>
            <table:table-cell table:style-name="Tabela12.A2" office:value-type="string">
              <text:p text:style-name="P93">GEOGRAFIA</text:p>
            </table:table-cell>
            <table:table-cell table:style-name="Tabela12.A2" office:value-type="string">
              <text:p text:style-name="P94">„<text:span text:style-name="T6">Planeta</text:span><text:span text:style-name="T11"> </text:span><text:span text:style-name="T6">Nowa”</text:span><text:span text:style-name="T8"> </text:span><text:span text:style-name="T6">Klasa</text:span><text:span text:style-name="T12"> </text:span><text:span text:style-name="T62">6</text:span><text:span text:style-name="T10">; </text:span><text:span text:style-name="T6">Podręcznik</text:span><text:span text:style-name="T20"> </text:span><text:span text:style-name="T6">+</text:span><text:span text:style-name="T20"> </text:span><text:span text:style-name="T8">ćwiczenia</text:span></text:p>
            </table:table-cell>
            <table:table-cell table:style-name="Tabela12.A2" office:value-type="string">
              <text:p text:style-name="P95">F. Szlajfer,<text:span text:style-name="T63"> </text:span>R.<text:span text:style-name="T63"> </text:span>Molarz,<text:span text:style-name="T63"> </text:span>T.<text:span text:style-name="T63"> </text:span><text:span text:style-name="T39">Rachwał</text:span></text:p>
            </table:table-cell>
            <table:table-cell table:style-name="Tabela12.A2" office:value-type="string">
              <text:p text:style-name="P91">N<text:span text:style-name="T12">owa Era</text:span></text:p>
            </table:table-cell>
            <table:table-cell table:style-name="Tabela12.E2" office:value-type="string">
              <text:p text:style-name="P92">906/2/2019</text:p>
            </table:table-cell>
          </table:table-row>
          <table:table-row>
            <table:table-cell table:style-name="Tabela12.A2" office:value-type="string">
              <text:p text:style-name="P96">PLASTYKA</text:p>
            </table:table-cell>
            <table:table-cell table:style-name="Tabela12.A2" office:value-type="string">
              <text:p text:style-name="P97">„Do<text:span text:style-name="T29"> </text:span>dzieła”<text:span text:style-name="T28"> </text:span>Klasa<text:span text:style-name="T28"> </text:span><text:span text:style-name="T64">6</text:span></text:p>
            </table:table-cell>
            <table:table-cell table:style-name="Tabela12.A2" office:value-type="string">
              <text:p text:style-name="P98">J. <text:span text:style-name="T6">Lukas, K. </text:span><text:span text:style-name="T12">Onak</text:span></text:p>
            </table:table-cell>
            <table:table-cell table:style-name="Tabela12.A2" office:value-type="string">
              <text:p text:style-name="P47">N<text:span text:style-name="T12">owa Era</text:span></text:p>
            </table:table-cell>
            <table:table-cell table:style-name="Tabela12.E2" office:value-type="string">
              <text:p text:style-name="P92">903/3/2018</text:p>
            </table:table-cell>
          </table:table-row>
          <table:table-row>
            <table:table-cell table:style-name="Tabela12.E2" table:number-columns-spanned="5" office:value-type="string">
              <text:p text:style-name="P99"/>
              <text:p text:style-name="P100">KLASA VII</text:p>
              <text:p text:style-name="P101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a12.A2" office:value-type="string">
              <text:p text:style-name="P102">JĘZYK POLSKI</text:p>
            </table:table-cell>
            <table:table-cell table:style-name="Tabela12.A2" office:value-type="string">
              <text:p text:style-name="P97">„<text:span text:style-name="T65">Zmieńmy słowo”</text:span></text:p>
            </table:table-cell>
            <table:table-cell table:style-name="Tabela12.A2" office:value-type="string">
              <text:p text:style-name="P103">A. Karolczyk- Kozyra, M. Krajewska</text:p>
            </table:table-cell>
            <table:table-cell table:style-name="Tabela12.A2" office:value-type="string">
              <text:p text:style-name="P104">WSiP</text:p>
            </table:table-cell>
            <table:table-cell table:style-name="Tabela12.E2" office:value-type="string">
              <text:p text:style-name="P92">1163/4/2023</text:p>
            </table:table-cell>
          </table:table-row>
          <table:table-row>
            <table:table-cell table:style-name="Tabela12.A2" office:value-type="string">
              <text:p text:style-name="P105">MATEMATYKA</text:p>
            </table:table-cell>
            <table:table-cell table:style-name="Tabela12.A2" office:value-type="string">
              <text:p text:style-name="P106"><text:span text:style-name="T6">„Matematyka</text:span><text:span text:style-name="T8"> </text:span><text:span text:style-name="T6">z</text:span><text:span text:style-name="T19"> </text:span><text:span text:style-name="T6">plusem</text:span><text:span text:style-name="T11"> </text:span><text:span text:style-name="T66">7</text:span><text:span text:style-name="T20">”; </text:span><text:span text:style-name="T67">Podręcznik</text:span><text:span text:style-name="T68"> </text:span><text:span text:style-name="T67">+</text:span><text:span text:style-name="T68"> </text:span><text:span text:style-name="T69">ćwiczenia</text:span></text:p>
            </table:table-cell>
            <table:table-cell table:style-name="Tabela12.A2" office:value-type="string">
              <text:p text:style-name="P107">M. <text:span text:style-name="T6">Dobrowolska, </text:span><text:span text:style-name="T70">J. Lech</text:span></text:p>
            </table:table-cell>
            <table:table-cell table:style-name="Tabela12.A2" office:value-type="string">
              <text:p text:style-name="P104">GWO</text:p>
            </table:table-cell>
            <table:table-cell table:style-name="Tabela12.E2" office:value-type="string">
              <text:p text:style-name="P92">780/4/2017</text:p>
            </table:table-cell>
          </table:table-row>
          <table:table-row>
            <table:table-cell table:style-name="Tabela12.A2" office:value-type="string">
              <text:p text:style-name="P105">HISTORIA</text:p>
            </table:table-cell>
            <table:table-cell table:style-name="Tabela12.A2" office:value-type="string">
              <text:p text:style-name="P108"><text:span text:style-name="Strong_20_Emphasis"><text:span text:style-name="T71">Wczoraj i dziś. Klasa 7. Nowość! Edycja 2023–2025</text:span></text:span><text:span text:style-name="T72"> </text:span></text:p>
            </table:table-cell>
            <table:table-cell table:style-name="Tabela12.A2" office:value-type="string">
              <text:p text:style-name="P107"><text:span text:style-name="T44">S. Roszak, </text:span><text:span text:style-name="T73">A.</text:span><text:span text:style-name="T44"> Łaszkiewicz, </text:span><text:span text:style-name="T73">J. </text:span><text:span text:style-name="T44">Kłaczkow </text:span></text:p>
            </table:table-cell>
            <table:table-cell table:style-name="Tabela12.A2" office:value-type="string">
              <text:p text:style-name="P109">N<text:span text:style-name="T12">owa Era</text:span></text:p>
            </table:table-cell>
            <table:table-cell table:style-name="Tabela12.E2" office:value-type="string">
              <text:p text:style-name="P92"><text:span text:style-name="T44">877/4/2020/z1</text:span> </text:p>
            </table:table-cell>
          </table:table-row>
          <table:table-row>
            <table:table-cell table:style-name="Tabela12.A2" office:value-type="string">
              <text:p text:style-name="P110">JĘZYK ANGIELSKI</text:p>
            </table:table-cell>
            <table:table-cell table:style-name="Tabela12.A2" office:value-type="string">
              <text:p text:style-name="P111">„English Class A2<text:span text:style-name="T74">+</text:span>”; <text:span text:style-name="T67">Podręcznik</text:span><text:span text:style-name="T68"> </text:span><text:span text:style-name="T67">+</text:span><text:span text:style-name="T68"> </text:span><text:span text:style-name="T69">ćwiczenia</text:span></text:p>
            </table:table-cell>
            <table:table-cell table:style-name="Tabela12.A2" office:value-type="string">
              <text:p text:style-name="P112">B. Hastings, S. McKinlay, A. Tkacz, </text:p>
            </table:table-cell>
            <table:table-cell table:style-name="Tabela12.A2" office:value-type="string">
              <text:p text:style-name="P112">Pearson</text:p>
            </table:table-cell>
            <table:table-cell table:style-name="Tabela12.E2" office:value-type="string">
              <text:p text:style-name="P113">840/4/2017</text:p>
            </table:table-cell>
          </table:table-row>
          <text:soft-page-break/>
          <table:table-row>
            <table:table-cell table:style-name="Tabela12.A2" office:value-type="string">
              <text:p text:style-name="P114">RELIGIA</text:p>
            </table:table-cell>
            <table:table-cell table:style-name="Tabela12.A2" office:value-type="string">
              <text:p text:style-name="P115">„Błogosławieni, którzy szukają Jezusa”</text:p>
            </table:table-cell>
            <table:table-cell table:style-name="Tabela12.A2" office:value-type="string">
              <text:p text:style-name="P112">K. Mielnicki, E. Konrak, E. Parszewska</text:p>
            </table:table-cell>
            <table:table-cell table:style-name="Tabela12.A2" office:value-type="string">
              <text:p text:style-name="P112">Jedność</text:p>
            </table:table-cell>
            <table:table-cell table:style-name="Tabela12.E2" office:value-type="string">
              <text:p text:style-name="P113">AZ/31-01/13-KL-3/13</text:p>
            </table:table-cell>
          </table:table-row>
          <table:table-row>
            <table:table-cell table:style-name="Tabela12.A2" office:value-type="string">
              <text:p text:style-name="P114">MUZYKA</text:p>
            </table:table-cell>
            <table:table-cell table:style-name="Tabela12.A2" office:value-type="string">
              <text:p text:style-name="P115">„Lekcje muzyki”</text:p>
            </table:table-cell>
            <table:table-cell table:style-name="Tabela12.A2" office:value-type="string">
              <text:p text:style-name="P116">M.<text:span text:style-name="T12"> </text:span><text:span text:style-name="T6">Gromek, G.</text:span><text:span text:style-name="T9"> </text:span><text:span text:style-name="T8">Kilbach</text:span></text:p>
            </table:table-cell>
            <table:table-cell table:style-name="Tabela12.A2" office:value-type="string">
              <text:p text:style-name="P109">N<text:span text:style-name="T12">owa Era</text:span></text:p>
            </table:table-cell>
            <table:table-cell table:style-name="Tabela12.E2" office:value-type="string">
              <text:p text:style-name="P113">852/4/2020/z1</text:p>
            </table:table-cell>
          </table:table-row>
          <table:table-row>
            <table:table-cell table:style-name="Tabela12.A2" office:value-type="string">
              <text:p text:style-name="P114">PLASTYKA</text:p>
            </table:table-cell>
            <table:table-cell table:style-name="Tabela12.A2" office:value-type="string">
              <text:p text:style-name="P117">„Do<text:span text:style-name="T29"> </text:span>dzieła”<text:span text:style-name="T28"> </text:span>Klasa<text:span text:style-name="T28"> </text:span><text:span text:style-name="T75">7</text:span></text:p>
            </table:table-cell>
            <table:table-cell table:style-name="Tabela12.A2" office:value-type="string">
              <text:p text:style-name="P118">M. Ipczyńska, N. Mrozkowiak</text:p>
            </table:table-cell>
            <table:table-cell table:style-name="Tabela12.A2" office:value-type="string">
              <text:p text:style-name="P109">N<text:span text:style-name="T12">owa Era</text:span></text:p>
            </table:table-cell>
            <table:table-cell table:style-name="Tabela12.E2" office:value-type="string">
              <text:p text:style-name="P113">903/4/2020/z1</text:p>
            </table:table-cell>
          </table:table-row>
          <table:table-row>
            <table:table-cell table:style-name="Tabela12.A2" office:value-type="string">
              <text:p text:style-name="P119">INFORMATYKA</text:p>
            </table:table-cell>
            <table:table-cell table:style-name="Tabela12.A2" office:value-type="string">
              <text:p text:style-name="P120">„Informatyka Europejczyka”</text:p>
            </table:table-cell>
            <table:table-cell table:style-name="Tabela12.A2" office:value-type="string">
              <text:p text:style-name="P121">J. Pańczyk</text:p>
            </table:table-cell>
            <table:table-cell table:style-name="Tabela12.A2" office:value-type="string">
              <text:p text:style-name="P122">Helion Edukacja</text:p>
            </table:table-cell>
            <table:table-cell table:style-name="Tabela12.E2" office:value-type="string">
              <text:p text:style-name="P123">876/4/2017</text:p>
            </table:table-cell>
          </table:table-row>
          <table:table-row>
            <table:table-cell table:style-name="Tabela12.A2" office:value-type="string">
              <text:p text:style-name="P124">JĘZYK NIEMIECKI</text:p>
            </table:table-cell>
            <table:table-cell table:style-name="Tabela12.A2" office:value-type="string">
              <text:p text:style-name="P125"><text:span text:style-name="T76">„</text:span><text:span text:style-name="T44">Magnet smart2”; </text:span><text:span text:style-name="T77">podręcznik + ćwiczenia</text:span></text:p>
            </table:table-cell>
            <table:table-cell table:style-name="Tabela12.A2" office:value-type="string">
              <text:p text:style-name="P121"><text:span text:style-name="T44">Giorgio Motta</text:span> </text:p>
            </table:table-cell>
            <table:table-cell table:style-name="Tabela12.A2" office:value-type="string">
              <text:p text:style-name="P122"><text:span text:style-name="T44">Klett</text:span> </text:p>
            </table:table-cell>
            <table:table-cell table:style-name="Tabela12.E2" office:value-type="string">
              <text:p text:style-name="P123">817/2/2017</text:p>
            </table:table-cell>
          </table:table-row>
          <table:table-row>
            <table:table-cell table:style-name="Tabela12.A2" office:value-type="string">
              <text:p text:style-name="P119">BIOLOGIA</text:p>
            </table:table-cell>
            <table:table-cell table:style-name="Tabela12.A2" office:value-type="string">
              <text:p text:style-name="P126">„<text:span text:style-name="T6">Puls</text:span><text:span text:style-name="T7"> </text:span><text:span text:style-name="T6">życia</text:span><text:span text:style-name="T12"> </text:span><text:span text:style-name="T78">7</text:span><text:span text:style-name="T6">”</text:span></text:p>
            </table:table-cell>
            <table:table-cell table:style-name="Tabela12.A2" office:value-type="string">
              <text:p text:style-name="P121">M. Jefimow</text:p>
            </table:table-cell>
            <table:table-cell table:style-name="Tabela12.A2" office:value-type="string">
              <text:p text:style-name="P122">Nowa Era</text:p>
            </table:table-cell>
            <table:table-cell table:style-name="Tabela12.E2" office:value-type="string">
              <text:p text:style-name="P123">844/3/2020/z1</text:p>
            </table:table-cell>
          </table:table-row>
          <table:table-row>
            <table:table-cell table:style-name="Tabela12.A2" office:value-type="string">
              <text:p text:style-name="P127">GEOGRAFIA</text:p>
            </table:table-cell>
            <table:table-cell table:style-name="Tabela12.A2" office:value-type="string">
              <text:p text:style-name="P128">„<text:span text:style-name="T6">Planeta</text:span><text:span text:style-name="T11"> </text:span><text:span text:style-name="T6">Nowa”</text:span><text:span text:style-name="T8"> </text:span><text:span text:style-name="T6">Klasa</text:span><text:span text:style-name="T12"> </text:span><text:span text:style-name="T78">7</text:span><text:span text:style-name="T10">; </text:span><text:span text:style-name="T6">Podręcznik</text:span><text:span text:style-name="T20"> </text:span><text:span text:style-name="T6">+</text:span><text:span text:style-name="T20"> </text:span><text:span text:style-name="T8">ćwiczenia</text:span></text:p>
            </table:table-cell>
            <table:table-cell table:style-name="Tabela12.A2" office:value-type="string">
              <text:p text:style-name="P129">R.<text:span text:style-name="T63"> </text:span>Molarz,<text:span text:style-name="T63"> </text:span>T.<text:span text:style-name="T63"> </text:span><text:span text:style-name="T39">Rachwał</text:span></text:p>
            </table:table-cell>
            <table:table-cell table:style-name="Tabela12.A2" office:value-type="string">
              <text:p text:style-name="P122">Nowa Era</text:p>
            </table:table-cell>
            <table:table-cell table:style-name="Tabela12.E2" office:value-type="string">
              <text:p text:style-name="P123">906/3/2023/z1</text:p>
            </table:table-cell>
          </table:table-row>
          <table:table-row table:style-name="Tabela12.60">
            <table:table-cell table:style-name="Tabela12.A2" office:value-type="string">
              <text:p text:style-name="P119">CHEMIA</text:p>
            </table:table-cell>
            <table:table-cell table:style-name="Tabela12.A2" office:value-type="string">
              <text:p text:style-name="P128">„<text:span text:style-name="T79">Chemia Nowej Ery”</text:span></text:p>
            </table:table-cell>
            <table:table-cell table:style-name="Tabela12.A2" office:value-type="string">
              <text:p text:style-name="P130">T. Kulawik, M. Litwin, J. Kulawik</text:p>
            </table:table-cell>
            <table:table-cell table:style-name="Tabela12.A2" office:value-type="string">
              <text:p text:style-name="P122">Nowa Era</text:p>
            </table:table-cell>
            <table:table-cell table:style-name="Tabela12.E2" office:value-type="string">
              <text:p text:style-name="P123">785/1/2023/z1</text:p>
            </table:table-cell>
          </table:table-row>
          <table:table-row table:style-name="Tabela12.60">
            <table:table-cell table:style-name="Tabela12.A2" office:value-type="string">
              <text:p text:style-name="P119">FIZYKA</text:p>
            </table:table-cell>
            <table:table-cell table:style-name="Tabela12.A2" office:value-type="string">
              <text:p text:style-name="P128">„<text:span text:style-name="T79">Świat fizyki” Klasa 7; </text:span><text:span text:style-name="T6">Podręcznik</text:span><text:span text:style-name="T20"> </text:span><text:span text:style-name="T6">+</text:span><text:span text:style-name="T20"> </text:span><text:span text:style-name="T8">ćwiczenia</text:span></text:p>
            </table:table-cell>
            <table:table-cell table:style-name="Tabela12.A2" office:value-type="string">
              <text:p text:style-name="P130">B. Saganowska, M. Rozenbajger</text:p>
            </table:table-cell>
            <table:table-cell table:style-name="Tabela12.A2" office:value-type="string">
              <text:p text:style-name="P122">WSiP</text:p>
            </table:table-cell>
            <table:table-cell table:style-name="Tabela12.E2" office:value-type="string">
              <text:p text:style-name="P123">821/1/2017</text:p>
            </table:table-cell>
          </table:table-row>
          <table:table-row table:style-name="Tabela12.60">
            <table:table-cell table:style-name="Tabela12.A2" office:value-type="string">
              <text:p text:style-name="P119">WDŻ</text:p>
            </table:table-cell>
            <table:table-cell table:style-name="Tabela12.A2" office:value-type="string">
              <text:p text:style-name="P128">„<text:span text:style-name="T79">Wędrując ku dorosłości. </text:span><text:span text:style-name="T80">Wychowanie do życia w rodzinie.”</text:span></text:p>
            </table:table-cell>
            <table:table-cell table:style-name="Tabela12.A2" office:value-type="string">
              <text:p text:style-name="P131">T. Król</text:p>
            </table:table-cell>
            <table:table-cell table:style-name="Tabela12.A2" office:value-type="string">
              <text:p text:style-name="P132">Rubikon</text:p>
            </table:table-cell>
            <table:table-cell table:style-name="Tabela12.E2" office:value-type="string">
              <text:p text:style-name="P133">920/4/2017</text:p>
            </table:table-cell>
          </table:table-row>
          <table:table-row table:style-name="Tabela12.60">
            <table:table-cell table:style-name="Tabela12.E2" table:number-columns-spanned="5" office:value-type="string">
              <text:p text:style-name="P119"/>
              <text:p text:style-name="P134">KLASA VIII</text:p>
              <text:p text:style-name="P135"/>
            </table:table-cell>
            <table:covered-table-cell/>
            <table:covered-table-cell/>
            <table:covered-table-cell/>
            <table:covered-table-cell/>
          </table:table-row>
          <table:table-row table:style-name="Tabela12.64">
            <table:table-cell table:style-name="Tabela12.A2" office:value-type="string">
              <text:p text:style-name="P102">JĘZYK POLSKI</text:p>
            </table:table-cell>
            <table:table-cell table:style-name="Tabela12.A2" office:value-type="string">
              <text:p text:style-name="P97">„<text:span text:style-name="T65">Zmieńmy słowo”</text:span></text:p>
            </table:table-cell>
            <table:table-cell table:style-name="Tabela12.A2" office:value-type="string">
              <text:p text:style-name="P136"><text:span text:style-name="T81"> </text:span><text:span text:style-name="T82">A. Karolczyk-Kozyra, D. Kujawa-Weinke, M. Krajewska, A. Sieńczak</text:span> </text:p>
            </table:table-cell>
            <table:table-cell table:style-name="Tabela12.A2" office:value-type="string">
              <text:p text:style-name="P104">WSiP</text:p>
            </table:table-cell>
            <table:table-cell table:style-name="Tabela12.E2" office:value-type="string">
              <text:p text:style-name="P137">1163/5/2024 </text:p>
            </table:table-cell>
          </table:table-row>
          <table:table-row table:style-name="Tabela12.60">
            <table:table-cell table:style-name="Tabela12.A2" office:value-type="string">
              <text:p text:style-name="P105">MATEMATYKA</text:p>
            </table:table-cell>
            <table:table-cell table:style-name="Tabela12.A2" office:value-type="string">
              <text:p text:style-name="P106"><text:span text:style-name="T6">„Matematyka</text:span><text:span text:style-name="T8"> </text:span><text:span text:style-name="T6">z</text:span><text:span text:style-name="T19"> </text:span><text:span text:style-name="T6">plusem</text:span><text:span text:style-name="T11"> </text:span><text:span text:style-name="T83">8</text:span><text:span text:style-name="T20">”; </text:span><text:span text:style-name="T67">Podręcznik</text:span><text:span text:style-name="T68"> </text:span><text:span text:style-name="T67">+</text:span><text:span text:style-name="T68"> </text:span><text:span text:style-name="T69">ćwiczenia</text:span></text:p>
            </table:table-cell>
            <table:table-cell table:style-name="Tabela12.A2" office:value-type="string">
              <text:p text:style-name="P107">M. <text:span text:style-name="T6">Dobrowolska, </text:span><text:span text:style-name="T70">J. Lech</text:span></text:p>
            </table:table-cell>
            <table:table-cell table:style-name="Tabela12.A2" office:value-type="string">
              <text:p text:style-name="P104">GWO</text:p>
            </table:table-cell>
            <table:table-cell table:style-name="Tabela12.E2" office:value-type="string">
              <text:p text:style-name="P92">780/<text:span text:style-name="T80">5</text:span>/201<text:span text:style-name="T80">8</text:span></text:p>
            </table:table-cell>
          </table:table-row>
          <table:table-row table:style-name="Tabela12.60">
            <table:table-cell table:style-name="Tabela12.A2" office:value-type="string">
              <text:p text:style-name="P105">HISTORIA</text:p>
            </table:table-cell>
            <table:table-cell table:style-name="Tabela12.A2" office:value-type="string">
              <text:p text:style-name="P108"><text:span text:style-name="Strong_20_Emphasis"><text:span text:style-name="T71">Wczoraj i dziś. Klasa </text:span></text:span><text:span text:style-name="Strong_20_Emphasis"><text:span text:style-name="T84">8</text:span></text:span><text:span text:style-name="Strong_20_Emphasis"><text:span text:style-name="T71">. Nowość! Edycja 2023–2025</text:span></text:span><text:span text:style-name="T72"> </text:span></text:p>
            </table:table-cell>
            <table:table-cell table:style-name="Tabela12.A2" office:value-type="string">
              <text:p text:style-name="P138"><text:span text:style-name="T80">R. </text:span>Śniegocki, <text:span text:style-name="T80">A.</text:span> Zielińska</text:p>
            </table:table-cell>
            <table:table-cell table:style-name="Tabela12.A2" office:value-type="string">
              <text:p text:style-name="P109">N<text:span text:style-name="T12">owa Era</text:span></text:p>
            </table:table-cell>
            <table:table-cell table:style-name="Tabela12.E2" office:value-type="string">
              <text:p text:style-name="P92"><text:span text:style-name="T44">877/</text:span><text:span text:style-name="T85">5</text:span><text:span text:style-name="T44">/2020/z1</text:span> </text:p>
            </table:table-cell>
          </table:table-row>
          <table:table-row table:style-name="Tabela12.60">
            <table:table-cell table:style-name="Tabela12.A2" office:value-type="string">
              <text:p text:style-name="P110">JĘZYK ANGIELSKI</text:p>
            </table:table-cell>
            <table:table-cell table:style-name="Tabela12.A2" office:value-type="string">
              <text:p text:style-name="P111">„English Class <text:span text:style-name="T80">B1</text:span>”; <text:span text:style-name="T67">Podręcznik</text:span><text:span text:style-name="T68"> </text:span><text:span text:style-name="T67">+</text:span><text:span text:style-name="T68"> </text:span><text:span text:style-name="T69">ćwiczenia</text:span></text:p>
            </table:table-cell>
            <table:table-cell table:style-name="Tabela12.A2" office:value-type="string">
              <text:p text:style-name="P112"><text:span text:style-name="T80">C. Barraclough, S. Gaynor</text:span> A. Tkacz, </text:p>
            </table:table-cell>
            <table:table-cell table:style-name="Tabela12.A2" office:value-type="string">
              <text:p text:style-name="P112">Pearson</text:p>
            </table:table-cell>
            <table:table-cell table:style-name="Tabela12.E2" office:value-type="string">
              <text:p text:style-name="P113">840/<text:span text:style-name="T80">5</text:span>/2017</text:p>
            </table:table-cell>
          </table:table-row>
          <table:table-row table:style-name="Tabela12.60">
            <table:table-cell table:style-name="Tabela12.A2" office:value-type="string">
              <text:p text:style-name="P114">RELIGIA</text:p>
            </table:table-cell>
            <table:table-cell table:style-name="Tabela12.A2" office:value-type="string">
              <text:p text:style-name="P115">„Błogosławieni, którzy szukają Jezusa”</text:p>
            </table:table-cell>
            <table:table-cell table:style-name="Tabela12.A2" office:value-type="string">
              <text:p text:style-name="P112">K. Mielnicki, E. Konrak, E. Parszewska</text:p>
            </table:table-cell>
            <table:table-cell table:style-name="Tabela12.A2" office:value-type="string">
              <text:p text:style-name="P112">Jedność</text:p>
            </table:table-cell>
            <table:table-cell table:style-name="Tabela12.E2" office:value-type="string">
              <text:p text:style-name="P113">AZ/3<text:span text:style-name="T80">2</text:span>-01/13-KL-<text:span text:style-name="T80">4</text:span>/1<text:span text:style-name="T80">4</text:span></text:p>
            </table:table-cell>
          </table:table-row>
          <table:table-row table:style-name="Tabela12.60">
            <table:table-cell table:style-name="Tabela12.A2" office:value-type="string">
              <text:p text:style-name="P114">MUZYKA</text:p>
            </table:table-cell>
            <table:table-cell table:style-name="Tabela12.A2" office:value-type="string">
              <text:p text:style-name="P115">„Lekcje muzyki”</text:p>
            </table:table-cell>
            <table:table-cell table:style-name="Tabela12.A2" office:value-type="string">
              <text:p text:style-name="P116">M.<text:span text:style-name="T12"> </text:span><text:span text:style-name="T6">Gromek, G.</text:span><text:span text:style-name="T9"> </text:span><text:span text:style-name="T8">Kilbach</text:span></text:p>
            </table:table-cell>
            <table:table-cell table:style-name="Tabela12.A2" office:value-type="string">
              <text:p text:style-name="P109">N<text:span text:style-name="T12">owa Era</text:span></text:p>
            </table:table-cell>
            <table:table-cell table:style-name="Tabela12.E2" office:value-type="string">
              <text:p text:style-name="P113">852/4/2020/z1</text:p>
            </table:table-cell>
          </table:table-row>
          <table:table-row table:style-name="Tabela12.60">
            <table:table-cell table:style-name="Tabela12.A2" office:value-type="string">
              <text:p text:style-name="P114">PLASTYKA</text:p>
            </table:table-cell>
            <table:table-cell table:style-name="Tabela12.A2" office:value-type="string">
              <text:p text:style-name="P117">„Do<text:span text:style-name="T29"> </text:span>dzieła”<text:span text:style-name="T28"> </text:span>Klasa<text:span text:style-name="T28"> </text:span><text:span text:style-name="T75">7</text:span></text:p>
            </table:table-cell>
            <table:table-cell table:style-name="Tabela12.A2" office:value-type="string">
              <text:p text:style-name="P118">M. Ipczyńska, N. Mrozkowiak</text:p>
            </table:table-cell>
            <table:table-cell table:style-name="Tabela12.A2" office:value-type="string">
              <text:p text:style-name="P109">N<text:span text:style-name="T12">owa Era</text:span></text:p>
            </table:table-cell>
            <table:table-cell table:style-name="Tabela12.E2" office:value-type="string">
              <text:p text:style-name="P113">903/4/2020/z1</text:p>
            </table:table-cell>
          </table:table-row>
          <table:table-row table:style-name="Tabela12.60">
            <table:table-cell table:style-name="Tabela12.A2" office:value-type="string">
              <text:p text:style-name="P119">INFORMATYKA</text:p>
            </table:table-cell>
            <table:table-cell table:style-name="Tabela12.A2" office:value-type="string">
              <text:p text:style-name="P120">„Informatyka Europejczyka”</text:p>
            </table:table-cell>
            <table:table-cell table:style-name="Tabela12.A2" office:value-type="string">
              <text:p text:style-name="P121">J. Pańczyk</text:p>
            </table:table-cell>
            <table:table-cell table:style-name="Tabela12.A2" office:value-type="string">
              <text:p text:style-name="P122">Helion Edukacja</text:p>
            </table:table-cell>
            <table:table-cell table:style-name="Tabela12.E2" office:value-type="string">
              <text:p text:style-name="P123">876/<text:span text:style-name="T86">5</text:span>/201<text:span text:style-name="T86">8</text:span></text:p>
            </table:table-cell>
          </table:table-row>
          <table:table-row table:style-name="Tabela12.60">
            <table:table-cell table:style-name="Tabela12.A2" office:value-type="string">
              <text:p text:style-name="P124">JĘZYK NIEMIECKI</text:p>
            </table:table-cell>
            <table:table-cell table:style-name="Tabela12.A2" office:value-type="string">
              <text:p text:style-name="P139"><text:span text:style-name="T76">„</text:span><text:span text:style-name="T44">Magnet smart</text:span><text:span text:style-name="T87">3</text:span><text:span text:style-name="T44">”; ; </text:span><text:span text:style-name="T77">podręcznik + ćwiczenia</text:span></text:p>
            </table:table-cell>
            <table:table-cell table:style-name="Tabela12.A2" office:value-type="string">
              <text:p text:style-name="P121"><text:span text:style-name="T44">Giorgio Motta</text:span> </text:p>
            </table:table-cell>
            <table:table-cell table:style-name="Tabela12.A2" office:value-type="string">
              <text:p text:style-name="P122"><text:span text:style-name="T44">Klett</text:span> </text:p>
            </table:table-cell>
            <table:table-cell table:style-name="Tabela12.E2" office:value-type="string">
              <text:p text:style-name="P123">817/<text:span text:style-name="T86">3</text:span>/201<text:span text:style-name="T86">8</text:span></text:p>
            </table:table-cell>
          </table:table-row>
          <table:table-row table:style-name="Tabela12.60">
            <table:table-cell table:style-name="Tabela12.A2" office:value-type="string">
              <text:p text:style-name="P119">BIOLOGIA</text:p>
            </table:table-cell>
            <table:table-cell table:style-name="Tabela12.A2" office:value-type="string">
              <text:p text:style-name="P140">„<text:span text:style-name="T6">Puls</text:span><text:span text:style-name="T7"> </text:span><text:span text:style-name="T6">życia</text:span><text:span text:style-name="T12"> </text:span><text:span text:style-name="T88">8</text:span><text:span text:style-name="T6">”</text:span><text:span text:style-name="T89">; </text:span><text:span text:style-name="T90">Podręcznik</text:span><text:span text:style-name="T68"> </text:span><text:span text:style-name="T90">+</text:span><text:span text:style-name="T68"> </text:span><text:span text:style-name="T69">ćwiczenia</text:span></text:p>
            </table:table-cell>
            <table:table-cell table:style-name="Tabela12.A2" office:value-type="string">
              <text:p text:style-name="P141">B. Sągin, A. Boczarowski, M. Sęktas</text:p>
            </table:table-cell>
            <table:table-cell table:style-name="Tabela12.A2" office:value-type="string">
              <text:p text:style-name="P122">Nowa Era</text:p>
            </table:table-cell>
            <table:table-cell table:style-name="Tabela12.E2" office:value-type="string">
              <text:p text:style-name="P123">844/<text:span text:style-name="T86">4</text:span>/202<text:span text:style-name="T86">1</text:span>/z1</text:p>
            </table:table-cell>
          </table:table-row>
          <table:table-row table:style-name="Tabela12.60">
            <table:table-cell table:style-name="Tabela12.A2" office:value-type="string">
              <text:p text:style-name="P127">GEOGRAFIA</text:p>
            </table:table-cell>
            <table:table-cell table:style-name="Tabela12.A2" office:value-type="string">
              <text:p text:style-name="P128">„<text:span text:style-name="T6">Planeta</text:span><text:span text:style-name="T11"> </text:span><text:span text:style-name="T6">Nowa”</text:span><text:span text:style-name="T8"> </text:span><text:span text:style-name="T6">Klasa</text:span><text:span text:style-name="T12"> </text:span><text:span text:style-name="T88">8</text:span><text:span text:style-name="T10">; </text:span><text:span text:style-name="T6">Podręcznik</text:span><text:span text:style-name="T20"> </text:span><text:span text:style-name="T6">+</text:span><text:span text:style-name="T20"> </text:span><text:span text:style-name="T8">ćwiczenia</text:span></text:p>
            </table:table-cell>
            <table:table-cell table:style-name="Tabela12.A2" office:value-type="string">
              <text:p text:style-name="P129"><text:span text:style-name="T91">D. Szczypiński,</text:span><text:span text:style-name="T63"> </text:span>T.<text:span text:style-name="T63"> </text:span><text:span text:style-name="T39">Rachwał, </text:span><text:span text:style-name="T92">R. Przybył</text:span></text:p>
            </table:table-cell>
            <table:table-cell table:style-name="Tabela12.A2" office:value-type="string">
              <text:p text:style-name="P122">Nowa Era</text:p>
            </table:table-cell>
            <table:table-cell table:style-name="Tabela12.E2" office:value-type="string">
              <text:p text:style-name="P123">906/<text:span text:style-name="T86">4</text:span>/202<text:span text:style-name="T86">1</text:span>/z1</text:p>
            </table:table-cell>
          </table:table-row>
          <table:table-row table:style-name="Tabela12.60">
            <table:table-cell table:style-name="Tabela12.A2" office:value-type="string">
              <text:p text:style-name="P119">CHEMIA</text:p>
            </table:table-cell>
            <table:table-cell table:style-name="Tabela12.A2" office:value-type="string">
              <text:p text:style-name="P128">„<text:span text:style-name="T79">Chemia Nowej Ery”</text:span></text:p>
            </table:table-cell>
            <table:table-cell table:style-name="Tabela12.A2" office:value-type="string">
              <text:p text:style-name="P130">T. Kulawik, M. Litwin, J. Kulawik</text:p>
            </table:table-cell>
            <table:table-cell table:style-name="Tabela12.A2" office:value-type="string">
              <text:p text:style-name="P122">Nowa Era</text:p>
            </table:table-cell>
            <table:table-cell table:style-name="Tabela12.E2" office:value-type="string">
              <text:p text:style-name="P123">785/<text:span text:style-name="T86">2</text:span>/20<text:span text:style-name="T86">18</text:span></text:p>
            </table:table-cell>
          </table:table-row>
          <table:table-row table:style-name="Tabela12.60">
            <table:table-cell table:style-name="Tabela12.A2" office:value-type="string">
              <text:p text:style-name="P119">FIZYKA</text:p>
            </table:table-cell>
            <table:table-cell table:style-name="Tabela12.A2" office:value-type="string">
              <text:p text:style-name="P128">„<text:span text:style-name="T79">Świat fizyki” Klasa </text:span><text:span text:style-name="T86">8</text:span><text:span text:style-name="T79">; </text:span><text:span text:style-name="T6">Podręcznik</text:span><text:span text:style-name="T20"> </text:span><text:span text:style-name="T6">+</text:span><text:span text:style-name="T20"> </text:span><text:span text:style-name="T8">ćwiczenia</text:span></text:p>
            </table:table-cell>
            <table:table-cell table:style-name="Tabela12.A2" office:value-type="string">
              <text:p text:style-name="P130">B. Saganowska, M. Rozenbajger</text:p>
            </table:table-cell>
            <table:table-cell table:style-name="Tabela12.A2" office:value-type="string">
              <text:p text:style-name="P122">WSiP</text:p>
            </table:table-cell>
            <table:table-cell table:style-name="Tabela12.E2" office:value-type="string">
              <text:p text:style-name="P123">821/<text:span text:style-name="T86">2</text:span>/201<text:span text:style-name="T86">8</text:span></text:p>
            </table:table-cell>
          </table:table-row>
          <table:table-row table:style-name="Tabela12.60">
            <table:table-cell table:style-name="Tabela12.A2" office:value-type="string">
              <text:p text:style-name="P119">WDŻ</text:p>
            </table:table-cell>
            <table:table-cell table:style-name="Tabela12.A2" office:value-type="string">
              <text:p text:style-name="P128">„<text:span text:style-name="T79">Wędrując ku dorosłości. </text:span><text:span text:style-name="T80">Wychowanie do życia w </text:span><text:soft-page-break/><text:span text:style-name="T80">rodzinie.”</text:span></text:p>
            </table:table-cell>
            <table:table-cell table:style-name="Tabela12.A2" office:value-type="string">
              <text:p text:style-name="P131">T. Król</text:p>
            </table:table-cell>
            <table:table-cell table:style-name="Tabela12.A2" office:value-type="string">
              <text:p text:style-name="P132">Rubikon</text:p>
            </table:table-cell>
            <table:table-cell table:style-name="Tabela12.E2" office:value-type="string">
              <text:p text:style-name="P133">920/5/2018</text:p>
            </table:table-cell>
          </table:table-row>
          <table:table-row table:style-name="Tabela12.60">
            <table:table-cell table:style-name="Tabela12.A2" office:value-type="string">
              <text:p text:style-name="P142">EDUKACJA DLA BEZPIECZEŃSTWA</text:p>
            </table:table-cell>
            <table:table-cell table:style-name="Tabela12.A2" office:value-type="string">
              <text:p text:style-name="P128">„<text:span text:style-name="T86">Edukacja dla bezpieczeństwa”</text:span></text:p>
            </table:table-cell>
            <table:table-cell table:style-name="Tabela12.A2" office:value-type="string">
              <text:p text:style-name="P143">B. Breitkopf, D. Czyżow</text:p>
            </table:table-cell>
            <table:table-cell table:style-name="Tabela12.A2" office:value-type="string">
              <text:p text:style-name="P144">WSiP</text:p>
            </table:table-cell>
            <table:table-cell table:style-name="Tabela12.E2" office:value-type="string">
              <text:p text:style-name="P145">923/2018</text:p>
            </table:table-cell>
          </table:table-row>
          <table:table-row table:style-name="Tabela12.60">
            <table:table-cell table:style-name="Tabela12.A2" office:value-type="string">
              <text:p text:style-name="P146">WIEDZA O SPOŁECZEŃSTWIE</text:p>
            </table:table-cell>
            <table:table-cell table:style-name="Tabela12.A2" office:value-type="string">
              <text:p text:style-name="P147"><text:span text:style-name="T17">„</text:span><text:span text:style-name="T86">Dziś i jutro” </text:span><text:span text:style-name="T44">Nowość 2024-2026</text:span> </text:p>
            </table:table-cell>
            <table:table-cell table:style-name="Tabela12.A2" office:value-type="string">
              <text:p text:style-name="P148">I. Janicka, A. Janicki, A. Kucia-Maćkowska, T. Maćkowski</text:p>
            </table:table-cell>
            <table:table-cell table:style-name="Tabela12.A2" office:value-type="string">
              <text:p text:style-name="P149">Nowa Era</text:p>
            </table:table-cell>
            <table:table-cell table:style-name="Tabela12.E2" office:value-type="string">
              <text:p text:style-name="P150"><text:span text:style-name="T44">874/2024/z2</text:span> </text:p>
            </table:table-cell>
          </table:table-row>
          <table:table-row table:style-name="Tabela12.60">
            <table:table-cell table:style-name="Tabela12.E2" table:number-columns-spanned="5" office:value-type="string">
              <text:p text:style-name="P151"/>
              <text:p text:style-name="P152">KLASA I LM4</text:p>
              <text:p text:style-name="P153"/>
            </table:table-cell>
            <table:covered-table-cell/>
            <table:covered-table-cell/>
            <table:covered-table-cell/>
            <table:covered-table-cell/>
          </table:table-row>
          <table:table-row table:style-name="Tabela12.81">
            <table:table-cell table:style-name="Tabela12.A2" office:value-type="string">
              <text:p text:style-name="P154">JĘZYK POLSKI</text:p>
            </table:table-cell>
            <table:table-cell table:style-name="Tabela12.A2" office:value-type="string">
              <text:p text:style-name="P155"><text:span text:style-name="T17">„</text:span><text:span text:style-name="T93">Sztuka wyrazu 1” - zakres podstawowy i rozszerzony.</text:span></text:p>
            </table:table-cell>
            <table:table-cell table:style-name="Tabela12.A2" office:value-type="string">
              <text:p text:style-name="P154">K. Budna, B. Kapela- Bagińska, J. Manthy, J. Zaporowicz, T. Zieliński</text:p>
            </table:table-cell>
            <table:table-cell table:style-name="Tabela12.A2" office:value-type="string">
              <text:p text:style-name="P154"><text:s text:c="6"/>GWO</text:p>
              <text:p text:style-name="P154"/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Standard_20__28_user_29_"><text:span text:style-name="Domyślna_20_czcionka_20_akapitu"><text:span text:style-name="T94">JĘZYK ANGIELSKI</text:span></text:span></text:p>
            </table:table-cell>
            <table:table-cell table:style-name="Tabela12.A2" office:value-type="string">
              <text:p text:style-name="P155"><text:span text:style-name="T17">„</text:span><text:span text:style-name="T93">FOCUS 2 <text:s/>Second Edition”; </text:span><text:span text:style-name="T90">Podręcznik</text:span><text:span text:style-name="T68"> </text:span><text:span text:style-name="T90">+</text:span><text:span text:style-name="T68"> </text:span><text:span text:style-name="T69">ćwiczenia</text:span></text:p>
            </table:table-cell>
            <table:table-cell table:style-name="Tabela12.A2" office:value-type="string">
              <text:p text:style-name="P154"><text:s/>S. Kay, V. Jones, D. Brayshaw</text:p>
            </table:table-cell>
            <table:table-cell table:style-name="Tabela12.A2" office:value-type="string">
              <text:p text:style-name="P154"><text:s/>PEARSON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6"><text:span text:style-name="T95">JĘZYK NIEMIECK</text:span><text:span text:style-name="T96">I</text:span></text:p>
            </table:table-cell>
            <table:table-cell table:style-name="Tabela12.A2" office:value-type="string">
              <text:p text:style-name="P155"><text:span text:style-name="T17">„</text:span><text:span text:style-name="T93">PERFECT 1”</text:span></text:p>
              <text:p text:style-name="P154"/>
            </table:table-cell>
            <table:table-cell table:style-name="Tabela12.A2" office:value-type="string">
              <text:p text:style-name="P154">B. Jaroszewicz, J. Szurmant, A. Wojdat - Niklewska</text:p>
            </table:table-cell>
            <table:table-cell table:style-name="Tabela12.A2" office:value-type="string">
              <text:p text:style-name="P154"><text:s/>PEARSON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HISTORIA</text:p>
              <text:p text:style-name="P154">poziom podstawowy</text:p>
            </table:table-cell>
            <table:table-cell table:style-name="Tabela12.A2" office:value-type="string">
              <text:p text:style-name="P155"><text:span text:style-name="T17">„</text:span><text:span text:style-name="T93">Poznać przeszłość  1”; podręcznik </text:span></text:p>
            </table:table-cell>
            <table:table-cell table:style-name="Tabela12.A2" office:value-type="string">
              <text:p text:style-name="P154"><text:span text:style-name="T44">K. Latos, L. Leszczyńska</text:span> 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7">1150/1/2022</text:p>
            </table:table-cell>
          </table:table-row>
          <table:table-row table:style-name="Tabela12.60">
            <table:table-cell table:style-name="Tabela12.A2" office:value-type="string">
              <text:p text:style-name="P154">GEOGRAFIA</text:p>
              <text:p text:style-name="P154"><text:s/>poziom podstawowy</text:p>
            </table:table-cell>
            <table:table-cell table:style-name="Tabela12.A2" office:value-type="string">
              <text:p text:style-name="P158"><text:span text:style-name="T17">„</text:span>Nowe oblicza geografii 1”; <text:span text:style-name="T90">Podręcznik</text:span><text:span text:style-name="T68"> </text:span><text:span text:style-name="T90">+</text:span><text:span text:style-name="T68"> </text:span><text:span text:style-name="T69">ćwiczenia</text:span></text:p>
              <text:p text:style-name="P154"/>
            </table:table-cell>
            <table:table-cell table:style-name="Tabela12.A2" office:value-type="string">
              <text:p text:style-name="P154">R.Malarz, M.Więckowski, <text:span text:style-name="T97">K. </text:span>Maciąże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GEOGRAFIA poziom rozszerzony</text:p>
            </table:table-cell>
            <table:table-cell table:style-name="Tabela12.A2" office:value-type="string">
              <text:p text:style-name="P158"><text:span text:style-name="T17">„</text:span>Oblicza geografii <text:s/>1” - <text:s/>podręcznik</text:p>
              <text:p text:style-name="P154">+ <text:s/>Maturalne karty pracy dla liceum - zakres rozszerzony</text:p>
            </table:table-cell>
            <table:table-cell table:style-name="Tabela12.A2" office:value-type="string">
              <text:p text:style-name="P154">R.Malarz, M.Więckowski, P.Kroh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OLOGIA poziom podstawowy</text:p>
            </table:table-cell>
            <table:table-cell table:style-name="Tabela12.A2" office:value-type="string">
              <text:p text:style-name="P158"><text:span text:style-name="T17">„</text:span>Biologia na czasie 1” zakres podstawowy</text:p>
              <text:p text:style-name="P154"/>
            </table:table-cell>
            <table:table-cell table:style-name="Tabela12.A2" office:value-type="string">
              <text:p text:style-name="P154">Anna Helmin, Jolanta Holecze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OLOGIA poziom rozszerzony</text:p>
            </table:table-cell>
            <table:table-cell table:style-name="Tabela12.A2" office:value-type="string">
              <text:p text:style-name="P159">„Biologia na czasie"1 zakres rozszerzony</text:p>
              <text:p text:style-name="P154"/>
            </table:table-cell>
            <table:table-cell table:style-name="Tabela12.A2" office:value-type="string">
              <text:p text:style-name="P154">Maria Guzik, Ryszard Kozik, Renata Matuszewska, Władysław Zamachowski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 poziom podstawowy</text:p>
            </table:table-cell>
            <table:table-cell table:style-name="Tabela12.A2" office:value-type="string">
              <text:p text:style-name="P159">„Matematyka z plusem” 1 - zakres podstawowy</text:p>
            </table:table-cell>
            <table:table-cell table:style-name="Tabela12.A2" office:value-type="string">
              <text:p text:style-name="P154">Małgorzata Dobrowolska, Marcin Karpiński, Jacek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 poziom rozszerzony</text:p>
              <text:p text:style-name="P154"/>
            </table:table-cell>
            <table:table-cell table:style-name="Tabela12.A2" office:value-type="string">
              <text:p text:style-name="P159">„Matematyka z plusem” 1 - zakres rozszerzony</text:p>
            </table:table-cell>
            <table:table-cell table:style-name="Tabela12.A2" office:value-type="string">
              <text:p text:style-name="P154">Małgorzata Dobrowolska, Marcin Karpiński, Jacek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CHEMIA</text:p>
              <text:p text:style-name="P154">poziom podstawowy</text:p>
            </table:table-cell>
            <table:table-cell table:style-name="Tabela12.A2" office:value-type="string">
              <text:p text:style-name="P158"><text:span text:style-name="T17">„</text:span>To jest chemia”1; podręcznik.</text:p>
              <text:p text:style-name="P154"/>
            </table:table-cell>
            <table:table-cell table:style-name="Tabela12.A2" office:value-type="string">
              <text:p text:style-name="P154">R.Hassa, <text:s/>A.Mrzigod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INFORMATYKA</text:p>
              <text:p text:style-name="P154"/>
            </table:table-cell>
            <table:table-cell table:style-name="Tabela12.A2" office:value-type="string">
              <text:p text:style-name="P154">Informatyka na czasie 1</text:p>
              <text:p text:style-name="P154"/>
            </table:table-cell>
            <table:table-cell table:style-name="Tabela12.A2" office:value-type="string">
              <text:p text:style-name="P154">J.Mazur, P.Perekietka, Z.Talaga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ext:soft-page-break/>
          <table:table-row table:style-name="Tabela12.60">
            <table:table-cell table:style-name="Tabela12.A2" office:value-type="string">
              <text:p text:style-name="P154">RELIGIA</text:p>
              <text:p text:style-name="P154"/>
            </table:table-cell>
            <table:table-cell table:style-name="Tabela12.A2" office:value-type="string">
              <text:p text:style-name="P158"><text:span text:style-name="T17">„</text:span>Błogosławieni, którzy naśladują Jezusa” 1</text:p>
            </table:table-cell>
            <table:table-cell table:style-name="Tabela12.A2" office:value-type="string">
              <text:p text:style-name="P154">praca zbiorowa</text:p>
            </table:table-cell>
            <table:table-cell table:style-name="Tabela12.A2" office:value-type="string">
              <text:p text:style-name="P154">JEDNOŚĆ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FIZYKA</text:p>
            </table:table-cell>
            <table:table-cell table:style-name="Tabela12.A2" office:value-type="string">
              <text:p text:style-name="P160"><text:span text:style-name="T17">„</text:span>Nowe - odkryć fizykę” 1 zakres podstawowy - podręcznik </text:p>
            </table:table-cell>
            <table:table-cell table:style-name="Tabela12.A2" office:value-type="string">
              <text:p text:style-name="P154">M.Braun, W.Śliwa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PLASTYKA</text:p>
            </table:table-cell>
            <table:table-cell table:style-name="Tabela12.A2" office:value-type="string">
              <text:p text:style-name="P160"><text:span text:style-name="T17">„</text:span>Spotkania ze sztuką”</text:p>
            </table:table-cell>
            <table:table-cell table:style-name="Tabela12.A2" office:value-type="string">
              <text:p text:style-name="P154">M.Ipczyńska, N.Mrozkowia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EDUKACJA DLA BEZPIECZEŃSTWA</text:p>
            </table:table-cell>
            <table:table-cell table:style-name="Tabela12.A2" office:value-type="string">
              <text:p text:style-name="P154">„Edukacja dla bezpieczeństwa”</text:p>
              <text:p text:style-name="P161"/>
            </table:table-cell>
            <table:table-cell table:style-name="Tabela12.A2" office:value-type="string">
              <text:p text:style-name="P154">B.Breitfropf, M. Cieśla</text:p>
            </table:table-cell>
            <table:table-cell table:style-name="Tabela12.A2" office:value-type="string">
              <text:p text:style-name="P154">WSIP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ZNES I ZARZĄDZANIE</text:p>
            </table:table-cell>
            <table:table-cell table:style-name="Tabela12.A2" office:value-type="string">
              <text:p text:style-name="Standard_20__28_user_29_"><text:span text:style-name="T61">„</text:span><text:span text:style-name="Domyślna_20_czcionka_20_akapitu"><text:span text:style-name="T94">Biznes i zarządzanie”</text:span></text:span></text:p>
              <text:p text:style-name="P154">zakres podstawowy część 1</text:p>
            </table:table-cell>
            <table:table-cell table:style-name="Tabela12.A2" office:value-type="string">
              <text:p text:style-name="P162"><text:span text:style-name="Domyślna_20_czcionka_20_akapitu"><text:span text:style-name="T98">E. Kawczyńska-Kiełbasa D. Dębski, P. Dębski</text:span></text:span></text:p>
            </table:table-cell>
            <table:table-cell table:style-name="Tabela12.A2" office:value-type="string">
              <text:p text:style-name="P154">WSiP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E2" table:number-columns-spanned="5" office:value-type="string">
              <text:p text:style-name="P163"/>
              <text:p text:style-name="P164">KLASA II LM4</text:p>
              <text:p text:style-name="P165"/>
            </table:table-cell>
            <table:covered-table-cell/>
            <table:covered-table-cell/>
            <table:covered-table-cell/>
            <table:covered-table-cell/>
          </table:table-row>
          <table:table-row table:style-name="Tabela12.60">
            <table:table-cell table:style-name="Tabela12.A2" office:value-type="string">
              <text:p text:style-name="P154">JĘZYK POLSKI</text:p>
            </table:table-cell>
            <table:table-cell table:style-name="Tabela12.A2" office:value-type="string">
              <text:p text:style-name="P155"><text:span text:style-name="T17">„</text:span><text:span text:style-name="T93">Sztuka wyrazu </text:span><text:span text:style-name="T99">2</text:span><text:span text:style-name="T93">” - zakres podstawowy i rozszerzony.</text:span></text:p>
            </table:table-cell>
            <table:table-cell table:style-name="Tabela12.A2" office:value-type="string">
              <text:p text:style-name="P154">K. Budna, B. Kapela- Bagińska, J. Manthy, J. Zaporowicz, T. Zieliński</text:p>
            </table:table-cell>
            <table:table-cell table:style-name="Tabela12.A2" office:value-type="string">
              <text:p text:style-name="P154"><text:s text:c="6"/>GWO</text:p>
              <text:p text:style-name="P154"/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Standard_20__28_user_29_"><text:span text:style-name="Domyślna_20_czcionka_20_akapitu"><text:span text:style-name="T94">JĘZYK ANGIELSKI</text:span></text:span></text:p>
            </table:table-cell>
            <table:table-cell table:style-name="Tabela12.A2" office:value-type="string">
              <text:p text:style-name="P155"><text:span text:style-name="T17">„</text:span><text:span text:style-name="T93">FOCUS 2 <text:s/>Second Edition”; </text:span><text:span text:style-name="T90">Podręcznik</text:span><text:span text:style-name="T68"> </text:span><text:span text:style-name="T90">+</text:span><text:span text:style-name="T68"> </text:span><text:span text:style-name="T69">ćwiczenia</text:span></text:p>
            </table:table-cell>
            <table:table-cell table:style-name="Tabela12.A2" office:value-type="string">
              <text:p text:style-name="P154"><text:s/>S. Kay, V. Jones, D. Brayshaw</text:p>
            </table:table-cell>
            <table:table-cell table:style-name="Tabela12.A2" office:value-type="string">
              <text:p text:style-name="P154"><text:s/>PEARSON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6"><text:span text:style-name="T95">JĘZYK NIEMIECK</text:span><text:span text:style-name="T96">I</text:span></text:p>
            </table:table-cell>
            <table:table-cell table:style-name="Tabela12.A2" office:value-type="string">
              <text:p text:style-name="P155"><text:span text:style-name="T17">„</text:span><text:span text:style-name="T93">PERFECT </text:span><text:span text:style-name="T99">2</text:span><text:span text:style-name="T93">”</text:span></text:p>
              <text:p text:style-name="P154"/>
            </table:table-cell>
            <table:table-cell table:style-name="Tabela12.A2" office:value-type="string">
              <text:p text:style-name="P154">B. Jaroszewicz, J. Szurmant, A. Wojdat - Niklewska</text:p>
            </table:table-cell>
            <table:table-cell table:style-name="Tabela12.A2" office:value-type="string">
              <text:p text:style-name="P154"><text:s/>PEARSON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HISTORIA</text:p>
              <text:p text:style-name="P154">poziom podstawowy</text:p>
            </table:table-cell>
            <table:table-cell table:style-name="Tabela12.A2" office:value-type="string">
              <text:p text:style-name="P155"><text:span text:style-name="T17">„</text:span><text:span text:style-name="T93">Poznać przeszłość  </text:span><text:span text:style-name="T99">2</text:span><text:span text:style-name="T93">”; podręcznik </text:span></text:p>
            </table:table-cell>
            <table:table-cell table:style-name="Tabela12.A2" office:value-type="string">
              <text:p text:style-name="P154"><text:span text:style-name="T44">K. Latos, L. Leszczyńska</text:span> 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7"><text:span text:style-name="T100">1150/2/2o22</text:span> </text:p>
            </table:table-cell>
          </table:table-row>
          <table:table-row table:style-name="Tabela12.60">
            <table:table-cell table:style-name="Tabela12.A2" office:value-type="string">
              <text:p text:style-name="P154">GEOGRAFIA</text:p>
              <text:p text:style-name="P154"><text:s/>poziom podstawowy</text:p>
            </table:table-cell>
            <table:table-cell table:style-name="Tabela12.A2" office:value-type="string">
              <text:p text:style-name="P158"><text:span text:style-name="T17">„</text:span>Nowe oblicza geografii <text:span text:style-name="T101">2</text:span>”; <text:span text:style-name="T90">Podręcznik</text:span><text:span text:style-name="T68"> </text:span><text:span text:style-name="T90">+</text:span><text:span text:style-name="T68"> </text:span><text:span text:style-name="T69">ćwiczenia</text:span></text:p>
              <text:p text:style-name="P154"/>
            </table:table-cell>
            <table:table-cell table:style-name="Tabela12.A2" office:value-type="string">
              <text:p text:style-name="P154">R.Malarz, M.Więckowski, <text:span text:style-name="T97">K. </text:span>Maciąże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GEOGRAFIA poziom rozszerzony</text:p>
            </table:table-cell>
            <table:table-cell table:style-name="Tabela12.A2" office:value-type="string">
              <text:p text:style-name="P158"><text:span text:style-name="T17">„</text:span>Oblicza geografii <text:s/><text:span text:style-name="T101">2</text:span>” - <text:s/>podręcznik</text:p>
              <text:p text:style-name="P154">+ <text:s/>Maturalne karty pracy dla liceum - zakres rozszerzony</text:p>
            </table:table-cell>
            <table:table-cell table:style-name="Tabela12.A2" office:value-type="string">
              <text:p text:style-name="P154">R.Malarz, M.Więckowski, P.Kroh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OLOGIA poziom podstawowy</text:p>
            </table:table-cell>
            <table:table-cell table:style-name="Tabela12.A2" office:value-type="string">
              <text:p text:style-name="P158"><text:span text:style-name="T17">„</text:span>Biologia na czasie <text:span text:style-name="T101">2</text:span>” zakres podstawowy</text:p>
              <text:p text:style-name="P154"/>
            </table:table-cell>
            <table:table-cell table:style-name="Tabela12.A2" office:value-type="string">
              <text:p text:style-name="P154">Anna Helmin, Jolanta Holecze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OLOGIA poziom rozszerzony</text:p>
            </table:table-cell>
            <table:table-cell table:style-name="Tabela12.A2" office:value-type="string">
              <text:p text:style-name="P158"><text:span text:style-name="T17">„Biologia na czasie"</text:span><text:span text:style-name="T102">2</text:span><text:span text:style-name="T17"> zakres rozszerzony</text:span></text:p>
              <text:p text:style-name="P154"/>
            </table:table-cell>
            <table:table-cell table:style-name="Tabela12.A2" office:value-type="string">
              <text:p text:style-name="P154">Maria Guzik, Ryszard Kozik, Renata Matuszewska, Władysław Zamachowski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 poziom podstawowy</text:p>
            </table:table-cell>
            <table:table-cell table:style-name="Tabela12.A2" office:value-type="string">
              <text:p text:style-name="P158"><text:span text:style-name="T17">„Matematyka z plusem” </text:span><text:span text:style-name="T102">2</text:span><text:span text:style-name="T17"> - zakres podstawowy</text:span></text:p>
            </table:table-cell>
            <table:table-cell table:style-name="Tabela12.A2" office:value-type="string">
              <text:p text:style-name="P154">Małgorzata Dobrowolska, Marcin Karpiński, Jacek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 poziom rozszerzony</text:p>
              <text:p text:style-name="P154"/>
            </table:table-cell>
            <table:table-cell table:style-name="Tabela12.A2" office:value-type="string">
              <text:p text:style-name="P158"><text:span text:style-name="T17">„Matematyka z plusem” </text:span><text:span text:style-name="T102">2</text:span><text:span text:style-name="T17"> - zakres rozszerzony</text:span></text:p>
            </table:table-cell>
            <table:table-cell table:style-name="Tabela12.A2" office:value-type="string">
              <text:p text:style-name="P154">Małgorzata Dobrowolska, Marcin Karpiński, Jacek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ext:soft-page-break/>
          <table:table-row table:style-name="Tabela12.60">
            <table:table-cell table:style-name="Tabela12.A2" office:value-type="string">
              <text:p text:style-name="P154">CHEMIA</text:p>
              <text:p text:style-name="P154">poziom podstawowy</text:p>
            </table:table-cell>
            <table:table-cell table:style-name="Tabela12.A2" office:value-type="string">
              <text:p text:style-name="P158"><text:span text:style-name="T17">„</text:span>To jest chemia” <text:span text:style-name="T102">2</text:span>; podręcznik.</text:p>
              <text:p text:style-name="P154"/>
            </table:table-cell>
            <table:table-cell table:style-name="Tabela12.A2" office:value-type="string">
              <text:p text:style-name="P154">R.Hassa, <text:s/>A.Mrzigod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INFORMATYKA</text:p>
            </table:table-cell>
            <table:table-cell table:style-name="Tabela12.A2" office:value-type="string">
              <text:p text:style-name="P154">Informatyka na czasie <text:span text:style-name="T102">2</text:span></text:p>
            </table:table-cell>
            <table:table-cell table:style-name="Tabela12.A2" office:value-type="string">
              <text:p text:style-name="P154">J.Mazur, P.Perekietka, Z.Talaga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RELIGIA</text:p>
            </table:table-cell>
            <table:table-cell table:style-name="Tabela12.A2" office:value-type="string">
              <text:p text:style-name="P158"><text:span text:style-name="T17">„</text:span>Błogosławieni, którzy naśladują Jezusa” <text:span text:style-name="T102">2</text:span></text:p>
            </table:table-cell>
            <table:table-cell table:style-name="Tabela12.A2" office:value-type="string">
              <text:p text:style-name="P154">praca zbiorowa</text:p>
            </table:table-cell>
            <table:table-cell table:style-name="Tabela12.A2" office:value-type="string">
              <text:p text:style-name="P154">JEDNOŚĆ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FIZYKA</text:p>
            </table:table-cell>
            <table:table-cell table:style-name="Tabela12.A2" office:value-type="string">
              <text:p text:style-name="P160"><text:span text:style-name="T17">„</text:span>Nowe - odkryć fizykę” <text:span text:style-name="T102">2</text:span> zakres podstawowy - podręcznik </text:p>
            </table:table-cell>
            <table:table-cell table:style-name="Tabela12.A2" office:value-type="string">
              <text:p text:style-name="P154">M.Braun, W.Śliwa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ZNES I ZARZĄDZANIE</text:p>
            </table:table-cell>
            <table:table-cell table:style-name="Tabela12.A2" office:value-type="string">
              <text:p text:style-name="Standard_20__28_user_29_"><text:span text:style-name="T61">„</text:span><text:span text:style-name="Domyślna_20_czcionka_20_akapitu"><text:span text:style-name="T94">Biznes i zarządzanie”</text:span></text:span></text:p>
              <text:p text:style-name="P154">zakres podstawowy część <text:span text:style-name="T102">2</text:span></text:p>
            </table:table-cell>
            <table:table-cell table:style-name="Tabela12.A2" office:value-type="string">
              <text:p text:style-name="P154">E. Kawczyńska-Kiełbasa D. Dębski, P. Dębski</text:p>
            </table:table-cell>
            <table:table-cell table:style-name="Tabela12.A2" office:value-type="string">
              <text:p text:style-name="P154">WSiP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E2" table:number-columns-spanned="5" office:value-type="string">
              <text:p text:style-name="P163"/>
              <text:p text:style-name="P166">KLASA III LM4</text:p>
              <text:p text:style-name="P167"/>
            </table:table-cell>
            <table:covered-table-cell/>
            <table:covered-table-cell/>
            <table:covered-table-cell/>
            <table:covered-table-cell/>
          </table:table-row>
          <table:table-row table:style-name="Tabela12.60">
            <table:table-cell table:style-name="Tabela12.A2" office:value-type="string">
              <text:p text:style-name="P154">JĘZYK POLSKI</text:p>
            </table:table-cell>
            <table:table-cell table:style-name="Tabela12.A2" office:value-type="string">
              <text:p text:style-name="P155"><text:span text:style-name="T17">„</text:span><text:span text:style-name="T93">Sztuka wyrazu </text:span><text:span text:style-name="T103">3</text:span><text:span text:style-name="T93">” - zakres podstawowy i rozszerzony.</text:span></text:p>
            </table:table-cell>
            <table:table-cell table:style-name="Tabela12.A2" office:value-type="string">
              <text:p text:style-name="P154">K. Budna, B. Kapela- Bagińska, J. Manthy, J. Zaporowicz, T. Zieliński</text:p>
            </table:table-cell>
            <table:table-cell table:style-name="Tabela12.A2" office:value-type="string">
              <text:p text:style-name="P154"><text:s text:c="6"/>GWO</text:p>
              <text:p text:style-name="P154"/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Standard_20__28_user_29_"><text:span text:style-name="Domyślna_20_czcionka_20_akapitu"><text:span text:style-name="T94">JĘZYK ANGIELSKI</text:span></text:span></text:p>
            </table:table-cell>
            <table:table-cell table:style-name="Tabela12.A2" office:value-type="string">
              <text:p text:style-name="P155"><text:span text:style-name="T17">„</text:span><text:span text:style-name="T103">Life Vision Intermediate </text:span><text:span text:style-name="T104"><text:s/></text:span><text:span text:style-name="T103">B1</text:span><text:span text:style-name="T105">+</text:span><text:span text:style-name="T103">”</text:span></text:p>
            </table:table-cell>
            <table:table-cell table:style-name="Tabela12.A2" office:value-type="string">
              <text:p text:style-name="P154"><text:s/></text:p>
            </table:table-cell>
            <table:table-cell table:style-name="Tabela12.A2" office:value-type="string">
              <text:p text:style-name="P154"><text:s/><text:span text:style-name="T102">OXFORD</text:span>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6"><text:span text:style-name="T95">JĘZYK NIEMIECK</text:span><text:span text:style-name="T96">I</text:span></text:p>
            </table:table-cell>
            <table:table-cell table:style-name="Tabela12.A2" office:value-type="string">
              <text:p text:style-name="P155"><text:span text:style-name="T17">„</text:span><text:span text:style-name="T102">Exakt Plus 3”</text:span><text:span text:style-name="T93">”</text:span></text:p>
            </table:table-cell>
            <table:table-cell table:style-name="Tabela12.A2" office:value-type="string">
              <text:p text:style-name="P168"><text:span text:style-name="T44">Giorgio Motta</text:span> </text:p>
            </table:table-cell>
            <table:table-cell table:style-name="Tabela12.A2" office:value-type="string">
              <text:p text:style-name="P154"><text:s/><text:span text:style-name="T102">KLETT</text:span>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HISTORIA</text:p>
              <text:p text:style-name="P154">poziom podstawowy</text:p>
            </table:table-cell>
            <table:table-cell table:style-name="Tabela12.A2" office:value-type="string">
              <text:p text:style-name="P155"><text:span text:style-name="T17">„</text:span><text:span text:style-name="T93">Poznać przeszłość  </text:span><text:span text:style-name="T106">3</text:span><text:span text:style-name="T93">”; podręcznik </text:span></text:p>
            </table:table-cell>
            <table:table-cell table:style-name="Tabela12.A2" office:value-type="string">
              <text:p text:style-name="P154"><text:span text:style-name="T44">K. Latos, L. Leszczyńska</text:span> 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69">1150/3/2024 </text:p>
            </table:table-cell>
          </table:table-row>
          <table:table-row table:style-name="Tabela12.60">
            <table:table-cell table:style-name="Tabela12.A2" office:value-type="string">
              <text:p text:style-name="P154">GEOGRAFIA</text:p>
              <text:p text:style-name="P154"><text:s/>poziom podstawowy</text:p>
            </table:table-cell>
            <table:table-cell table:style-name="Tabela12.A2" office:value-type="string">
              <text:p text:style-name="P158"><text:span text:style-name="T17">„</text:span>Nowe oblicza geografii <text:span text:style-name="T107">3</text:span>”; <text:span text:style-name="T90">Podręcznik</text:span><text:span text:style-name="T68"> </text:span><text:span text:style-name="T90">+</text:span><text:span text:style-name="T68"> </text:span><text:span text:style-name="T69">ćwiczenia</text:span></text:p>
              <text:p text:style-name="P154"/>
            </table:table-cell>
            <table:table-cell table:style-name="Tabela12.A2" office:value-type="string">
              <text:p text:style-name="P154">R.Malarz, M.Więckowski, <text:span text:style-name="T97">K. </text:span>Maciąże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GEOGRAFIA poziom rozszerzony</text:p>
            </table:table-cell>
            <table:table-cell table:style-name="Tabela12.A2" office:value-type="string">
              <text:p text:style-name="P158"><text:span text:style-name="T17">„</text:span>Oblicza geografii <text:s/><text:span text:style-name="T107">3</text:span>” - <text:s/>podręcznik</text:p>
              <text:p text:style-name="P154">+ <text:s/>Maturalne karty pracy dla liceum - zakres rozszerzony</text:p>
            </table:table-cell>
            <table:table-cell table:style-name="Tabela12.A2" office:value-type="string">
              <text:p text:style-name="P154">R.Malarz, M.Więckowski, P.Kroh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OLOGIA poziom podstawowy</text:p>
            </table:table-cell>
            <table:table-cell table:style-name="Tabela12.A2" office:value-type="string">
              <text:p text:style-name="P158"><text:span text:style-name="T17">„</text:span>Biologia na czasie <text:span text:style-name="T107">3</text:span>” zakres podstawowy</text:p>
              <text:p text:style-name="P154"/>
            </table:table-cell>
            <table:table-cell table:style-name="Tabela12.A2" office:value-type="string">
              <text:p text:style-name="P154">Jolanta Holecze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BIOLOGIA poziom rozszerzony</text:p>
            </table:table-cell>
            <table:table-cell table:style-name="Tabela12.A2" office:value-type="string">
              <text:p text:style-name="P158"><text:span text:style-name="T17">„Biologia na czasie </text:span><text:span text:style-name="T107">3</text:span><text:span text:style-name="T17">" zakres rozszerzony</text:span></text:p>
              <text:p text:style-name="P154"/>
            </table:table-cell>
            <table:table-cell table:style-name="Tabela12.A2" office:value-type="string">
              <text:p text:style-name="P170">Franciszek Dubert, M,Guzik, A. Helmin, J. Holeczek, W. Zamachowski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 poziom podstawowy</text:p>
            </table:table-cell>
            <table:table-cell table:style-name="Tabela12.A2" office:value-type="string">
              <text:p text:style-name="P158"><text:span text:style-name="T17">„Matematyka z plusem” </text:span><text:span text:style-name="T107">3</text:span><text:span text:style-name="T17"> - zakres podstawowy</text:span></text:p>
            </table:table-cell>
            <table:table-cell table:style-name="Tabela12.A2" office:value-type="string">
              <text:p text:style-name="P154">Małgorzata Dobrowolska, Marcin Karpiński, Jacek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 poziom rozszerzony</text:p>
              <text:p text:style-name="P154"/>
            </table:table-cell>
            <table:table-cell table:style-name="Tabela12.A2" office:value-type="string">
              <text:p text:style-name="P158"><text:span text:style-name="T17">„Matematyka z plusem” </text:span><text:span text:style-name="T107">3</text:span><text:span text:style-name="T17"> - zakres rozszerzony</text:span></text:p>
            </table:table-cell>
            <table:table-cell table:style-name="Tabela12.A2" office:value-type="string">
              <text:p text:style-name="P154">Małgorzata Dobrowolska, Marcin Karpiński, Jacek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CHEMIA</text:p>
              <text:p text:style-name="P154">poziom podstawowy</text:p>
            </table:table-cell>
            <table:table-cell table:style-name="Tabela12.A2" office:value-type="string">
              <text:p text:style-name="P158"><text:span text:style-name="T17">„</text:span>To jest chemia” ; Chemia organiczna. podręcznik ze zbiorem zadań.</text:p>
              <text:p text:style-name="P154"><text:soft-page-break/></text:p>
            </table:table-cell>
            <table:table-cell table:style-name="Tabela12.A2" office:value-type="string">
              <text:p text:style-name="P154">R.Hassa, <text:s/>A.Mrzigod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RELIGIA</text:p>
            </table:table-cell>
            <table:table-cell table:style-name="Tabela12.A2" office:value-type="string">
              <text:p text:style-name="P154">"Błogosławieni, którzy naśladują Jezusa" 3</text:p>
            </table:table-cell>
            <table:table-cell table:style-name="Tabela12.A2" office:value-type="string">
              <text:p text:style-name="P154">praca zbiorowa</text:p>
            </table:table-cell>
            <table:table-cell table:style-name="Tabela12.A2" office:value-type="string">
              <text:p text:style-name="P154">JEDNOŚĆ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WOS <text:s/>- zakres podstawowy</text:p>
            </table:table-cell>
            <table:table-cell table:style-name="Tabela12.A2" office:value-type="string">
              <text:p text:style-name="P154">W centrum uwagi</text:p>
            </table:table-cell>
            <table:table-cell table:style-name="Tabela12.A2" office:value-type="string">
              <text:p text:style-name="P154"><text:s/>A. Janicki, J. Kieczkowska, M.Menz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FIZYKA</text:p>
            </table:table-cell>
            <table:table-cell table:style-name="Tabela12.A2" office:value-type="string">
              <text:p text:style-name="P170"><text:span text:style-name="T17">„</text:span><text:span text:style-name="T108">O</text:span>dkryć fizykę” <text:span text:style-name="T108">3,</text:span> zakres podstawowy - podręcznik </text:p>
            </table:table-cell>
            <table:table-cell table:style-name="Tabela12.A2" office:value-type="string">
              <text:p text:style-name="P154">M.Braun, W.Śliwa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><text:span text:style-name="T82">1001/3/2021</text:span> </text:p>
            </table:table-cell>
          </table:table-row>
          <table:table-row table:style-name="Tabela12.60">
            <table:table-cell table:style-name="Tabela12.E2" table:number-columns-spanned="5" office:value-type="string">
              <text:p text:style-name="P163"/>
              <text:p text:style-name="P171">KLASA IV LM4</text:p>
              <text:p text:style-name="P172"/>
            </table:table-cell>
            <table:covered-table-cell/>
            <table:covered-table-cell/>
            <table:covered-table-cell/>
            <table:covered-table-cell/>
          </table:table-row>
          <table:table-row table:style-name="Tabela12.60">
            <table:table-cell table:style-name="Tabela12.A2" office:value-type="string">
              <text:p text:style-name="P154">JĘZYK POLSKI</text:p>
            </table:table-cell>
            <table:table-cell table:style-name="Tabela12.A2" office:value-type="string">
              <text:p text:style-name="P155"><text:span text:style-name="T17">„</text:span><text:span text:style-name="T93">Sztuka wyrazu </text:span><text:span text:style-name="T106">4</text:span><text:span text:style-name="T93">” - zakres podstawowy i rozszerzony.</text:span></text:p>
            </table:table-cell>
            <table:table-cell table:style-name="Tabela12.A2" office:value-type="string">
              <text:p text:style-name="P154">K. Budna, B. Kapela- Bagińska, J. Manthy, J. Zaporowicz, T. Zieliński</text:p>
            </table:table-cell>
            <table:table-cell table:style-name="Tabela12.A2" office:value-type="string">
              <text:p text:style-name="P154"><text:s text:c="6"/>GWO</text:p>
              <text:p text:style-name="P154"/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JĘZYK ANGIELSKI</text:p>
              <text:p text:style-name="P154"/>
            </table:table-cell>
            <table:table-cell table:style-name="Tabela12.A2" office:value-type="string">
              <text:p text:style-name="P154"><text:span text:style-name="T107">OXFORD </text:span>Repetytorium maturzysty</text:p>
            </table:table-cell>
            <table:table-cell table:style-name="Tabela12.A2" office:value-type="string">
              <text:p text:style-name="P154"/>
            </table:table-cell>
            <table:table-cell table:style-name="Tabela12.A2" office:value-type="string">
              <text:p text:style-name="P173">OXFORD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JĘZYK NIEMIECKI</text:p>
            </table:table-cell>
            <table:table-cell table:style-name="Tabela12.A2" office:value-type="string">
              <text:p text:style-name="P154">Exakt Plus 4</text:p>
            </table:table-cell>
            <table:table-cell table:style-name="Tabela12.A2" office:value-type="string">
              <text:p text:style-name="P154">Giorgio Motta</text:p>
            </table:table-cell>
            <table:table-cell table:style-name="Tabela12.A2" office:value-type="string">
              <text:p text:style-name="P154"><text:s/>KLETT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HISTORIA - zakres podstawowy </text:p>
            </table:table-cell>
            <table:table-cell table:style-name="Tabela12.A2" office:value-type="string">
              <text:p text:style-name="P154">Poznać przeszłość <text:s/>4</text:p>
              <text:p text:style-name="P154"/>
            </table:table-cell>
            <table:table-cell table:style-name="Tabela12.A2" office:value-type="string">
              <text:p text:style-name="P154">J. Kłaczkow, S.Rosza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><text:span text:style-name="T44">1150/4/2025</text:span> </text:p>
            </table:table-cell>
          </table:table-row>
          <table:table-row table:style-name="Tabela12.60">
            <table:table-cell table:style-name="Tabela12.A2" office:value-type="string">
              <text:p text:style-name="P154">GEOGRAFIA - zakres rozszerzony</text:p>
            </table:table-cell>
            <table:table-cell table:style-name="Tabela12.A2" office:value-type="string">
              <text:p text:style-name="P154">Oblicza geografii <text:s/>4</text:p>
              <text:p text:style-name="P154">+ Maturalne karty pracy <text:s/>- zakres rozszerzony</text:p>
            </table:table-cell>
            <table:table-cell table:style-name="Tabela12.A2" office:value-type="string">
              <text:p text:style-name="P154">M. Świtoniak, T.Wieczorek, R.Malarz, </text:p>
              <text:p text:style-name="P154">V.Feliniak, B. Marczewska, W. Siliczak</text:p>
            </table:table-cell>
            <table:table-cell table:style-name="Tabela12.A2" office:value-type="string">
              <text:p text:style-name="P154">NOWA ERA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- zakres <text:s/>podstawowy</text:p>
            </table:table-cell>
            <table:table-cell table:style-name="Tabela12.A2" office:value-type="string">
              <text:p text:style-name="P154">“Matematyka z plusem ” 4 - zakres podstawowy</text:p>
              <text:p text:style-name="P154"/>
            </table:table-cell>
            <table:table-cell table:style-name="Tabela12.A2" office:value-type="string">
              <text:p text:style-name="P154">M. Dobrowolska, M.Karpiński, J.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MATEMATYKA - zakres rozszerzony</text:p>
            </table:table-cell>
            <table:table-cell table:style-name="Tabela12.A2" office:value-type="string">
              <text:p text:style-name="P154">“Matematyka z plusem” 4 - zakres rozszerzony</text:p>
              <text:p text:style-name="P154"/>
            </table:table-cell>
            <table:table-cell table:style-name="Tabela12.A2" office:value-type="string">
              <text:p text:style-name="P154">M. Dobrowolska, M.Karpiński, J. Lech</text:p>
            </table:table-cell>
            <table:table-cell table:style-name="Tabela12.A2" office:value-type="string">
              <text:p text:style-name="P154">GWO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54">RELIGIA</text:p>
            </table:table-cell>
            <table:table-cell table:style-name="Tabela12.A2" office:value-type="string">
              <text:p text:style-name="P154">"Błogosławieni, którzy naśladują Jezusa" 4</text:p>
            </table:table-cell>
            <table:table-cell table:style-name="Tabela12.A2" office:value-type="string">
              <text:p text:style-name="P154">praca zbiorowa</text:p>
            </table:table-cell>
            <table:table-cell table:style-name="Tabela12.A2" office:value-type="string">
              <text:p text:style-name="P154">JEDNOŚĆ</text:p>
            </table:table-cell>
            <table:table-cell table:style-name="Tabela12.E2" office:value-type="string">
              <text:p text:style-name="P150"/>
            </table:table-cell>
          </table:table-row>
          <table:table-row table:style-name="Tabela12.60">
            <table:table-cell table:style-name="Tabela12.A2" office:value-type="string">
              <text:p text:style-name="P174">BIOLOGIA</text:p>
            </table:table-cell>
            <table:table-cell table:style-name="Tabela12.A2" office:value-type="string">
              <text:p text:style-name="P154"><text:span text:style-name="T44">"Biologia na czasie" zakres rozszerzony</text:span> </text:p>
            </table:table-cell>
            <table:table-cell table:style-name="Tabela12.A2" office:value-type="string">
              <text:p text:style-name="P154"><text:span text:style-name="T44">Fr. Dubert ,M. Jurgowiak, Wł .Zamachowski</text:span> </text:p>
            </table:table-cell>
            <table:table-cell table:style-name="Tabela12.A2" office:value-type="string">
              <text:p text:style-name="P175">Nowa Era</text:p>
              <text:p text:style-name="P176"><text:span text:style-name="T109"/></text:p>
            </table:table-cell>
            <table:table-cell table:style-name="Tabela12.E2" office:value-type="string">
              <text:p text:style-name="P150"/>
            </table:table-cell>
          </table:table-row>
        </table:table>
      </text:section>
      <text:section text:style-name="Sect1" text:name="Sekcja3">
        <text:p text:style-name="P177"/>
        <text:p text:style-name="P177"/>
        <text:p text:style-name="P178"><text:span text:style-name="T110">EDUKACJA OBYWATELSKA </text:span><text:span text:style-name="T111">liceu</text:span><text:span text:style-name="T112">m</text:span><text:span text:style-name="T113">: </text:span><text:span text:style-name="T111"><text:s/>Masz wpływ. Część 1; Podręcznik do edukacji obywatelskiej dla liceum i technikum; </text:span><text:span text:style-name="T111">Wydawnictwo: Nowa Era</text:span></text:p>
        <text:p text:style-name="P177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pl" fo:country="PL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pl" fo:country="PL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pl" fo:country="PL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8cm"/>
      <style:text-properties style:font-name="Times New Roman" fo:font-family="'Times New Roman'" style:font-family-generic="roman" style:font-pitch="variable" fo:language="pl" fo:country="PL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hyphenation-ladder-count="no-limit" fo:hyphenation-keep="auto" loext:hyphenation-keep-type="column"/>
      <style:text-properties fo:color="#000000" loext:opacity="100%" style:font-name="Liberation Serif" fo:font-family="'Liberation Serif'" style:font-family-generic="roman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omyślna_20_czcionka_20_akapitu" style:display-name="Domyślna czcionka akapitu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87cm" fo:margin-bottom="2.353cm" fo:margin-left="1.27cm" fo:margin-right="0.6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87cm" fo:margin-bottom="1.157cm" fo:margin-left="1.27cm" fo:margin-right="0.635cm" style:writing-mode="lr-tb" style:layout-grid-color="#c0c0c0" style:layout-grid-lines="18563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1.976cm" fo:margin-bottom="2.178cm" fo:margin-left="1.27cm" fo:margin-right="0.635cm" style:writing-mode="lr-tb" style:layout-grid-color="#c0c0c0" style:layout-grid-lines="174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.94cm" fo:page-height="21.59cm" style:num-format="1" style:print-orientation="landscape" fo:margin-top="1.976cm" fo:margin-bottom="0.494cm" fo:margin-left="1.27cm" fo:margin-right="0.635cm" style:writing-mode="lr-tb" style:layout-grid-color="#c0c0c0" style:layout-grid-lines="191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.434cm" fo:margin-bottom="0.494cm" fo:margin-left="1.27cm" fo:margin-right="0.635cm" style:writing-mode="lr-tb" style:layout-grid-color="#c0c0c0" style:layout-grid-lines="18662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yrektor</meta:initial-creator>
    <meta:creation-date>2025-05-29T13:12:05</meta:creation-date>
    <dc:date>2025-06-18T13:37:20.400003400</dc:date>
    <meta:generator>LibreOffice/25.2.4.3$Windows_X86_64 LibreOffice_project/33e196637044ead23f5c3226cde09b47731f7e27</meta:generator>
    <meta:editing-duration>PT16H19M53S</meta:editing-duration>
    <meta:editing-cycles>6</meta:editing-cycles>
    <meta:document-statistic meta:table-count="2" meta:image-count="0" meta:object-count="0" meta:page-count="8" meta:paragraph-count="615" meta:word-count="1910" meta:character-count="13117" meta:non-whitespace-character-count="11700"/>
    <meta:user-defined meta:name="AppVersion">16.0000</meta:user-defined>
    <meta:user-defined meta:name="Created" meta:value-type="date">2025-05-29T00:00:00</meta:user-defined>
    <meta:user-defined meta:name="Creator">Microsoft Word</meta:user-defined>
    <meta:user-defined meta:name="LastSaved" meta:value-type="date">2025-05-29T00:00:00</meta:user-defined>
    <meta:template xlink:type="simple" xlink:actuate="onRequest" xlink:title="Normal" xlink:href=""/>
  </office:meta>
</office:document-meta>
</file>